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1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3"/>
    <style:style style:name="ce69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48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62.2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3157540" table:style-name="ce7">
            <text:p>3.157.5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511870" table:style-name="ce9">
            <text:p>17.511.870</text:p>
          </table:table-cell>
          <table:table-cell office:value-type="float" office:value="17155243" table:style-name="ce9">
            <text:p>17.155.243</text:p>
          </table:table-cell>
          <table:table-cell office:value-type="percentage" office:value="0.97963512748781256" table:style-name="ce10">
            <text:p>97,96%</text:p>
          </table:table-cell>
          <table:table-cell office:value-type="float" office:value="7467113" table:style-name="ce8">
            <text:p>7.467.113</text:p>
          </table:table-cell>
          <table:table-cell office:value-type="float" office:value="7270281" table:style-name="ce8">
            <text:p>7.270.281</text:p>
          </table:table-cell>
          <table:table-cell office:value-type="float" office:value="4113440" table:style-name="ce8">
            <text:p>4.113.440</text:p>
          </table:table-cell>
          <table:table-cell office:value-type="date" office:date-value="2022-03-30T00:00:00" table:style-name="ce11">
            <text:p>3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47643" table:style-name="ce7">
            <text:p>1.847.643</text:p>
          </table:table-cell>
          <table:table-cell office:value-type="float" office:value="149990" table:style-name="ce7">
            <text:p>149.990</text:p>
          </table:table-cell>
          <table:table-cell office:value-type="float" office:value="466570" table:style-name="ce7">
            <text:p>466.570</text:p>
          </table:table-cell>
          <table:table-cell office:value-type="float" office:value="254040" table:style-name="ce7">
            <text:p>254.040</text:p>
          </table:table-cell>
          <table:table-cell office:value-type="float" office:value="58045" table:style-name="ce13">
            <text:p>58.045</text:p>
          </table:table-cell>
          <table:table-cell office:value-type="float" office:value="2776288" table:style-name="ce14">
            <text:p>2.776.288</text:p>
          </table:table-cell>
          <table:table-cell office:value-type="float" office:value="2629059.5" table:style-name="ce14">
            <text:p>2.629.060</text:p>
          </table:table-cell>
          <table:table-cell office:value-type="percentage" office:value="0.9469692985742113" table:style-name="ce15">
            <text:p>94,70%</text:p>
          </table:table-cell>
          <table:table-cell office:value-type="float" office:value="1147898" table:style-name="ce13">
            <text:p>1.147.898</text:p>
          </table:table-cell>
          <table:table-cell office:value-type="float" office:value="1121927" table:style-name="ce13">
            <text:p>1.121.927</text:p>
          </table:table-cell>
          <table:table-cell office:value-type="float" office:value="678754" table:style-name="ce13">
            <text:p>678.754</text:p>
          </table:table-cell>
          <table:table-cell office:value-type="date" office:date-value="2022-03-30T00:00:00" table:style-name="ce16">
            <text:p>3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75485" table:style-name="ce7">
            <text:p>1.575.485</text:p>
          </table:table-cell>
          <table:table-cell office:value-type="float" office:value="114000" table:style-name="ce7">
            <text:p>114.000</text:p>
          </table:table-cell>
          <table:table-cell office:value-type="float" office:value="510430" table:style-name="ce7">
            <text:p>510.43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62615" table:style-name="ce14">
            <text:p>2.462.615</text:p>
          </table:table-cell>
          <table:table-cell office:value-type="float" office:value="2279324" table:style-name="ce14">
            <text:p>2.279.324</text:p>
          </table:table-cell>
          <table:table-cell office:value-type="percentage" office:value="0.9255705824905639" table:style-name="ce15">
            <text:p>92,56%</text:p>
          </table:table-cell>
          <table:table-cell office:value-type="float" office:value="926437" table:style-name="ce13">
            <text:p>926.437</text:p>
          </table:table-cell>
          <table:table-cell office:value-type="float" office:value="912660" table:style-name="ce13">
            <text:p>912.660</text:p>
          </table:table-cell>
          <table:table-cell office:value-type="float" office:value="710944" table:style-name="ce13">
            <text:p>710.944</text:p>
          </table:table-cell>
          <table:table-cell office:value-type="date" office:date-value="2022-03-30T00:00:00" table:style-name="ce16">
            <text:p>3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37106" table:style-name="ce7">
            <text:p>1.337.106</text:p>
          </table:table-cell>
          <table:table-cell office:value-type="float" office:value="125540" table:style-name="ce7">
            <text:p>125.540</text:p>
          </table:table-cell>
          <table:table-cell office:value-type="float" office:value="461430" table:style-name="ce7">
            <text:p>461.430</text:p>
          </table:table-cell>
          <table:table-cell office:value-type="float" office:value="225400" table:style-name="ce7">
            <text:p>225.400</text:p>
          </table:table-cell>
          <table:table-cell office:value-type="float" office:value="50120" table:style-name="ce13">
            <text:p>50.120</text:p>
          </table:table-cell>
          <table:table-cell office:value-type="float" office:value="2199596" table:style-name="ce14">
            <text:p>2.199.596</text:p>
          </table:table-cell>
          <table:table-cell office:value-type="float" office:value="2034126.5" table:style-name="ce14">
            <text:p>2.034.127</text:p>
          </table:table-cell>
          <table:table-cell office:value-type="percentage" office:value="0.92477277645531275" table:style-name="ce15">
            <text:p>92,48%</text:p>
          </table:table-cell>
          <table:table-cell office:value-type="float" office:value="927493" table:style-name="ce13">
            <text:p>927.493</text:p>
          </table:table-cell>
          <table:table-cell office:value-type="float" office:value="909306" table:style-name="ce13">
            <text:p>909.306</text:p>
          </table:table-cell>
          <table:table-cell office:value-type="float" office:value="468731" table:style-name="ce13">
            <text:p>468.731</text:p>
          </table:table-cell>
          <table:table-cell office:value-type="date" office:date-value="2022-03-30T00:00:00" table:style-name="ce16">
            <text:p>3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65438" table:style-name="ce7">
            <text:p>2.865.438</text:p>
          </table:table-cell>
          <table:table-cell office:value-type="float" office:value="232640" table:style-name="ce7">
            <text:p>232.640</text:p>
          </table:table-cell>
          <table:table-cell office:value-type="float" office:value="810350" table:style-name="ce7">
            <text:p>810.35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96798" table:style-name="ce14">
            <text:p>4.496.798</text:p>
          </table:table-cell>
          <table:table-cell office:value-type="float" office:value="4126471.5" table:style-name="ce14">
            <text:p>4.126.472</text:p>
          </table:table-cell>
          <table:table-cell office:value-type="percentage" office:value="0.91764662321945523" table:style-name="ce15">
            <text:p>91,76%</text:p>
          </table:table-cell>
          <table:table-cell office:value-type="float" office:value="1817395" table:style-name="ce13">
            <text:p>1.817.395</text:p>
          </table:table-cell>
          <table:table-cell office:value-type="float" office:value="1753101" table:style-name="ce13">
            <text:p>1.753.101</text:p>
          </table:table-cell>
          <table:table-cell office:value-type="float" office:value="965824" table:style-name="ce13">
            <text:p>965.824</text:p>
          </table:table-cell>
          <table:table-cell office:value-type="date" office:date-value="2022-03-29T00:00:00" table:style-name="ce16">
            <text:p>29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25035" table:style-name="ce7">
            <text:p>925.03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303070" table:style-name="ce14">
            <text:p>1.303.070</text:p>
          </table:table-cell>
          <table:table-cell office:value-type="float" office:value="1257540.5" table:style-name="ce14">
            <text:p>1.257.541</text:p>
          </table:table-cell>
          <table:table-cell office:value-type="percentage" office:value="0.96505982027059178" table:style-name="ce15">
            <text:p>96,51%</text:p>
          </table:table-cell>
          <table:table-cell office:value-type="float" office:value="518871" table:style-name="ce13">
            <text:p>518.871</text:p>
          </table:table-cell>
          <table:table-cell office:value-type="float" office:value="511578" table:style-name="ce13">
            <text:p>511.578</text:p>
          </table:table-cell>
          <table:table-cell office:value-type="float" office:value="349461" table:style-name="ce13">
            <text:p>349.461</text:p>
          </table:table-cell>
          <table:table-cell office:value-type="date" office:date-value="2022-03-30T00:00:00" table:style-name="ce16">
            <text:p>3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77" table:style-name="ce7">
            <text:p>4.086.177</text:p>
          </table:table-cell>
          <table:table-cell office:value-type="float" office:value="281990" table:style-name="ce7">
            <text:p>281.990</text:p>
          </table:table-cell>
          <table:table-cell office:value-type="float" office:value="749240" table:style-name="ce7">
            <text:p>749.24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84212" table:style-name="ce14">
            <text:p>5.684.212</text:p>
          </table:table-cell>
          <table:table-cell office:value-type="float" office:value="5282806.5" table:style-name="ce14">
            <text:p>5.282.807</text:p>
          </table:table-cell>
          <table:table-cell office:value-type="percentage" office:value="0.92938238404901152" table:style-name="ce15">
            <text:p>92,94%</text:p>
          </table:table-cell>
          <table:table-cell office:value-type="float" office:value="2146408" table:style-name="ce13">
            <text:p>2.146.408</text:p>
          </table:table-cell>
          <table:table-cell office:value-type="float" office:value="2110228" table:style-name="ce13">
            <text:p>2.110.228</text:p>
          </table:table-cell>
          <table:table-cell office:value-type="float" office:value="1471713" table:style-name="ce13">
            <text:p>1.471.713</text:p>
          </table:table-cell>
          <table:table-cell office:value-type="date" office:date-value="2022-03-30T00:00:00" table:style-name="ce16">
            <text:p>3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58000" table:style-name="ce7">
            <text:p>258.000</text:p>
          </table:table-cell>
          <table:table-cell office:value-type="float" office:value="841190" table:style-name="ce7">
            <text:p>841.190</text:p>
          </table:table-cell>
          <table:table-cell office:value-type="float" office:value="381360" table:style-name="ce7">
            <text:p>381.360</text:p>
          </table:table-cell>
          <table:table-cell office:value-type="float" office:value="93090" table:style-name="ce13">
            <text:p>93.090</text:p>
          </table:table-cell>
          <table:table-cell office:value-type="float" office:value="4337045" table:style-name="ce14">
            <text:p>4.337.045</text:p>
          </table:table-cell>
          <table:table-cell office:value-type="float" office:value="3962892" table:style-name="ce14">
            <text:p>3.962.892</text:p>
          </table:table-cell>
          <table:table-cell office:value-type="percentage" office:value="0.91373089280835218" table:style-name="ce15">
            <text:p>91,37%</text:p>
          </table:table-cell>
          <table:table-cell office:value-type="float" office:value="1759593" table:style-name="ce13">
            <text:p>1.759.593</text:p>
          </table:table-cell>
          <table:table-cell office:value-type="float" office:value="1702525" table:style-name="ce13">
            <text:p>1.702.525</text:p>
          </table:table-cell>
          <table:table-cell office:value-type="float" office:value="1048738" table:style-name="ce13">
            <text:p>1.048.738</text:p>
          </table:table-cell>
          <table:table-cell office:value-type="date" office:date-value="2022-03-30T00:00:00" table:style-name="ce16">
            <text:p>3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60426" table:style-name="ce7">
            <text:p>8.660.426</text:p>
          </table:table-cell>
          <table:table-cell office:value-type="float" office:value="689070" table:style-name="ce7">
            <text:p>689.070</text:p>
          </table:table-cell>
          <table:table-cell office:value-type="float" office:value="3136830" table:style-name="ce7">
            <text:p>3.136.8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23016" table:style-name="ce14">
            <text:p>14.323.016</text:p>
          </table:table-cell>
          <table:table-cell office:value-type="float" office:value="14081298.5" table:style-name="ce14">
            <text:p>14.081.299</text:p>
          </table:table-cell>
          <table:table-cell office:value-type="percentage" office:value="0.9831238406771311" table:style-name="ce15">
            <text:p>98,31%</text:p>
          </table:table-cell>
          <table:table-cell office:value-type="float" office:value="6481477" table:style-name="ce13">
            <text:p>6.481.477</text:p>
          </table:table-cell>
          <table:table-cell office:value-type="float" office:value="6319037" table:style-name="ce13">
            <text:p>6.319.037</text:p>
          </table:table-cell>
          <table:table-cell office:value-type="float" office:value="3640240" table:style-name="ce13">
            <text:p>3.640.240</text:p>
          </table:table-cell>
          <table:table-cell office:value-type="date" office:date-value="2022-03-30T00:00:00" table:style-name="ce16">
            <text:p>3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55" table:style-name="ce14">
            <text:p>10.498.755</text:p>
          </table:table-cell>
          <table:table-cell office:value-type="float" office:value="10082405" table:style-name="ce14">
            <text:p>10.082.405</text:p>
          </table:table-cell>
          <table:table-cell office:value-type="percentage" office:value="0.96034291685061701" table:style-name="ce15">
            <text:p>96,03%</text:p>
          </table:table-cell>
          <table:table-cell office:value-type="float" office:value="4441618" table:style-name="ce13">
            <text:p>4.441.618</text:p>
          </table:table-cell>
          <table:table-cell office:value-type="float" office:value="4355129" table:style-name="ce13">
            <text:p>4.355.129</text:p>
          </table:table-cell>
          <table:table-cell office:value-type="float" office:value="2871847" table:style-name="ce13">
            <text:p>2.871.847</text:p>
          </table:table-cell>
          <table:table-cell office:value-type="date" office:date-value="2022-03-30T00:00:00" table:style-name="ce16">
            <text:p>3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40189" table:style-name="ce7">
            <text:p>1.640.189</text:p>
          </table:table-cell>
          <table:table-cell office:value-type="float" office:value="155730" table:style-name="ce7">
            <text:p>155.730</text:p>
          </table:table-cell>
          <table:table-cell office:value-type="float" office:value="304020" table:style-name="ce7">
            <text:p>304.02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9769" table:style-name="ce14">
            <text:p>2.319.769</text:p>
          </table:table-cell>
          <table:table-cell office:value-type="float" office:value="2311588.5" table:style-name="ce14">
            <text:p>2.311.589</text:p>
          </table:table-cell>
          <table:table-cell office:value-type="percentage" office:value="0.99647357129093461" table:style-name="ce15">
            <text:p>99,65%</text:p>
          </table:table-cell>
          <table:table-cell office:value-type="float" office:value="966470" table:style-name="ce13">
            <text:p>966.470</text:p>
          </table:table-cell>
          <table:table-cell office:value-type="float" office:value="941032" table:style-name="ce13">
            <text:p>941.032</text:p>
          </table:table-cell>
          <table:table-cell office:value-type="float" office:value="627825" table:style-name="ce13">
            <text:p>627.825</text:p>
          </table:table-cell>
          <table:table-cell office:value-type="date" office:date-value="2022-03-30T00:00:00" table:style-name="ce16">
            <text:p>3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45000" table:style-name="ce7">
            <text:p>245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48374" table:style-name="ce14">
            <text:p>6.048.374</text:p>
          </table:table-cell>
          <table:table-cell office:value-type="float" office:value="6087917.5" table:style-name="ce14">
            <text:p>6.087.918</text:p>
          </table:table-cell>
          <table:table-cell office:value-type="percentage" office:value="1" table:style-name="ce15">
            <text:p>100,00%</text:p>
          </table:table-cell>
          <table:table-cell office:value-type="float" office:value="2473296" table:style-name="ce13">
            <text:p>2.473.296</text:p>
          </table:table-cell>
          <table:table-cell office:value-type="float" office:value="2428362" table:style-name="ce13">
            <text:p>2.428.362</text:p>
          </table:table-cell>
          <table:table-cell office:value-type="float" office:value="1932922" table:style-name="ce13">
            <text:p>1.932.922</text:p>
          </table:table-cell>
          <table:table-cell office:value-type="date" office:date-value="2022-03-30T00:00:00" table:style-name="ce16">
            <text:p>3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4327" table:style-name="ce7">
            <text:p>464.327</text:p>
          </table:table-cell>
          <table:table-cell office:value-type="float" office:value="48000" table:style-name="ce7">
            <text:p>48.000</text:p>
          </table:table-cell>
          <table:table-cell office:value-type="float" office:value="109780" table:style-name="ce7">
            <text:p>109.78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90577" table:style-name="ce14">
            <text:p>690.577</text:p>
          </table:table-cell>
          <table:table-cell office:value-type="float" office:value="648559.5" table:style-name="ce14">
            <text:p>648.560</text:p>
          </table:table-cell>
          <table:table-cell office:value-type="percentage" office:value="0.9391559521964965" table:style-name="ce15">
            <text:p>93,92%</text:p>
          </table:table-cell>
          <table:table-cell office:value-type="float" office:value="284007" table:style-name="ce13">
            <text:p>284.007</text:p>
          </table:table-cell>
          <table:table-cell office:value-type="float" office:value="287734" table:style-name="ce13">
            <text:p>287.734</text:p>
          </table:table-cell>
          <table:table-cell office:value-type="float" office:value="157718" table:style-name="ce13">
            <text:p>157.718</text:p>
          </table:table-cell>
          <table:table-cell office:value-type="date" office:date-value="2022-03-30T00:00:00" table:style-name="ce16">
            <text:p>3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963295" table:style-name="ce7">
            <text:p>8.963.295</text:p>
          </table:table-cell>
          <table:table-cell office:value-type="float" office:value="756000" table:style-name="ce7">
            <text:p>756.000</text:p>
          </table:table-cell>
          <table:table-cell office:value-type="float" office:value="2170730" table:style-name="ce7">
            <text:p>2.170.73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3433575" table:style-name="ce14">
            <text:p>13.433.575</text:p>
          </table:table-cell>
          <table:table-cell office:value-type="float" office:value="13070744" table:style-name="ce14">
            <text:p>13.070.744</text:p>
          </table:table-cell>
          <table:table-cell office:value-type="percentage" office:value="0.97299073403766312" table:style-name="ce15">
            <text:p>97,30%</text:p>
          </table:table-cell>
          <table:table-cell office:value-type="float" office:value="5750035" table:style-name="ce13">
            <text:p>5.750.035</text:p>
          </table:table-cell>
          <table:table-cell office:value-type="float" office:value="5658050" table:style-name="ce13">
            <text:p>5.658.050</text:p>
          </table:table-cell>
          <table:table-cell office:value-type="float" office:value="3182196" table:style-name="ce13">
            <text:p>3.182.196</text:p>
          </table:table-cell>
          <table:table-cell office:value-type="date" office:date-value="2022-03-30T00:00:00" table:style-name="ce16">
            <text:p>3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18235" table:style-name="ce14">
            <text:p>2.918.235</text:p>
          </table:table-cell>
          <table:table-cell office:value-type="float" office:value="2797265" table:style-name="ce14">
            <text:p>2.797.265</text:p>
          </table:table-cell>
          <table:table-cell office:value-type="percentage" office:value="0.95854686137339862" table:style-name="ce15">
            <text:p>95,85%</text:p>
          </table:table-cell>
          <table:table-cell office:value-type="float" office:value="1297161" table:style-name="ce13">
            <text:p>1.297.161</text:p>
          </table:table-cell>
          <table:table-cell office:value-type="float" office:value="1270443" table:style-name="ce13">
            <text:p>1.270.443</text:p>
          </table:table-cell>
          <table:table-cell office:value-type="float" office:value="673495" table:style-name="ce13">
            <text:p>673.495</text:p>
          </table:table-cell>
          <table:table-cell office:value-type="date" office:date-value="2022-03-30T00:00:00" table:style-name="ce16">
            <text:p>3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6547" table:style-name="ce7">
            <text:p>896.547</text:p>
          </table:table-cell>
          <table:table-cell office:value-type="float" office:value="78000" table:style-name="ce7">
            <text:p>78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8167" table:style-name="ce14">
            <text:p>1.408.167</text:p>
          </table:table-cell>
          <table:table-cell office:value-type="float" office:value="1308503" table:style-name="ce14">
            <text:p>1.308.503</text:p>
          </table:table-cell>
          <table:table-cell office:value-type="percentage" office:value="0.92922430365148456" table:style-name="ce15">
            <text:p>92,92%</text:p>
          </table:table-cell>
          <table:table-cell office:value-type="float" office:value="567440" table:style-name="ce13">
            <text:p>567.440</text:p>
          </table:table-cell>
          <table:table-cell office:value-type="float" office:value="559238" table:style-name="ce13">
            <text:p>559.238</text:p>
          </table:table-cell>
          <table:table-cell office:value-type="float" office:value="346592" table:style-name="ce13">
            <text:p>346.592</text:p>
          </table:table-cell>
          <table:table-cell office:value-type="date" office:date-value="2022-03-30T00:00:00" table:style-name="ce16">
            <text:p>3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53488" table:style-name="ce7">
            <text:p>2.953.48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496893" table:style-name="ce14">
            <text:p>4.496.893</text:p>
          </table:table-cell>
          <table:table-cell office:value-type="float" office:value="4385586" table:style-name="ce14">
            <text:p>4.385.586</text:p>
          </table:table-cell>
          <table:table-cell office:value-type="percentage" office:value="0.97524802124489063" table:style-name="ce15">
            <text:p>97,52%</text:p>
          </table:table-cell>
          <table:table-cell office:value-type="float" office:value="1944953" table:style-name="ce13">
            <text:p>1.944.953</text:p>
          </table:table-cell>
          <table:table-cell office:value-type="float" office:value="1900290" table:style-name="ce13">
            <text:p>1.900.290</text:p>
          </table:table-cell>
          <table:table-cell office:value-type="float" office:value="1155641" table:style-name="ce13">
            <text:p>1.155.641</text:p>
          </table:table-cell>
          <table:table-cell office:value-type="date" office:date-value="2022-03-30T00:00:00" table:style-name="ce16">
            <text:p>3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4976" table:style-name="ce7">
            <text:p>104.976</text:p>
          </table:table-cell>
          <table:table-cell office:value-type="float" office:value="12000" table:style-name="ce7">
            <text:p>12.000</text:p>
          </table:table-cell>
          <table:table-cell office:value-type="float" office:value="29210" table:style-name="ce7">
            <text:p>29.21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67661" table:style-name="ce14">
            <text:p>167.661</text:p>
          </table:table-cell>
          <table:table-cell office:value-type="float" office:value="148207" table:style-name="ce14">
            <text:p>148.207</text:p>
          </table:table-cell>
          <table:table-cell office:value-type="percentage" office:value="0.88396824544765928" table:style-name="ce15">
            <text:p>88,40%</text:p>
          </table:table-cell>
          <table:table-cell office:value-type="float" office:value="67204" table:style-name="ce13">
            <text:p>67.204</text:p>
          </table:table-cell>
          <table:table-cell office:value-type="float" office:value="64029" table:style-name="ce13">
            <text:p>64.029</text:p>
          </table:table-cell>
          <table:table-cell office:value-type="float" office:value="34191" table:style-name="ce13">
            <text:p>34.191</text:p>
          </table:table-cell>
          <table:table-cell office:value-type="date" office:date-value="2022-03-30T00:00:00" table:style-name="ce16">
            <text:p>3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1430" table:style-name="ce7">
            <text:p>101.43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1420" table:style-name="ce14">
            <text:p>151.420</text:p>
          </table:table-cell>
          <table:table-cell office:value-type="float" office:value="138023.5" table:style-name="ce14">
            <text:p>138.024</text:p>
          </table:table-cell>
          <table:table-cell office:value-type="percentage" office:value="0.911527539294677" table:style-name="ce15">
            <text:p>91,15%</text:p>
          </table:table-cell>
          <table:table-cell office:value-type="float" office:value="65665" table:style-name="ce13">
            <text:p>65.665</text:p>
          </table:table-cell>
          <table:table-cell office:value-type="float" office:value="61310" table:style-name="ce13">
            <text:p>61.310</text:p>
          </table:table-cell>
          <table:table-cell office:value-type="float" office:value="26542" table:style-name="ce13">
            <text:p>26.542</text:p>
          </table:table-cell>
          <table:table-cell office:value-type="date" office:date-value="2022-03-30T00:00:00" table:style-name="ce17">
            <text:p>3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654" table:style-name="ce7">
            <text:p>48.654</text:p>
          </table:table-cell>
          <table:table-cell office:value-type="float" office:value="0" table:style-name="ce7">
            <text:p>0</text:p>
          </table:table-cell>
          <table:table-cell office:value-type="float" office:value="58110" table:style-name="ce7">
            <text:p>58.1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564" table:style-name="ce14">
            <text:p>212.564</text:p>
          </table:table-cell>
          <table:table-cell office:value-type="float" office:value="203805.5" table:style-name="ce14">
            <text:p>203.806</text:p>
          </table:table-cell>
          <table:table-cell office:value-type="percentage" office:value="0.95879593910539884" table:style-name="ce15">
            <text:p>95,88%</text:p>
          </table:table-cell>
          <table:table-cell office:value-type="float" office:value="95071" table:style-name="ce13">
            <text:p>95.071</text:p>
          </table:table-cell>
          <table:table-cell office:value-type="float" office:value="96420" table:style-name="ce13">
            <text:p>96.420</text:p>
          </table:table-cell>
          <table:table-cell office:value-type="float" office:value="47194" table:style-name="ce13">
            <text:p>47.194</text:p>
          </table:table-cell>
          <table:table-cell office:value-type="date" office:date-value="2022-03-30T00:00:00" table:style-name="ce17">
            <text:p>3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660" table:style-name="ce7">
            <text:p>7.66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2365" table:style-name="ce14">
            <text:p>12.365</text:p>
          </table:table-cell>
          <table:table-cell office:value-type="float" office:value="13115.5" table:style-name="ce14">
            <text:p>13.116</text:p>
          </table:table-cell>
          <table:table-cell office:value-type="percentage" office:value="1" table:style-name="ce15">
            <text:p>100,00%</text:p>
          </table:table-cell>
          <table:table-cell office:value-type="float" office:value="8052" table:style-name="ce13">
            <text:p>8.052</text:p>
          </table:table-cell>
          <table:table-cell office:value-type="float" office:value="8161" table:style-name="ce13">
            <text:p>8.161</text:p>
          </table:table-cell>
          <table:table-cell office:value-type="float" office:value="3461" table:style-name="ce13">
            <text:p>3.461</text:p>
          </table:table-cell>
          <table:table-cell office:value-type="date" office:date-value="2022-03-29T00:00:00" table:style-name="ce17">
            <text:p>29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292875" table:style-name="ce19">
            <text:p>63.292.875</text:p>
          </table:table-cell>
          <table:table-cell office:value-type="float" office:value="5209960" table:style-name="ce19">
            <text:p>5.209.960</text:p>
          </table:table-cell>
          <table:table-cell office:value-type="float" office:value="17842660" table:style-name="ce20">
            <text:p>17.842.660</text:p>
          </table:table-cell>
          <table:table-cell office:value-type="float" office:value="9010380" table:style-name="ce21">
            <text:p>9.010.380</text:p>
          </table:table-cell>
          <table:table-cell office:value-type="float" office:value="2096990" table:style-name="ce22">
            <text:p>2.096.990</text:p>
          </table:table-cell>
          <table:table-cell office:value-type="float" office:value="97452865" table:style-name="ce23">
            <text:p>97.452.865</text:p>
          </table:table-cell>
          <table:table-cell office:value-type="float" office:value="94004482" table:style-name="ce23">
            <text:p>94.004.482</text:p>
          </table:table-cell>
          <table:table-cell office:value-type="percentage" office:value="0.96461486278520392" table:style-name="ce24">
            <text:p>96,46%</text:p>
          </table:table-cell>
          <table:table-cell office:value-type="float" office:value="41153657" table:style-name="ce23">
            <text:p>41.153.657</text:p>
          </table:table-cell>
          <table:table-cell office:value-type="float" office:value="40240841" table:style-name="ce23">
            <text:p>40.240.841</text:p>
          </table:table-cell>
          <table:table-cell office:value-type="float" office:value="24507469" table:style-name="ce23">
            <text:p>24.507.469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39824" table:style-name="ce32">
            <text:p>7.039.824</text:p>
          </table:table-cell>
          <table:table-cell office:value-type="percentage" office:value="0.93764242298719835" table:style-name="ce33">
            <text:p>93,8%</text:p>
          </table:table-cell>
          <table:table-cell office:value-type="float" office:value="7001630" table:style-name="ce32">
            <text:p>7.001.630</text:p>
          </table:table-cell>
          <table:table-cell office:value-type="percentage" office:value="0.93255531928921198" table:style-name="ce33">
            <text:p>93,3%</text:p>
          </table:table-cell>
          <table:table-cell office:value-type="date" office:date-value="2022-03-30T00:00:00" table:style-name="ce34">
            <text:p>30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6484" table:style-name="ce32">
            <text:p>1.096.484</text:p>
          </table:table-cell>
          <table:table-cell office:value-type="percentage" office:value="0.92187373886841184" table:style-name="ce33">
            <text:p>92,2%</text:p>
          </table:table-cell>
          <table:table-cell office:value-type="float" office:value="1089492" table:style-name="ce32">
            <text:p>1.089.492</text:p>
          </table:table-cell>
          <table:table-cell office:value-type="percentage" office:value="0.91599518415884207" table:style-name="ce33">
            <text:p>91,6%</text:p>
          </table:table-cell>
          <table:table-cell office:value-type="date" office:date-value="2022-03-30T00:00:00" table:style-name="ce34">
            <text:p>30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5273" table:style-name="ce32">
            <text:p>885.273</text:p>
          </table:table-cell>
          <table:table-cell office:value-type="percentage" office:value="0.95144914218649745" table:style-name="ce33">
            <text:p>95,1%</text:p>
          </table:table-cell>
          <table:table-cell office:value-type="float" office:value="885960" table:style-name="ce32">
            <text:p>885.960</text:p>
          </table:table-cell>
          <table:table-cell office:value-type="percentage" office:value="0.95218749697725935" table:style-name="ce33">
            <text:p>95,2%</text:p>
          </table:table-cell>
          <table:table-cell office:value-type="date" office:date-value="2022-03-30T00:00:00" table:style-name="ce34">
            <text:p>30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6868" table:style-name="ce32">
            <text:p>896.868</text:p>
          </table:table-cell>
          <table:table-cell office:value-type="percentage" office:value="0.82798999618717728" table:style-name="ce33">
            <text:p>82,8%</text:p>
          </table:table-cell>
          <table:table-cell office:value-type="float" office:value="890222" table:style-name="ce32">
            <text:p>890.222</text:p>
          </table:table-cell>
          <table:table-cell office:value-type="percentage" office:value="0.82185439817870787" table:style-name="ce33">
            <text:p>82,2%</text:p>
          </table:table-cell>
          <table:table-cell office:value-type="date" office:date-value="2022-03-30T00:00:00" table:style-name="ce34">
            <text:p>30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43945" table:style-name="ce32">
            <text:p>1.743.945</text:p>
          </table:table-cell>
          <table:table-cell office:value-type="percentage" office:value="0.85760209056937431" table:style-name="ce33">
            <text:p>85,8%</text:p>
          </table:table-cell>
          <table:table-cell office:value-type="float" office:value="1708301" table:style-name="ce32">
            <text:p>1.708.301</text:p>
          </table:table-cell>
          <table:table-cell office:value-type="percentage" office:value="0.84007380331475634" table:style-name="ce33">
            <text:p>84,0%</text:p>
          </table:table-cell>
          <table:table-cell office:value-type="date" office:date-value="2022-03-29T00:00:00" table:style-name="ce34">
            <text:p>29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4443" table:style-name="ce32">
            <text:p>494.443</text:p>
          </table:table-cell>
          <table:table-cell office:value-type="percentage" office:value="0.93811164530928048" table:style-name="ce33">
            <text:p>93,8%</text:p>
          </table:table-cell>
          <table:table-cell office:value-type="float" office:value="495046" table:style-name="ce32">
            <text:p>495.046</text:p>
          </table:table-cell>
          <table:table-cell office:value-type="percentage" office:value="0.93925572323559658" table:style-name="ce33">
            <text:p>93,9%</text:p>
          </table:table-cell>
          <table:table-cell office:value-type="date" office:date-value="2022-03-30T00:00:00" table:style-name="ce34">
            <text:p>30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7237" table:style-name="ce32">
            <text:p>2.047.237</text:p>
          </table:table-cell>
          <table:table-cell office:value-type="percentage" office:value="0.94249381603195725" table:style-name="ce33">
            <text:p>94,2%</text:p>
          </table:table-cell>
          <table:table-cell office:value-type="float" office:value="2036443" table:style-name="ce32">
            <text:p>2.036.443</text:p>
          </table:table-cell>
          <table:table-cell office:value-type="percentage" office:value="0.93752454366620341" table:style-name="ce33">
            <text:p>93,8%</text:p>
          </table:table-cell>
          <table:table-cell office:value-type="date" office:date-value="2022-03-30T00:00:00" table:style-name="ce34">
            <text:p>30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59759" table:style-name="ce32">
            <text:p>1.659.759</text:p>
          </table:table-cell>
          <table:table-cell office:value-type="percentage" office:value="0.91392293960294746" table:style-name="ce33">
            <text:p>91,4%</text:p>
          </table:table-cell>
          <table:table-cell office:value-type="float" office:value="1637382" table:style-name="ce32">
            <text:p>1.637.382</text:p>
          </table:table-cell>
          <table:table-cell office:value-type="percentage" office:value="0.90160135940998254" table:style-name="ce33">
            <text:p>90,2%</text:p>
          </table:table-cell>
          <table:table-cell office:value-type="date" office:date-value="2022-03-30T00:00:00" table:style-name="ce34">
            <text:p>30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47855" table:style-name="ce32">
            <text:p>6.247.855</text:p>
          </table:table-cell>
          <table:table-cell office:value-type="percentage" office:value="0.92118455169501601" table:style-name="ce33">
            <text:p>92,1%</text:p>
          </table:table-cell>
          <table:table-cell office:value-type="float" office:value="6173221" table:style-name="ce32">
            <text:p>6.173.221</text:p>
          </table:table-cell>
          <table:table-cell office:value-type="percentage" office:value="0.91018050505321557" table:style-name="ce33">
            <text:p>91,0%</text:p>
          </table:table-cell>
          <table:table-cell office:value-type="date" office:date-value="2022-03-30T00:00:00" table:style-name="ce34">
            <text:p>30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94206" table:style-name="ce32">
            <text:p>4.194.206</text:p>
          </table:table-cell>
          <table:table-cell office:value-type="percentage" office:value="0.93370029469998617" table:style-name="ce33">
            <text:p>93,4%</text:p>
          </table:table-cell>
          <table:table-cell office:value-type="float" office:value="4213799" table:style-name="ce32">
            <text:p>4.213.799</text:p>
          </table:table-cell>
          <table:table-cell office:value-type="percentage" office:value="0.93806202368374536" table:style-name="ce33">
            <text:p>93,8%</text:p>
          </table:table-cell>
          <table:table-cell office:value-type="date" office:date-value="2022-03-30T00:00:00" table:style-name="ce34">
            <text:p>30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09772" table:style-name="ce32">
            <text:p>909.772</text:p>
          </table:table-cell>
          <table:table-cell office:value-type="percentage" office:value="0.95776563602101294" table:style-name="ce33">
            <text:p>95,8%</text:p>
          </table:table-cell>
          <table:table-cell office:value-type="float" office:value="905952" table:style-name="ce32">
            <text:p>905.952</text:p>
          </table:table-cell>
          <table:table-cell office:value-type="percentage" office:value="0.95374411773994883" table:style-name="ce33">
            <text:p>95,4%</text:p>
          </table:table-cell>
          <table:table-cell office:value-type="date" office:date-value="2022-03-30T00:00:00" table:style-name="ce34">
            <text:p>30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41040" table:style-name="ce32">
            <text:p>2.341.040</text:p>
          </table:table-cell>
          <table:table-cell office:value-type="percentage" office:value="0.95314289529816654" table:style-name="ce33">
            <text:p>95,3%</text:p>
          </table:table-cell>
          <table:table-cell office:value-type="float" office:value="2344100" table:style-name="ce32">
            <text:p>2.344.100</text:p>
          </table:table-cell>
          <table:table-cell office:value-type="percentage" office:value="0.954388759213184" table:style-name="ce33">
            <text:p>95,4%</text:p>
          </table:table-cell>
          <table:table-cell office:value-type="date" office:date-value="2022-03-30T00:00:00" table:style-name="ce34">
            <text:p>30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9150" table:style-name="ce32">
            <text:p>269.150</text:p>
          </table:table-cell>
          <table:table-cell office:value-type="percentage" office:value="0.95619921912469497" table:style-name="ce33">
            <text:p>95,6%</text:p>
          </table:table-cell>
          <table:table-cell office:value-type="float" office:value="277224" table:style-name="ce32">
            <text:p>277.224</text:p>
          </table:table-cell>
          <table:table-cell office:value-type="percentage" office:value="0.98488341936698653" table:style-name="ce33">
            <text:p>98,5%</text:p>
          </table:table-cell>
          <table:table-cell office:value-type="date" office:date-value="2022-03-30T00:00:00" table:style-name="ce34">
            <text:p>30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08081" table:style-name="ce32">
            <text:p>5.508.081</text:p>
          </table:table-cell>
          <table:table-cell office:value-type="percentage" office:value="0.92248632871248393" table:style-name="ce33">
            <text:p>92,2%</text:p>
          </table:table-cell>
          <table:table-cell office:value-type="float" office:value="5498464" table:style-name="ce32">
            <text:p>5.498.464</text:p>
          </table:table-cell>
          <table:table-cell office:value-type="percentage" office:value="0.92087568590907787" table:style-name="ce33">
            <text:p>92,1%</text:p>
          </table:table-cell>
          <table:table-cell office:value-type="date" office:date-value="2022-03-30T00:00:00" table:style-name="ce34">
            <text:p>30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30115" table:style-name="ce32">
            <text:p>1.230.115</text:p>
          </table:table-cell>
          <table:table-cell office:value-type="percentage" office:value="0.93359284282043142" table:style-name="ce33">
            <text:p>93,4%</text:p>
          </table:table-cell>
          <table:table-cell office:value-type="float" office:value="1231834" table:style-name="ce32">
            <text:p>1.231.834</text:p>
          </table:table-cell>
          <table:table-cell office:value-type="percentage" office:value="0.93489747376697574" table:style-name="ce33">
            <text:p>93,5%</text:p>
          </table:table-cell>
          <table:table-cell office:value-type="date" office:date-value="2022-03-30T00:00:00" table:style-name="ce34">
            <text:p>30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39750" table:style-name="ce32">
            <text:p>539.750</text:p>
          </table:table-cell>
          <table:table-cell office:value-type="percentage" office:value="0.93032435097057087" table:style-name="ce33">
            <text:p>93,0%</text:p>
          </table:table-cell>
          <table:table-cell office:value-type="float" office:value="539735" table:style-name="ce32">
            <text:p>539.735</text:p>
          </table:table-cell>
          <table:table-cell office:value-type="percentage" office:value="0.93029849665789921" table:style-name="ce33">
            <text:p>93,0%</text:p>
          </table:table-cell>
          <table:table-cell office:value-type="date" office:date-value="2022-03-30T00:00:00" table:style-name="ce34">
            <text:p>30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63530" table:style-name="ce32">
            <text:p>1.863.530</text:p>
          </table:table-cell>
          <table:table-cell office:value-type="percentage" office:value="0.95308893529379579" table:style-name="ce33">
            <text:p>95,3%</text:p>
          </table:table-cell>
          <table:table-cell office:value-type="float" office:value="1849256" table:style-name="ce32">
            <text:p>1.849.256</text:p>
          </table:table-cell>
          <table:table-cell office:value-type="percentage" office:value="0.94578860127052611" table:style-name="ce33">
            <text:p>94,6%</text:p>
          </table:table-cell>
          <table:table-cell office:value-type="date" office:date-value="2022-03-30T00:00:00" table:style-name="ce34">
            <text:p>30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4293" table:style-name="ce32">
            <text:p>64.293</text:p>
          </table:table-cell>
          <table:table-cell office:value-type="percentage" office:value="0.90516549578341243" table:style-name="ce33">
            <text:p>90,5%</text:p>
          </table:table-cell>
          <table:table-cell office:value-type="float" office:value="62344" table:style-name="ce32">
            <text:p>62.344</text:p>
          </table:table-cell>
          <table:table-cell office:value-type="percentage" office:value="0.87772599923974715" table:style-name="ce33">
            <text:p>87,8%</text:p>
          </table:table-cell>
          <table:table-cell office:value-type="date" office:date-value="2022-03-30T00:00:00" table:style-name="ce34">
            <text:p>30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2273" table:style-name="ce32">
            <text:p>62.273</text:p>
          </table:table-cell>
          <table:table-cell office:value-type="percentage" office:value="0.91221105674860103" table:style-name="ce33">
            <text:p>91,2%</text:p>
          </table:table-cell>
          <table:table-cell office:value-type="float" office:value="59834" table:style-name="ce32">
            <text:p>59.834</text:p>
          </table:table-cell>
          <table:table-cell office:value-type="percentage" office:value="0.87648316878094512" table:style-name="ce33">
            <text:p>87,6%</text:p>
          </table:table-cell>
          <table:table-cell office:value-type="date" office:date-value="2022-03-30T00:00:00" table:style-name="ce34">
            <text:p>30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5071" table:style-name="ce32">
            <text:p>95.071</text:p>
          </table:table-cell>
          <table:table-cell office:value-type="string" table:style-name="ce33">
            <text:p>-</text:p>
          </table:table-cell>
          <table:table-cell office:value-type="float" office:value="96420" table:style-name="ce32">
            <text:p>96.420</text:p>
          </table:table-cell>
          <table:table-cell office:value-type="string" table:style-name="ce33">
            <text:p>-</text:p>
          </table:table-cell>
          <table:table-cell office:value-type="date" office:date-value="2022-03-30T00:00:00" table:style-name="ce34">
            <text:p>30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052" table:style-name="ce32">
            <text:p>8.052</text:p>
          </table:table-cell>
          <table:table-cell office:value-type="string" table:style-name="ce33">
            <text:p>-</text:p>
          </table:table-cell>
          <table:table-cell office:value-type="float" office:value="8161" table:style-name="ce32">
            <text:p>8.161</text:p>
          </table:table-cell>
          <table:table-cell office:value-type="string" table:style-name="ce33">
            <text:p>-</text:p>
          </table:table-cell>
          <table:table-cell office:value-type="date" office:date-value="2022-03-29T00:00:00" table:style-name="ce34">
            <text:p>29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197021" table:style-name="ce35">
            <text:p>39.197.021</text:p>
          </table:table-cell>
          <table:table-cell office:value-type="percentage" office:value="0.92916890689643405" table:style-name="ce36">
            <text:p>92,9%</text:p>
          </table:table-cell>
          <table:table-cell office:value-type="float" office:value="39004820" table:style-name="ce35">
            <text:p>39.004.820</text:p>
          </table:table-cell>
          <table:table-cell office:value-type="percentage" office:value="0.92461276491119493" table:style-name="ce36">
            <text:p>92,5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512" table:style-name="ce45">
            <text:p>435.512</text:p>
          </table:table-cell>
          <table:table-cell office:value-type="percentage" office:value="1" table:style-name="ce46">
            <text:p>100,0%</text:p>
          </table:table-cell>
          <table:table-cell office:value-type="float" office:value="656572" table:style-name="ce45">
            <text:p>656.572</text:p>
          </table:table-cell>
          <table:table-cell office:value-type="percentage" office:value="1" table:style-name="ce46">
            <text:p>100,0%</text:p>
          </table:table-cell>
          <table:table-cell office:value-type="float" office:value="937614" table:style-name="ce45">
            <text:p>937.614</text:p>
          </table:table-cell>
          <table:table-cell office:value-type="percentage" office:value="0.97848635347083002" table:style-name="ce46">
            <text:p>97,8%</text:p>
          </table:table-cell>
          <table:table-cell office:value-type="float" office:value="1229662" table:style-name="ce45">
            <text:p>1.229.662</text:p>
          </table:table-cell>
          <table:table-cell office:value-type="percentage" office:value="0.95500978183289564" table:style-name="ce46">
            <text:p>95,5%</text:p>
          </table:table-cell>
          <table:table-cell office:value-type="float" office:value="1277378" table:style-name="ce45">
            <text:p>1.277.378</text:p>
          </table:table-cell>
          <table:table-cell office:value-type="percentage" office:value="0.92273696559216833" table:style-name="ce46">
            <text:p>92,3%</text:p>
          </table:table-cell>
          <table:table-cell office:value-type="float" office:value="968509" table:style-name="ce45">
            <text:p>968.509</text:p>
          </table:table-cell>
          <table:table-cell office:value-type="percentage" office:value="0.87904586516460292" table:style-name="ce46">
            <text:p>87,9%</text:p>
          </table:table-cell>
          <table:table-cell office:value-type="float" office:value="812660" table:style-name="ce45">
            <text:p>812.660</text:p>
          </table:table-cell>
          <table:table-cell office:value-type="percentage" office:value="0.87749645831173773" table:style-name="ce46">
            <text:p>87,7%</text:p>
          </table:table-cell>
          <table:table-cell office:value-type="float" office:value="721917" table:style-name="ce45">
            <text:p>721.917</text:p>
          </table:table-cell>
          <table:table-cell office:value-type="percentage" office:value="0.93410200738568872" table:style-name="ce46">
            <text:p>93,4%</text:p>
          </table:table-cell>
          <table:table-cell office:value-type="float" office:value="7039824" table:style-name="ce45">
            <text:p>7.039.824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764242298719835" table:style-name="ce46">
            <text:p>93,8%</text:p>
          </table:table-cell>
          <table:table-cell office:value-type="percentage" office:value="0.82799862671112723" table:style-name="ce46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699" table:style-name="ce48">
            <text:p>101.699</text:p>
          </table:table-cell>
          <table:table-cell office:value-type="percentage" office:value="1" table:style-name="ce49">
            <text:p>100,0%</text:p>
          </table:table-cell>
          <table:table-cell office:value-type="float" office:value="119872" table:style-name="ce48">
            <text:p>119.872</text:p>
          </table:table-cell>
          <table:table-cell office:value-type="percentage" office:value="1" table:style-name="ce49">
            <text:p>100,0%</text:p>
          </table:table-cell>
          <table:table-cell office:value-type="float" office:value="156042" table:style-name="ce48">
            <text:p>156.042</text:p>
          </table:table-cell>
          <table:table-cell office:value-type="percentage" office:value="0.967342384229124" table:style-name="ce49">
            <text:p>96,7%</text:p>
          </table:table-cell>
          <table:table-cell office:value-type="float" office:value="188554" table:style-name="ce48">
            <text:p>188.554</text:p>
          </table:table-cell>
          <table:table-cell office:value-type="percentage" office:value="0.93821963477135895" table:style-name="ce49">
            <text:p>93,8%</text:p>
          </table:table-cell>
          <table:table-cell office:value-type="float" office:value="192374" table:style-name="ce48">
            <text:p>192.374</text:p>
          </table:table-cell>
          <table:table-cell office:value-type="percentage" office:value="0.90047136029807573" table:style-name="ce49">
            <text:p>90,0%</text:p>
          </table:table-cell>
          <table:table-cell office:value-type="float" office:value="131990" table:style-name="ce48">
            <text:p>131.990</text:p>
          </table:table-cell>
          <table:table-cell office:value-type="percentage" office:value="0.83391248309935684" table:style-name="ce49">
            <text:p>83,4%</text:p>
          </table:table-cell>
          <table:table-cell office:value-type="float" office:value="110795" table:style-name="ce48">
            <text:p>110.795</text:p>
          </table:table-cell>
          <table:table-cell office:value-type="percentage" office:value="0.84706952705698868" table:style-name="ce49">
            <text:p>84,7%</text:p>
          </table:table-cell>
          <table:table-cell office:value-type="float" office:value="95158" table:style-name="ce48">
            <text:p>95.158</text:p>
          </table:table-cell>
          <table:table-cell office:value-type="percentage" office:value="0.88901968478189786" table:style-name="ce49">
            <text:p>88,9%</text:p>
          </table:table-cell>
          <table:table-cell office:value-type="float" office:value="1096484" table:style-name="ce48">
            <text:p>1.096.484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187373886841184" table:style-name="ce49">
            <text:p>92,2%</text:p>
          </table:table-cell>
          <table:table-cell office:value-type="percentage" office:value="0.82372234780446429" table:style-name="ce49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280" table:style-name="ce48">
            <text:p>89.280</text:p>
          </table:table-cell>
          <table:table-cell office:value-type="percentage" office:value="1" table:style-name="ce49">
            <text:p>100,0%</text:p>
          </table:table-cell>
          <table:table-cell office:value-type="float" office:value="114807" table:style-name="ce48">
            <text:p>114.807</text:p>
          </table:table-cell>
          <table:table-cell office:value-type="percentage" office:value="1" table:style-name="ce49">
            <text:p>100,0%</text:p>
          </table:table-cell>
          <table:table-cell office:value-type="float" office:value="149189" table:style-name="ce48">
            <text:p>149.189</text:p>
          </table:table-cell>
          <table:table-cell office:value-type="percentage" office:value="0.98157115599710509" table:style-name="ce49">
            <text:p>98,2%</text:p>
          </table:table-cell>
          <table:table-cell office:value-type="float" office:value="154441" table:style-name="ce48">
            <text:p>154.441</text:p>
          </table:table-cell>
          <table:table-cell office:value-type="percentage" office:value="0.95285131691787539" table:style-name="ce49">
            <text:p>95,3%</text:p>
          </table:table-cell>
          <table:table-cell office:value-type="float" office:value="152574" table:style-name="ce48">
            <text:p>152.574</text:p>
          </table:table-cell>
          <table:table-cell office:value-type="percentage" office:value="0.91956364513018318" table:style-name="ce49">
            <text:p>92,0%</text:p>
          </table:table-cell>
          <table:table-cell office:value-type="float" office:value="93137" table:style-name="ce48">
            <text:p>93.137</text:p>
          </table:table-cell>
          <table:table-cell office:value-type="percentage" office:value="0.85768618025434884" table:style-name="ce49">
            <text:p>85,8%</text:p>
          </table:table-cell>
          <table:table-cell office:value-type="float" office:value="68892" table:style-name="ce48">
            <text:p>68.892</text:p>
          </table:table-cell>
          <table:table-cell office:value-type="percentage" office:value="0.86938744605133644" table:style-name="ce49">
            <text:p>86,9%</text:p>
          </table:table-cell>
          <table:table-cell office:value-type="float" office:value="62953" table:style-name="ce48">
            <text:p>62.953</text:p>
          </table:table-cell>
          <table:table-cell office:value-type="percentage" office:value="0.9647082260635037" table:style-name="ce49">
            <text:p>96,5%</text:p>
          </table:table-cell>
          <table:table-cell office:value-type="float" office:value="885273" table:style-name="ce48">
            <text:p>885.273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144914218649745" table:style-name="ce49">
            <text:p>95,1%</text:p>
          </table:table-cell>
          <table:table-cell office:value-type="percentage" office:value="0.87400791202194905" table:style-name="ce49">
            <text:p>87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64" table:style-name="ce48">
            <text:p>51.864</text:p>
          </table:table-cell>
          <table:table-cell office:value-type="percentage" office:value="0.96701657561575893" table:style-name="ce49">
            <text:p>96,7%</text:p>
          </table:table-cell>
          <table:table-cell office:value-type="float" office:value="79947" table:style-name="ce48">
            <text:p>79.947</text:p>
          </table:table-cell>
          <table:table-cell office:value-type="percentage" office:value="0.91646605681271065" table:style-name="ce49">
            <text:p>91,6%</text:p>
          </table:table-cell>
          <table:table-cell office:value-type="float" office:value="112213" table:style-name="ce48">
            <text:p>112.213</text:p>
          </table:table-cell>
          <table:table-cell office:value-type="percentage" office:value="0.88084117651676308" table:style-name="ce49">
            <text:p>88,1%</text:p>
          </table:table-cell>
          <table:table-cell office:value-type="float" office:value="153736" table:style-name="ce48">
            <text:p>153.736</text:p>
          </table:table-cell>
          <table:table-cell office:value-type="percentage" office:value="0.86607927530026818" table:style-name="ce49">
            <text:p>86,6%</text:p>
          </table:table-cell>
          <table:table-cell office:value-type="float" office:value="173967" table:style-name="ce48">
            <text:p>173.967</text:p>
          </table:table-cell>
          <table:table-cell office:value-type="percentage" office:value="0.80308646819589791" table:style-name="ce49">
            <text:p>80,3%</text:p>
          </table:table-cell>
          <table:table-cell office:value-type="float" office:value="135570" table:style-name="ce48">
            <text:p>135.570</text:p>
          </table:table-cell>
          <table:table-cell office:value-type="percentage" office:value="0.73660532364015718" table:style-name="ce49">
            <text:p>73,7%</text:p>
          </table:table-cell>
          <table:table-cell office:value-type="float" office:value="105009" table:style-name="ce48">
            <text:p>105.009</text:p>
          </table:table-cell>
          <table:table-cell office:value-type="percentage" office:value="0.7652992063434223" table:style-name="ce49">
            <text:p>76,5%</text:p>
          </table:table-cell>
          <table:table-cell office:value-type="float" office:value="84562" table:style-name="ce48">
            <text:p>84.562</text:p>
          </table:table-cell>
          <table:table-cell office:value-type="percentage" office:value="0.8495619675293361" table:style-name="ce49">
            <text:p>85,0%</text:p>
          </table:table-cell>
          <table:table-cell office:value-type="float" office:value="896868" table:style-name="ce48">
            <text:p>896.868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798999618717728" table:style-name="ce49">
            <text:p>82,8%</text:p>
          </table:table-cell>
          <table:table-cell office:value-type="percentage" office:value="0.73527330860199624" table:style-name="ce49">
            <text:p>73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835" table:style-name="ce48">
            <text:p>94.835</text:p>
          </table:table-cell>
          <table:table-cell office:value-type="percentage" office:value="0.94492935573224923" table:style-name="ce49">
            <text:p>94,5%</text:p>
          </table:table-cell>
          <table:table-cell office:value-type="float" office:value="156201" table:style-name="ce48">
            <text:p>156.201</text:p>
          </table:table-cell>
          <table:table-cell office:value-type="percentage" office:value="0.93284402135613864" table:style-name="ce49">
            <text:p>93,3%</text:p>
          </table:table-cell>
          <table:table-cell office:value-type="float" office:value="229463" table:style-name="ce48">
            <text:p>229.463</text:p>
          </table:table-cell>
          <table:table-cell office:value-type="percentage" office:value="0.91217825127705676" table:style-name="ce49">
            <text:p>91,2%</text:p>
          </table:table-cell>
          <table:table-cell office:value-type="float" office:value="325961" table:style-name="ce48">
            <text:p>325.961</text:p>
          </table:table-cell>
          <table:table-cell office:value-type="percentage" office:value="0.88516946506013627" table:style-name="ce49">
            <text:p>88,5%</text:p>
          </table:table-cell>
          <table:table-cell office:value-type="float" office:value="325100" table:style-name="ce48">
            <text:p>325.100</text:p>
          </table:table-cell>
          <table:table-cell office:value-type="percentage" office:value="0.82490706791337332" table:style-name="ce49">
            <text:p>82,5%</text:p>
          </table:table-cell>
          <table:table-cell office:value-type="float" office:value="239536" table:style-name="ce48">
            <text:p>239.536</text:p>
          </table:table-cell>
          <table:table-cell office:value-type="percentage" office:value="0.76562829618170314" table:style-name="ce49">
            <text:p>76,6%</text:p>
          </table:table-cell>
          <table:table-cell office:value-type="float" office:value="200811" table:style-name="ce48">
            <text:p>200.811</text:p>
          </table:table-cell>
          <table:table-cell office:value-type="percentage" office:value="0.78851145203026651" table:style-name="ce49">
            <text:p>78,9%</text:p>
          </table:table-cell>
          <table:table-cell office:value-type="float" office:value="172038" table:style-name="ce48">
            <text:p>172.038</text:p>
          </table:table-cell>
          <table:table-cell office:value-type="percentage" office:value="0.93364447941822915" table:style-name="ce49">
            <text:p>93,4%</text:p>
          </table:table-cell>
          <table:table-cell office:value-type="float" office:value="1743945" table:style-name="ce48">
            <text:p>1.743.945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760209056937431" table:style-name="ce49">
            <text:p>85,8%</text:p>
          </table:table-cell>
          <table:table-cell office:value-type="percentage" office:value="0.77703131704278572" table:style-name="ce49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86" table:style-name="ce48">
            <text:p>42.586</text:p>
          </table:table-cell>
          <table:table-cell office:value-type="percentage" office:value="1" table:style-name="ce49">
            <text:p>100,0%</text:p>
          </table:table-cell>
          <table:table-cell office:value-type="float" office:value="56216" table:style-name="ce48">
            <text:p>56.216</text:p>
          </table:table-cell>
          <table:table-cell office:value-type="percentage" office:value="1" table:style-name="ce49">
            <text:p>100,0%</text:p>
          </table:table-cell>
          <table:table-cell office:value-type="float" office:value="77295" table:style-name="ce48">
            <text:p>77.295</text:p>
          </table:table-cell>
          <table:table-cell office:value-type="percentage" office:value="0.97524508876187588" table:style-name="ce49">
            <text:p>97,5%</text:p>
          </table:table-cell>
          <table:table-cell office:value-type="float" office:value="85194" table:style-name="ce48">
            <text:p>85.194</text:p>
          </table:table-cell>
          <table:table-cell office:value-type="percentage" office:value="0.93650654061778604" table:style-name="ce49">
            <text:p>93,7%</text:p>
          </table:table-cell>
          <table:table-cell office:value-type="float" office:value="89517" table:style-name="ce48">
            <text:p>89.517</text:p>
          </table:table-cell>
          <table:table-cell office:value-type="percentage" office:value="0.91919783131045529" table:style-name="ce49">
            <text:p>91,9%</text:p>
          </table:table-cell>
          <table:table-cell office:value-type="float" office:value="56923" table:style-name="ce48">
            <text:p>56.923</text:p>
          </table:table-cell>
          <table:table-cell office:value-type="percentage" office:value="0.84759820125673779" table:style-name="ce49">
            <text:p>84,8%</text:p>
          </table:table-cell>
          <table:table-cell office:value-type="float" office:value="43512" table:style-name="ce48">
            <text:p>43.512</text:p>
          </table:table-cell>
          <table:table-cell office:value-type="percentage" office:value="0.85530635110962594" table:style-name="ce49">
            <text:p>85,5%</text:p>
          </table:table-cell>
          <table:table-cell office:value-type="float" office:value="43200" table:style-name="ce48">
            <text:p>43.200</text:p>
          </table:table-cell>
          <table:table-cell office:value-type="percentage" office:value="0.95400039750016563" table:style-name="ce49">
            <text:p>95,4%</text:p>
          </table:table-cell>
          <table:table-cell office:value-type="float" office:value="494443" table:style-name="ce48">
            <text:p>494.443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811164530928048" table:style-name="ce49">
            <text:p>93,8%</text:p>
          </table:table-cell>
          <table:table-cell office:value-type="percentage" office:value="0.84714942902913537" table:style-name="ce49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30018" table:style-name="ce48">
            <text:p>230.018</text:p>
          </table:table-cell>
          <table:table-cell office:value-type="percentage" office:value="1" table:style-name="ce49">
            <text:p>100,0%</text:p>
          </table:table-cell>
          <table:table-cell office:value-type="float" office:value="252335" table:style-name="ce48">
            <text:p>252.335</text:p>
          </table:table-cell>
          <table:table-cell office:value-type="percentage" office:value="1" table:style-name="ce49">
            <text:p>100,0%</text:p>
          </table:table-cell>
          <table:table-cell office:value-type="float" office:value="324630" table:style-name="ce48">
            <text:p>324.630</text:p>
          </table:table-cell>
          <table:table-cell office:value-type="percentage" office:value="0.99201510803898019" table:style-name="ce49">
            <text:p>99,2%</text:p>
          </table:table-cell>
          <table:table-cell office:value-type="float" office:value="357882" table:style-name="ce48">
            <text:p>357.882</text:p>
          </table:table-cell>
          <table:table-cell office:value-type="percentage" office:value="0.93882262206750733" table:style-name="ce49">
            <text:p>93,9%</text:p>
          </table:table-cell>
          <table:table-cell office:value-type="float" office:value="326244" table:style-name="ce48">
            <text:p>326.244</text:p>
          </table:table-cell>
          <table:table-cell office:value-type="percentage" office:value="0.9057251209043814" table:style-name="ce49">
            <text:p>90,6%</text:p>
          </table:table-cell>
          <table:table-cell office:value-type="float" office:value="219020" table:style-name="ce48">
            <text:p>219.020</text:p>
          </table:table-cell>
          <table:table-cell office:value-type="percentage" office:value="0.84595715753451117" table:style-name="ce49">
            <text:p>84,6%</text:p>
          </table:table-cell>
          <table:table-cell office:value-type="float" office:value="181146" table:style-name="ce48">
            <text:p>181.146</text:p>
          </table:table-cell>
          <table:table-cell office:value-type="percentage" office:value="0.85535393027637296" table:style-name="ce49">
            <text:p>85,5%</text:p>
          </table:table-cell>
          <table:table-cell office:value-type="float" office:value="155962" table:style-name="ce48">
            <text:p>155.962</text:p>
          </table:table-cell>
          <table:table-cell office:value-type="percentage" office:value="0.92725240490374439" table:style-name="ce49">
            <text:p>92,7%</text:p>
          </table:table-cell>
          <table:table-cell office:value-type="float" office:value="2047237" table:style-name="ce48">
            <text:p>2.047.237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249381603195725" table:style-name="ce49">
            <text:p>94,2%</text:p>
          </table:table-cell>
          <table:table-cell office:value-type="percentage" office:value="0.85778721546402503" table:style-name="ce49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9038" table:style-name="ce48">
            <text:p>139.038</text:p>
          </table:table-cell>
          <table:table-cell office:value-type="percentage" office:value="1" table:style-name="ce49">
            <text:p>100,0%</text:p>
          </table:table-cell>
          <table:table-cell office:value-type="float" office:value="159481" table:style-name="ce48">
            <text:p>159.481</text:p>
          </table:table-cell>
          <table:table-cell office:value-type="percentage" office:value="1" table:style-name="ce49">
            <text:p>100,0%</text:p>
          </table:table-cell>
          <table:table-cell office:value-type="float" office:value="225523" table:style-name="ce48">
            <text:p>225.523</text:p>
          </table:table-cell>
          <table:table-cell office:value-type="percentage" office:value="0.98901450699036964" table:style-name="ce49">
            <text:p>98,9%</text:p>
          </table:table-cell>
          <table:table-cell office:value-type="float" office:value="290203" table:style-name="ce48">
            <text:p>290.203</text:p>
          </table:table-cell>
          <table:table-cell office:value-type="percentage" office:value="0.93190904507605798" table:style-name="ce49">
            <text:p>93,2%</text:p>
          </table:table-cell>
          <table:table-cell office:value-type="float" office:value="292244" table:style-name="ce48">
            <text:p>292.244</text:p>
          </table:table-cell>
          <table:table-cell office:value-type="percentage" office:value="0.88376411103147745" table:style-name="ce49">
            <text:p>88,4%</text:p>
          </table:table-cell>
          <table:table-cell office:value-type="float" office:value="212502" table:style-name="ce48">
            <text:p>212.502</text:p>
          </table:table-cell>
          <table:table-cell office:value-type="percentage" office:value="0.82444684986673189" table:style-name="ce49">
            <text:p>82,4%</text:p>
          </table:table-cell>
          <table:table-cell office:value-type="float" office:value="180824" table:style-name="ce48">
            <text:p>180.824</text:p>
          </table:table-cell>
          <table:table-cell office:value-type="percentage" office:value="0.82571052823847446" table:style-name="ce49">
            <text:p>82,6%</text:p>
          </table:table-cell>
          <table:table-cell office:value-type="float" office:value="159944" table:style-name="ce48">
            <text:p>159.944</text:p>
          </table:table-cell>
          <table:table-cell office:value-type="percentage" office:value="0.89949160930399963" table:style-name="ce49">
            <text:p>89,9%</text:p>
          </table:table-cell>
          <table:table-cell office:value-type="float" office:value="1659759" table:style-name="ce48">
            <text:p>1.659.759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392293960294746" table:style-name="ce49">
            <text:p>91,4%</text:p>
          </table:table-cell>
          <table:table-cell office:value-type="percentage" office:value="0.81016969173936471" table:style-name="ce49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179" table:style-name="ce48">
            <text:p>461.179</text:p>
          </table:table-cell>
          <table:table-cell office:value-type="percentage" office:value="1" table:style-name="ce49">
            <text:p>100,0%</text:p>
          </table:table-cell>
          <table:table-cell office:value-type="float" office:value="622177" table:style-name="ce48">
            <text:p>622.177</text:p>
          </table:table-cell>
          <table:table-cell office:value-type="percentage" office:value="0.97867196446323634" table:style-name="ce49">
            <text:p>97,9%</text:p>
          </table:table-cell>
          <table:table-cell office:value-type="float" office:value="810103" table:style-name="ce48">
            <text:p>810.103</text:p>
          </table:table-cell>
          <table:table-cell office:value-type="percentage" office:value="0.95028528394667822" table:style-name="ce49">
            <text:p>95,0%</text:p>
          </table:table-cell>
          <table:table-cell office:value-type="float" office:value="1045156" table:style-name="ce48">
            <text:p>1.045.156</text:p>
          </table:table-cell>
          <table:table-cell office:value-type="percentage" office:value="0.95239206087838446" table:style-name="ce49">
            <text:p>95,2%</text:p>
          </table:table-cell>
          <table:table-cell office:value-type="float" office:value="1167105" table:style-name="ce48">
            <text:p>1.167.105</text:p>
          </table:table-cell>
          <table:table-cell office:value-type="percentage" office:value="0.91499611926022906" table:style-name="ce49">
            <text:p>91,5%</text:p>
          </table:table-cell>
          <table:table-cell office:value-type="float" office:value="833958" table:style-name="ce48">
            <text:p>833.958</text:p>
          </table:table-cell>
          <table:table-cell office:value-type="percentage" office:value="0.86274968240108918" table:style-name="ce49">
            <text:p>86,3%</text:p>
          </table:table-cell>
          <table:table-cell office:value-type="float" office:value="700573" table:style-name="ce48">
            <text:p>700.573</text:p>
          </table:table-cell>
          <table:table-cell office:value-type="percentage" office:value="0.84503207892416488" table:style-name="ce49">
            <text:p>84,5%</text:p>
          </table:table-cell>
          <table:table-cell office:value-type="float" office:value="607604" table:style-name="ce48">
            <text:p>607.604</text:p>
          </table:table-cell>
          <table:table-cell office:value-type="percentage" office:value="0.90503051255431111" table:style-name="ce49">
            <text:p>90,5%</text:p>
          </table:table-cell>
          <table:table-cell office:value-type="float" office:value="6247855" table:style-name="ce48">
            <text:p>6.247.855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2118455169501601" table:style-name="ce49">
            <text:p>92,1%</text:p>
          </table:table-cell>
          <table:table-cell office:value-type="percentage" office:value="0.81445039030781541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9039" table:style-name="ce48">
            <text:p>299.039</text:p>
          </table:table-cell>
          <table:table-cell office:value-type="percentage" office:value="1" table:style-name="ce49">
            <text:p>100,0%</text:p>
          </table:table-cell>
          <table:table-cell office:value-type="float" office:value="437844" table:style-name="ce48">
            <text:p>437.844</text:p>
          </table:table-cell>
          <table:table-cell office:value-type="percentage" office:value="0.99560685439860297" table:style-name="ce49">
            <text:p>99,6%</text:p>
          </table:table-cell>
          <table:table-cell office:value-type="float" office:value="576807" table:style-name="ce48">
            <text:p>576.807</text:p>
          </table:table-cell>
          <table:table-cell office:value-type="percentage" office:value="0.96594935860937137" table:style-name="ce49">
            <text:p>96,6%</text:p>
          </table:table-cell>
          <table:table-cell office:value-type="float" office:value="724081" table:style-name="ce48">
            <text:p>724.081</text:p>
          </table:table-cell>
          <table:table-cell office:value-type="percentage" office:value="0.94986855499700906" table:style-name="ce49">
            <text:p>95,0%</text:p>
          </table:table-cell>
          <table:table-cell office:value-type="float" office:value="768218" table:style-name="ce48">
            <text:p>768.218</text:p>
          </table:table-cell>
          <table:table-cell office:value-type="percentage" office:value="0.91375875288293529" table:style-name="ce49">
            <text:p>91,4%</text:p>
          </table:table-cell>
          <table:table-cell office:value-type="float" office:value="531306" table:style-name="ce48">
            <text:p>531.306</text:p>
          </table:table-cell>
          <table:table-cell office:value-type="percentage" office:value="0.86543056842818533" table:style-name="ce49">
            <text:p>86,5%</text:p>
          </table:table-cell>
          <table:table-cell office:value-type="float" office:value="449564" table:style-name="ce48">
            <text:p>449.564</text:p>
          </table:table-cell>
          <table:table-cell office:value-type="percentage" office:value="0.8767310291298489" table:style-name="ce49">
            <text:p>87,7%</text:p>
          </table:table-cell>
          <table:table-cell office:value-type="float" office:value="407347" table:style-name="ce48">
            <text:p>407.347</text:p>
          </table:table-cell>
          <table:table-cell office:value-type="percentage" office:value="0.94125734514255877" table:style-name="ce49">
            <text:p>94,1%</text:p>
          </table:table-cell>
          <table:table-cell office:value-type="float" office:value="4194206" table:style-name="ce48">
            <text:p>4.194.206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370029469998617" table:style-name="ce49">
            <text:p>93,4%</text:p>
          </table:table-cell>
          <table:table-cell office:value-type="percentage" office:value="0.83102211293935357" table:style-name="ce49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31" table:style-name="ce48">
            <text:p>78.431</text:p>
          </table:table-cell>
          <table:table-cell office:value-type="percentage" office:value="1" table:style-name="ce49">
            <text:p>100,0%</text:p>
          </table:table-cell>
          <table:table-cell office:value-type="float" office:value="96159" table:style-name="ce48">
            <text:p>96.159</text:p>
          </table:table-cell>
          <table:table-cell office:value-type="percentage" office:value="1" table:style-name="ce49">
            <text:p>100,0%</text:p>
          </table:table-cell>
          <table:table-cell office:value-type="float" office:value="133482" table:style-name="ce48">
            <text:p>133.482</text:p>
          </table:table-cell>
          <table:table-cell office:value-type="percentage" office:value="1" table:style-name="ce49">
            <text:p>100,0%</text:p>
          </table:table-cell>
          <table:table-cell office:value-type="float" office:value="162368" table:style-name="ce48">
            <text:p>162.368</text:p>
          </table:table-cell>
          <table:table-cell office:value-type="percentage" office:value="0.96674664936023769" table:style-name="ce49">
            <text:p>96,7%</text:p>
          </table:table-cell>
          <table:table-cell office:value-type="float" office:value="147399" table:style-name="ce48">
            <text:p>147.399</text:p>
          </table:table-cell>
          <table:table-cell office:value-type="percentage" office:value="0.93565280316879951" table:style-name="ce49">
            <text:p>93,6%</text:p>
          </table:table-cell>
          <table:table-cell office:value-type="float" office:value="114893" table:style-name="ce48">
            <text:p>114.893</text:p>
          </table:table-cell>
          <table:table-cell office:value-type="percentage" office:value="0.88486776235732656" table:style-name="ce49">
            <text:p>88,5%</text:p>
          </table:table-cell>
          <table:table-cell office:value-type="float" office:value="95724" table:style-name="ce48">
            <text:p>95.724</text:p>
          </table:table-cell>
          <table:table-cell office:value-type="percentage" office:value="0.85083462215348515" table:style-name="ce49">
            <text:p>85,1%</text:p>
          </table:table-cell>
          <table:table-cell office:value-type="float" office:value="81316" table:style-name="ce48">
            <text:p>81.316</text:p>
          </table:table-cell>
          <table:table-cell office:value-type="percentage" office:value="0.94874517261897817" table:style-name="ce49">
            <text:p>94,9%</text:p>
          </table:table-cell>
          <table:table-cell office:value-type="float" office:value="909772" table:style-name="ce48">
            <text:p>909.772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776563602101294" table:style-name="ce49">
            <text:p>95,8%</text:p>
          </table:table-cell>
          <table:table-cell office:value-type="percentage" office:value="0.85989873336364209" table:style-name="ce49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080" table:style-name="ce48">
            <text:p>243.080</text:p>
          </table:table-cell>
          <table:table-cell office:value-type="percentage" office:value="1" table:style-name="ce49">
            <text:p>100,0%</text:p>
          </table:table-cell>
          <table:table-cell office:value-type="float" office:value="292371" table:style-name="ce48">
            <text:p>292.371</text:p>
          </table:table-cell>
          <table:table-cell office:value-type="percentage" office:value="1" table:style-name="ce49">
            <text:p>100,0%</text:p>
          </table:table-cell>
          <table:table-cell office:value-type="float" office:value="348258" table:style-name="ce48">
            <text:p>348.258</text:p>
          </table:table-cell>
          <table:table-cell office:value-type="percentage" office:value="0.98498724424859851" table:style-name="ce49">
            <text:p>98,5%</text:p>
          </table:table-cell>
          <table:table-cell office:value-type="float" office:value="393860" table:style-name="ce48">
            <text:p>393.860</text:p>
          </table:table-cell>
          <table:table-cell office:value-type="percentage" office:value="0.96251221896383188" table:style-name="ce49">
            <text:p>96,3%</text:p>
          </table:table-cell>
          <table:table-cell office:value-type="float" office:value="412603" table:style-name="ce48">
            <text:p>412.603</text:p>
          </table:table-cell>
          <table:table-cell office:value-type="percentage" office:value="0.93172657207956877" table:style-name="ce49">
            <text:p>93,2%</text:p>
          </table:table-cell>
          <table:table-cell office:value-type="float" office:value="269032" table:style-name="ce48">
            <text:p>269.032</text:p>
          </table:table-cell>
          <table:table-cell office:value-type="percentage" office:value="0.87178789233890042" table:style-name="ce49">
            <text:p>87,2%</text:p>
          </table:table-cell>
          <table:table-cell office:value-type="float" office:value="204836" table:style-name="ce48">
            <text:p>204.836</text:p>
          </table:table-cell>
          <table:table-cell office:value-type="percentage" office:value="0.88919179378543334" table:style-name="ce49">
            <text:p>88,9%</text:p>
          </table:table-cell>
          <table:table-cell office:value-type="float" office:value="177000" table:style-name="ce48">
            <text:p>177.000</text:p>
          </table:table-cell>
          <table:table-cell office:value-type="percentage" office:value="0.96539837682171215" table:style-name="ce49">
            <text:p>96,5%</text:p>
          </table:table-cell>
          <table:table-cell office:value-type="float" office:value="2341040" table:style-name="ce48">
            <text:p>2.341.040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314289529816654" table:style-name="ce49">
            <text:p>95,3%</text:p>
          </table:table-cell>
          <table:table-cell office:value-type="percentage" office:value="0.86805622505447044" table:style-name="ce49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86" table:style-name="ce48">
            <text:p>23.486</text:p>
          </table:table-cell>
          <table:table-cell office:value-type="percentage" office:value="1" table:style-name="ce49">
            <text:p>100,0%</text:p>
          </table:table-cell>
          <table:table-cell office:value-type="float" office:value="28790" table:style-name="ce48">
            <text:p>28.790</text:p>
          </table:table-cell>
          <table:table-cell office:value-type="percentage" office:value="1" table:style-name="ce49">
            <text:p>100,0%</text:p>
          </table:table-cell>
          <table:table-cell office:value-type="float" office:value="38538" table:style-name="ce48">
            <text:p>38.538</text:p>
          </table:table-cell>
          <table:table-cell office:value-type="percentage" office:value="0.99803180193712127" table:style-name="ce49">
            <text:p>99,8%</text:p>
          </table:table-cell>
          <table:table-cell office:value-type="float" office:value="45972" table:style-name="ce48">
            <text:p>45.972</text:p>
          </table:table-cell>
          <table:table-cell office:value-type="percentage" office:value="0.96783157894736838" table:style-name="ce49">
            <text:p>96,8%</text:p>
          </table:table-cell>
          <table:table-cell office:value-type="float" office:value="48538" table:style-name="ce48">
            <text:p>48.538</text:p>
          </table:table-cell>
          <table:table-cell office:value-type="percentage" office:value="0.93840383574356201" table:style-name="ce49">
            <text:p>93,8%</text:p>
          </table:table-cell>
          <table:table-cell office:value-type="float" office:value="32576" table:style-name="ce48">
            <text:p>32.576</text:p>
          </table:table-cell>
          <table:table-cell office:value-type="percentage" office:value="0.87957662814558812" table:style-name="ce49">
            <text:p>88,0%</text:p>
          </table:table-cell>
          <table:table-cell office:value-type="float" office:value="25843" table:style-name="ce48">
            <text:p>25.843</text:p>
          </table:table-cell>
          <table:table-cell office:value-type="percentage" office:value="0.85669296559039976" table:style-name="ce49">
            <text:p>85,7%</text:p>
          </table:table-cell>
          <table:table-cell office:value-type="float" office:value="25407" table:style-name="ce48">
            <text:p>25.407</text:p>
          </table:table-cell>
          <table:table-cell office:value-type="percentage" office:value="0.97775639792187796" table:style-name="ce49">
            <text:p>97,8%</text:p>
          </table:table-cell>
          <table:table-cell office:value-type="float" office:value="269150" table:style-name="ce48">
            <text:p>269.150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619921912469497" table:style-name="ce49">
            <text:p>95,6%</text:p>
          </table:table-cell>
          <table:table-cell office:value-type="percentage" office:value="0.85126638328019832" table:style-name="ce49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4875" table:style-name="ce48">
            <text:p>374.875</text:p>
          </table:table-cell>
          <table:table-cell office:value-type="percentage" office:value="1" table:style-name="ce49">
            <text:p>100,0%</text:p>
          </table:table-cell>
          <table:table-cell office:value-type="float" office:value="512695" table:style-name="ce48">
            <text:p>512.695</text:p>
          </table:table-cell>
          <table:table-cell office:value-type="percentage" office:value="0.97276349492458025" table:style-name="ce49">
            <text:p>97,3%</text:p>
          </table:table-cell>
          <table:table-cell office:value-type="float" office:value="694190" table:style-name="ce48">
            <text:p>694.190</text:p>
          </table:table-cell>
          <table:table-cell office:value-type="percentage" office:value="0.96353985936723585" table:style-name="ce49">
            <text:p>96,4%</text:p>
          </table:table-cell>
          <table:table-cell office:value-type="float" office:value="950604" table:style-name="ce48">
            <text:p>950.604</text:p>
          </table:table-cell>
          <table:table-cell office:value-type="percentage" office:value="0.96043986465392084" table:style-name="ce49">
            <text:p>96,0%</text:p>
          </table:table-cell>
          <table:table-cell office:value-type="float" office:value="1053388" table:style-name="ce48">
            <text:p>1.053.388</text:p>
          </table:table-cell>
          <table:table-cell office:value-type="percentage" office:value="0.91120928208796803" table:style-name="ce49">
            <text:p>91,1%</text:p>
          </table:table-cell>
          <table:table-cell office:value-type="float" office:value="780770" table:style-name="ce48">
            <text:p>780.770</text:p>
          </table:table-cell>
          <table:table-cell office:value-type="percentage" office:value="0.86670944136831685" table:style-name="ce49">
            <text:p>86,7%</text:p>
          </table:table-cell>
          <table:table-cell office:value-type="float" office:value="637433" table:style-name="ce48">
            <text:p>637.433</text:p>
          </table:table-cell>
          <table:table-cell office:value-type="percentage" office:value="0.86659905350639044" table:style-name="ce49">
            <text:p>86,7%</text:p>
          </table:table-cell>
          <table:table-cell office:value-type="float" office:value="504126" table:style-name="ce48">
            <text:p>504.126</text:p>
          </table:table-cell>
          <table:table-cell office:value-type="percentage" office:value="0.88328485825419634" table:style-name="ce49">
            <text:p>88,3%</text:p>
          </table:table-cell>
          <table:table-cell office:value-type="float" office:value="5508081" table:style-name="ce48">
            <text:p>5.508.081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248632871248393" table:style-name="ce49">
            <text:p>92,2%</text:p>
          </table:table-cell>
          <table:table-cell office:value-type="percentage" office:value="0.81530805698428088" table:style-name="ce49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864" table:style-name="ce48">
            <text:p>72.864</text:p>
          </table:table-cell>
          <table:table-cell office:value-type="percentage" office:value="1" table:style-name="ce49">
            <text:p>100,0%</text:p>
          </table:table-cell>
          <table:table-cell office:value-type="float" office:value="103849" table:style-name="ce48">
            <text:p>103.849</text:p>
          </table:table-cell>
          <table:table-cell office:value-type="percentage" office:value="0.99929755008564114" table:style-name="ce49">
            <text:p>99,9%</text:p>
          </table:table-cell>
          <table:table-cell office:value-type="float" office:value="149819" table:style-name="ce48">
            <text:p>149.819</text:p>
          </table:table-cell>
          <table:table-cell office:value-type="percentage" office:value="0.97575891781348301" table:style-name="ce49">
            <text:p>97,6%</text:p>
          </table:table-cell>
          <table:table-cell office:value-type="float" office:value="209958" table:style-name="ce48">
            <text:p>209.958</text:p>
          </table:table-cell>
          <table:table-cell office:value-type="percentage" office:value="0.96265525921239048" table:style-name="ce49">
            <text:p>96,3%</text:p>
          </table:table-cell>
          <table:table-cell office:value-type="float" office:value="236841" table:style-name="ce48">
            <text:p>236.841</text:p>
          </table:table-cell>
          <table:table-cell office:value-type="percentage" office:value="0.93810304672275302" table:style-name="ce49">
            <text:p>93,8%</text:p>
          </table:table-cell>
          <table:table-cell office:value-type="float" office:value="174782" table:style-name="ce48">
            <text:p>174.782</text:p>
          </table:table-cell>
          <table:table-cell office:value-type="percentage" office:value="0.87797502436279973" table:style-name="ce49">
            <text:p>87,8%</text:p>
          </table:table-cell>
          <table:table-cell office:value-type="float" office:value="150105" table:style-name="ce48">
            <text:p>150.105</text:p>
          </table:table-cell>
          <table:table-cell office:value-type="percentage" office:value="0.86297495098856492" table:style-name="ce49">
            <text:p>86,3%</text:p>
          </table:table-cell>
          <table:table-cell office:value-type="float" office:value="131897" table:style-name="ce48">
            <text:p>131.897</text:p>
          </table:table-cell>
          <table:table-cell office:value-type="percentage" office:value="0.91204984234109643" table:style-name="ce49">
            <text:p>91,2%</text:p>
          </table:table-cell>
          <table:table-cell office:value-type="float" office:value="1230115" table:style-name="ce48">
            <text:p>1.230.115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359284282043142" table:style-name="ce49">
            <text:p>93,4%</text:p>
          </table:table-cell>
          <table:table-cell office:value-type="percentage" office:value="0.81298956562657787" table:style-name="ce49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86" table:style-name="ce48">
            <text:p>42.586</text:p>
          </table:table-cell>
          <table:table-cell office:value-type="percentage" office:value="1" table:style-name="ce49">
            <text:p>100,0%</text:p>
          </table:table-cell>
          <table:table-cell office:value-type="float" office:value="56011" table:style-name="ce48">
            <text:p>56.011</text:p>
          </table:table-cell>
          <table:table-cell office:value-type="percentage" office:value="0.98889477401129944" table:style-name="ce49">
            <text:p>98,9%</text:p>
          </table:table-cell>
          <table:table-cell office:value-type="float" office:value="72641" table:style-name="ce48">
            <text:p>72.641</text:p>
          </table:table-cell>
          <table:table-cell office:value-type="percentage" office:value="0.95997092639090786" table:style-name="ce49">
            <text:p>96,0%</text:p>
          </table:table-cell>
          <table:table-cell office:value-type="float" office:value="92560" table:style-name="ce48">
            <text:p>92.560</text:p>
          </table:table-cell>
          <table:table-cell office:value-type="percentage" office:value="0.9474093635488956" table:style-name="ce49">
            <text:p>94,7%</text:p>
          </table:table-cell>
          <table:table-cell office:value-type="float" office:value="96626" table:style-name="ce48">
            <text:p>96.626</text:p>
          </table:table-cell>
          <table:table-cell office:value-type="percentage" office:value="0.91395439024620939" table:style-name="ce49">
            <text:p>91,4%</text:p>
          </table:table-cell>
          <table:table-cell office:value-type="float" office:value="66089" table:style-name="ce48">
            <text:p>66.089</text:p>
          </table:table-cell>
          <table:table-cell office:value-type="percentage" office:value="0.86133013593295882" table:style-name="ce49">
            <text:p>86,1%</text:p>
          </table:table-cell>
          <table:table-cell office:value-type="float" office:value="60072" table:style-name="ce48">
            <text:p>60.072</text:p>
          </table:table-cell>
          <table:table-cell office:value-type="percentage" office:value="0.8731141536583239" table:style-name="ce49">
            <text:p>87,3%</text:p>
          </table:table-cell>
          <table:table-cell office:value-type="float" office:value="53165" table:style-name="ce48">
            <text:p>53.165</text:p>
          </table:table-cell>
          <table:table-cell office:value-type="percentage" office:value="0.92427113575911402" table:style-name="ce49">
            <text:p>92,4%</text:p>
          </table:table-cell>
          <table:table-cell office:value-type="float" office:value="539750" table:style-name="ce48">
            <text:p>539.750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032435097057087" table:style-name="ce49">
            <text:p>93,0%</text:p>
          </table:table-cell>
          <table:table-cell office:value-type="percentage" office:value="0.82072031797875478" table:style-name="ce49">
            <text:p>82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5005" table:style-name="ce48">
            <text:p>165.005</text:p>
          </table:table-cell>
          <table:table-cell office:value-type="percentage" office:value="1" table:style-name="ce49">
            <text:p>100,0%</text:p>
          </table:table-cell>
          <table:table-cell office:value-type="float" office:value="214548" table:style-name="ce48">
            <text:p>214.548</text:p>
          </table:table-cell>
          <table:table-cell office:value-type="percentage" office:value="0.99159757078284017" table:style-name="ce49">
            <text:p>99,2%</text:p>
          </table:table-cell>
          <table:table-cell office:value-type="float" office:value="280646" table:style-name="ce48">
            <text:p>280.646</text:p>
          </table:table-cell>
          <table:table-cell office:value-type="percentage" office:value="0.98762330071121152" table:style-name="ce49">
            <text:p>98,8%</text:p>
          </table:table-cell>
          <table:table-cell office:value-type="float" office:value="327399" table:style-name="ce48">
            <text:p>327.399</text:p>
          </table:table-cell>
          <table:table-cell office:value-type="percentage" office:value="0.97016597178390773" table:style-name="ce49">
            <text:p>97,0%</text:p>
          </table:table-cell>
          <table:table-cell office:value-type="float" office:value="326865" table:style-name="ce48">
            <text:p>326.865</text:p>
          </table:table-cell>
          <table:table-cell office:value-type="percentage" office:value="0.93909453433851242" table:style-name="ce49">
            <text:p>93,9%</text:p>
          </table:table-cell>
          <table:table-cell office:value-type="float" office:value="212611" table:style-name="ce48">
            <text:p>212.611</text:p>
          </table:table-cell>
          <table:table-cell office:value-type="percentage" office:value="0.8946956466850422" table:style-name="ce49">
            <text:p>89,5%</text:p>
          </table:table-cell>
          <table:table-cell office:value-type="float" office:value="175995" table:style-name="ce48">
            <text:p>175.995</text:p>
          </table:table-cell>
          <table:table-cell office:value-type="percentage" office:value="0.88344251185904676" table:style-name="ce49">
            <text:p>88,3%</text:p>
          </table:table-cell>
          <table:table-cell office:value-type="float" office:value="160461" table:style-name="ce48">
            <text:p>160.461</text:p>
          </table:table-cell>
          <table:table-cell office:value-type="percentage" office:value="0.92850240427735697" table:style-name="ce49">
            <text:p>92,9%</text:p>
          </table:table-cell>
          <table:table-cell office:value-type="float" office:value="1863530" table:style-name="ce48">
            <text:p>1.863.530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308893529379579" table:style-name="ce49">
            <text:p>95,3%</text:p>
          </table:table-cell>
          <table:table-cell office:value-type="percentage" office:value="0.8525198681737749" table:style-name="ce49">
            <text:p>85,3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06" table:style-name="ce48">
            <text:p>2.406</text:p>
          </table:table-cell>
          <table:table-cell office:value-type="percentage" office:value="0.84807895664434263" table:style-name="ce49">
            <text:p>84,8%</text:p>
          </table:table-cell>
          <table:table-cell office:value-type="float" office:value="3925" table:style-name="ce48">
            <text:p>3.925</text:p>
          </table:table-cell>
          <table:table-cell office:value-type="percentage" office:value="0.89123524069028159" table:style-name="ce49">
            <text:p>89,1%</text:p>
          </table:table-cell>
          <table:table-cell office:value-type="float" office:value="7704" table:style-name="ce48">
            <text:p>7.704</text:p>
          </table:table-cell>
          <table:table-cell office:value-type="percentage" office:value="0.9249609797094489" table:style-name="ce49">
            <text:p>92,5%</text:p>
          </table:table-cell>
          <table:table-cell office:value-type="float" office:value="10666" table:style-name="ce48">
            <text:p>10.666</text:p>
          </table:table-cell>
          <table:table-cell office:value-type="percentage" office:value="0.9229038677857575" table:style-name="ce49">
            <text:p>92,3%</text:p>
          </table:table-cell>
          <table:table-cell office:value-type="float" office:value="11278" table:style-name="ce48">
            <text:p>11.278</text:p>
          </table:table-cell>
          <table:table-cell office:value-type="percentage" office:value="0.91268107145747346" table:style-name="ce49">
            <text:p>91,3%</text:p>
          </table:table-cell>
          <table:table-cell office:value-type="float" office:value="9490" table:style-name="ce48">
            <text:p>9.490</text:p>
          </table:table-cell>
          <table:table-cell office:value-type="percentage" office:value="0.83252916922537068" table:style-name="ce49">
            <text:p>83,3%</text:p>
          </table:table-cell>
          <table:table-cell office:value-type="float" office:value="9624" table:style-name="ce48">
            <text:p>9.624</text:p>
          </table:table-cell>
          <table:table-cell office:value-type="percentage" office:value="0.88578002761159691" table:style-name="ce49">
            <text:p>88,6%</text:p>
          </table:table-cell>
          <table:table-cell office:value-type="float" office:value="9200" table:style-name="ce48">
            <text:p>9.200</text:p>
          </table:table-cell>
          <table:table-cell office:value-type="percentage" office:value="0.99127249218834179" table:style-name="ce49">
            <text:p>99,1%</text:p>
          </table:table-cell>
          <table:table-cell office:value-type="float" office:value="64293" table:style-name="ce48">
            <text:p>64.293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0516549578341243" table:style-name="ce49">
            <text:p>90,5%</text:p>
          </table:table-cell>
          <table:table-cell office:value-type="percentage" office:value="0.76981931822263727" table:style-name="ce49">
            <text:p>77,0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98" table:style-name="ce48">
            <text:p>2.098</text:p>
          </table:table-cell>
          <table:table-cell office:value-type="percentage" office:value="0.83552369573874952" table:style-name="ce49">
            <text:p>83,6%</text:p>
          </table:table-cell>
          <table:table-cell office:value-type="float" office:value="3428" table:style-name="ce48">
            <text:p>3.428</text:p>
          </table:table-cell>
          <table:table-cell office:value-type="percentage" office:value="0.90139363660268212" table:style-name="ce49">
            <text:p>90,1%</text:p>
          </table:table-cell>
          <table:table-cell office:value-type="float" office:value="7506" table:style-name="ce48">
            <text:p>7.506</text:p>
          </table:table-cell>
          <table:table-cell office:value-type="percentage" office:value="0.93766396002498442" table:style-name="ce49">
            <text:p>93,8%</text:p>
          </table:table-cell>
          <table:table-cell office:value-type="float" office:value="10149" table:style-name="ce48">
            <text:p>10.149</text:p>
          </table:table-cell>
          <table:table-cell office:value-type="percentage" office:value="0.93963521896120727" table:style-name="ce49">
            <text:p>94,0%</text:p>
          </table:table-cell>
          <table:table-cell office:value-type="float" office:value="10630" table:style-name="ce48">
            <text:p>10.630</text:p>
          </table:table-cell>
          <table:table-cell office:value-type="percentage" office:value="0.97317586743568618" table:style-name="ce49">
            <text:p>97,3%</text:p>
          </table:table-cell>
          <table:table-cell office:value-type="float" office:value="9306" table:style-name="ce48">
            <text:p>9.306</text:p>
          </table:table-cell>
          <table:table-cell office:value-type="percentage" office:value="0.84970781592403211" table:style-name="ce49">
            <text:p>85,0%</text:p>
          </table:table-cell>
          <table:table-cell office:value-type="float" office:value="10209" table:style-name="ce48">
            <text:p>10.209</text:p>
          </table:table-cell>
          <table:table-cell office:value-type="percentage" office:value="0.8732358224275083" table:style-name="ce49">
            <text:p>87,3%</text:p>
          </table:table-cell>
          <table:table-cell office:value-type="float" office:value="8947" table:style-name="ce48">
            <text:p>8.947</text:p>
          </table:table-cell>
          <table:table-cell office:value-type="percentage" office:value="0.93392484342379956" table:style-name="ce49">
            <text:p>93,4%</text:p>
          </table:table-cell>
          <table:table-cell office:value-type="float" office:value="62273" table:style-name="ce48">
            <text:p>62.273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1221105674860103" table:style-name="ce49">
            <text:p>91,2%</text:p>
          </table:table-cell>
          <table:table-cell office:value-type="percentage" office:value="0.74115112708576325" table:style-name="ce49">
            <text:p>74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696" table:style-name="ce48">
            <text:p>3.696</text:p>
          </table:table-cell>
          <table:table-cell office:value-type="string" table:style-name="ce49">
            <text:p>-</text:p>
          </table:table-cell>
          <table:table-cell office:value-type="float" office:value="9657" table:style-name="ce48">
            <text:p>9.657</text:p>
          </table:table-cell>
          <table:table-cell office:value-type="string" table:style-name="ce49">
            <text:p>-</text:p>
          </table:table-cell>
          <table:table-cell office:value-type="float" office:value="22680" table:style-name="ce48">
            <text:p>22.680</text:p>
          </table:table-cell>
          <table:table-cell office:value-type="string" table:style-name="ce49">
            <text:p>-</text:p>
          </table:table-cell>
          <table:table-cell office:value-type="float" office:value="32656" table:style-name="ce48">
            <text:p>32.656</text:p>
          </table:table-cell>
          <table:table-cell office:value-type="string" table:style-name="ce49">
            <text:p>-</text:p>
          </table:table-cell>
          <table:table-cell office:value-type="float" office:value="25098" table:style-name="ce48">
            <text:p>25.098</text:p>
          </table:table-cell>
          <table:table-cell office:value-type="string" table:style-name="ce49">
            <text:p>-</text:p>
          </table:table-cell>
          <table:table-cell office:value-type="float" office:value="1234" table:style-name="ce48">
            <text:p>1.234</text:p>
          </table:table-cell>
          <table:table-cell office:value-type="string" table:style-name="ce49">
            <text:p>-</text:p>
          </table:table-cell>
          <table:table-cell office:value-type="float" office:value="95071" table:style-name="ce48">
            <text:p>95.071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18" table:style-name="ce51">
            <text:p>318</text:p>
          </table:table-cell>
          <table:table-cell office:value-type="string" table:style-name="ce52">
            <text:p>-</text:p>
          </table:table-cell>
          <table:table-cell office:value-type="float" office:value="918" table:style-name="ce51">
            <text:p>918</text:p>
          </table:table-cell>
          <table:table-cell office:value-type="string" table:style-name="ce52">
            <text:p>-</text:p>
          </table:table-cell>
          <table:table-cell office:value-type="float" office:value="1943" table:style-name="ce51">
            <text:p>1.943</text:p>
          </table:table-cell>
          <table:table-cell office:value-type="string" table:style-name="ce52">
            <text:p>-</text:p>
          </table:table-cell>
          <table:table-cell office:value-type="float" office:value="2407" table:style-name="ce51">
            <text:p>2.407</text:p>
          </table:table-cell>
          <table:table-cell office:value-type="string" table:style-name="ce52">
            <text:p>-</text:p>
          </table:table-cell>
          <table:table-cell office:value-type="float" office:value="2113" table:style-name="ce51">
            <text:p>2.113</text:p>
          </table:table-cell>
          <table:table-cell office:value-type="string" table:style-name="ce52">
            <text:p>-</text:p>
          </table:table-cell>
          <table:table-cell office:value-type="float" office:value="268" table:style-name="ce51">
            <text:p>268</text:p>
          </table:table-cell>
          <table:table-cell office:value-type="string" table:style-name="ce52">
            <text:p>-</text:p>
          </table:table-cell>
          <table:table-cell office:value-type="float" office:value="8052" table:style-name="ce51">
            <text:p>8.052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49944" table:style-name="ce55">
            <text:p>2.949.944</text:p>
          </table:table-cell>
          <table:table-cell office:value-type="percentage" office:value="1" table:style-name="ce56">
            <text:p>100,0%</text:p>
          </table:table-cell>
          <table:table-cell office:value-type="float" office:value="3967300" table:style-name="ce55">
            <text:p>3.967.300</text:p>
          </table:table-cell>
          <table:table-cell office:value-type="percentage" office:value="0.99261189307823783" table:style-name="ce56">
            <text:p>99,3%</text:p>
          </table:table-cell>
          <table:table-cell office:value-type="float" office:value="5335677" table:style-name="ce55">
            <text:p>5.335.677</text:p>
          </table:table-cell>
          <table:table-cell office:value-type="percentage" office:value="0.96877385314271391" table:style-name="ce56">
            <text:p>96,9%</text:p>
          </table:table-cell>
          <table:table-cell office:value-type="float" office:value="6768981" table:style-name="ce55">
            <text:p>6.768.981</text:p>
          </table:table-cell>
          <table:table-cell office:value-type="percentage" office:value="0.94940428185478409" table:style-name="ce56">
            <text:p>94,9%</text:p>
          </table:table-cell>
          <table:table-cell office:value-type="float" office:value="7133512" table:style-name="ce55">
            <text:p>7.133.512</text:p>
          </table:table-cell>
          <table:table-cell office:value-type="percentage" office:value="0.91258631400438639" table:style-name="ce56">
            <text:p>91,3%</text:p>
          </table:table-cell>
          <table:table-cell office:value-type="float" office:value="5127063" table:style-name="ce55">
            <text:p>5.127.063</text:p>
          </table:table-cell>
          <table:table-cell office:value-type="percentage" office:value="0.8628484926001595" table:style-name="ce56">
            <text:p>86,3%</text:p>
          </table:table-cell>
          <table:table-cell office:value-type="float" office:value="4250838" table:style-name="ce55">
            <text:p>4.250.838</text:p>
          </table:table-cell>
          <table:table-cell office:value-type="percentage" office:value="0.86318354467008018" table:style-name="ce56">
            <text:p>86,3%</text:p>
          </table:table-cell>
          <table:table-cell office:value-type="float" office:value="3663706" table:style-name="ce55">
            <text:p>3.663.706</text:p>
          </table:table-cell>
          <table:table-cell office:value-type="percentage" office:value="0.91961369109444313" table:style-name="ce56">
            <text:p>92,0%</text:p>
          </table:table-cell>
          <table:table-cell office:value-type="float" office:value="39197021" table:style-name="ce55">
            <text:p>39.197.021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916890689643405" table:style-name="ce56">
            <text:p>92,9%</text:p>
          </table:table-cell>
          <table:table-cell office:value-type="percentage" office:value="0.82696410409762955" table:style-name="ce56">
            <text:p>82,7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752" table:style-name="ce45">
            <text:p>430.752</text:p>
          </table:table-cell>
          <table:table-cell office:value-type="percentage" office:value="1" table:style-name="ce46">
            <text:p>100,0%</text:p>
          </table:table-cell>
          <table:table-cell office:value-type="float" office:value="652936" table:style-name="ce45">
            <text:p>652.936</text:p>
          </table:table-cell>
          <table:table-cell office:value-type="percentage" office:value="0.99788025180224449" table:style-name="ce46">
            <text:p>99,8%</text:p>
          </table:table-cell>
          <table:table-cell office:value-type="float" office:value="933700" table:style-name="ce45">
            <text:p>933.700</text:p>
          </table:table-cell>
          <table:table-cell office:value-type="percentage" office:value="0.97440173486713511" table:style-name="ce46">
            <text:p>97,4%</text:p>
          </table:table-cell>
          <table:table-cell office:value-type="float" office:value="1222370" table:style-name="ce45">
            <text:p>1.222.370</text:p>
          </table:table-cell>
          <table:table-cell office:value-type="percentage" office:value="0.94934649279157746" table:style-name="ce46">
            <text:p>94,9%</text:p>
          </table:table-cell>
          <table:table-cell office:value-type="float" office:value="1266877" table:style-name="ce45">
            <text:p>1.266.877</text:p>
          </table:table-cell>
          <table:table-cell office:value-type="percentage" office:value="0.91515137943389469" table:style-name="ce46">
            <text:p>91,5%</text:p>
          </table:table-cell>
          <table:table-cell office:value-type="float" office:value="951975" table:style-name="ce45">
            <text:p>951.975</text:p>
          </table:table-cell>
          <table:table-cell office:value-type="percentage" office:value="0.86403914417942718" table:style-name="ce46">
            <text:p>86,4%</text:p>
          </table:table-cell>
          <table:table-cell office:value-type="float" office:value="792491" table:style-name="ce45">
            <text:p>792.491</text:p>
          </table:table-cell>
          <table:table-cell office:value-type="percentage" office:value="0.8557183148474482" table:style-name="ce46">
            <text:p>85,6%</text:p>
          </table:table-cell>
          <table:table-cell office:value-type="float" office:value="750529" table:style-name="ce45">
            <text:p>750.529</text:p>
          </table:table-cell>
          <table:table-cell office:value-type="percentage" office:value="0.97112361324248297" table:style-name="ce46">
            <text:p>97,1%</text:p>
          </table:table-cell>
          <table:table-cell office:value-type="float" office:value="7001630" table:style-name="ce45">
            <text:p>7.001.630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255531928921198" table:style-name="ce46">
            <text:p>93,3%</text:p>
          </table:table-cell>
          <table:table-cell office:value-type="percentage" office:value="0.82350638662833475" table:style-name="ce46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517" table:style-name="ce48">
            <text:p>100.517</text:p>
          </table:table-cell>
          <table:table-cell office:value-type="percentage" office:value="1" table:style-name="ce49">
            <text:p>100,0%</text:p>
          </table:table-cell>
          <table:table-cell office:value-type="float" office:value="119262" table:style-name="ce48">
            <text:p>119.262</text:p>
          </table:table-cell>
          <table:table-cell office:value-type="percentage" office:value="0.99696551724137927" table:style-name="ce49">
            <text:p>99,7%</text:p>
          </table:table-cell>
          <table:table-cell office:value-type="float" office:value="155494" table:style-name="ce48">
            <text:p>155.494</text:p>
          </table:table-cell>
          <table:table-cell office:value-type="percentage" office:value="0.96394519868576034" table:style-name="ce49">
            <text:p>96,4%</text:p>
          </table:table-cell>
          <table:table-cell office:value-type="float" office:value="188397" table:style-name="ce48">
            <text:p>188.397</text:p>
          </table:table-cell>
          <table:table-cell office:value-type="percentage" office:value="0.93743842364532015" table:style-name="ce49">
            <text:p>93,7%</text:p>
          </table:table-cell>
          <table:table-cell office:value-type="float" office:value="191030" table:style-name="ce48">
            <text:p>191.030</text:p>
          </table:table-cell>
          <table:table-cell office:value-type="percentage" office:value="0.89418031520757169" table:style-name="ce49">
            <text:p>89,4%</text:p>
          </table:table-cell>
          <table:table-cell office:value-type="float" office:value="129910" table:style-name="ce48">
            <text:p>129.910</text:p>
          </table:table-cell>
          <table:table-cell office:value-type="percentage" office:value="0.82077104840849646" table:style-name="ce49">
            <text:p>82,1%</text:p>
          </table:table-cell>
          <table:table-cell office:value-type="float" office:value="108218" table:style-name="ce48">
            <text:p>108.218</text:p>
          </table:table-cell>
          <table:table-cell office:value-type="percentage" office:value="0.82736739093869938" table:style-name="ce49">
            <text:p>82,7%</text:p>
          </table:table-cell>
          <table:table-cell office:value-type="float" office:value="96664" table:style-name="ce48">
            <text:p>96.664</text:p>
          </table:table-cell>
          <table:table-cell office:value-type="percentage" office:value="0.90308958584414734" table:style-name="ce49">
            <text:p>90,3%</text:p>
          </table:table-cell>
          <table:table-cell office:value-type="float" office:value="1089492" table:style-name="ce48">
            <text:p>1.089.492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1599518415884207" table:style-name="ce49">
            <text:p>91,6%</text:p>
          </table:table-cell>
          <table:table-cell office:value-type="percentage" office:value="0.81846967958874128" table:style-name="ce49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592" table:style-name="ce48">
            <text:p>88.592</text:p>
          </table:table-cell>
          <table:table-cell office:value-type="percentage" office:value="1" table:style-name="ce49">
            <text:p>100,0%</text:p>
          </table:table-cell>
          <table:table-cell office:value-type="float" office:value="114636" table:style-name="ce48">
            <text:p>114.636</text:p>
          </table:table-cell>
          <table:table-cell office:value-type="percentage" office:value="1" table:style-name="ce49">
            <text:p>100,0%</text:p>
          </table:table-cell>
          <table:table-cell office:value-type="float" office:value="149501" table:style-name="ce48">
            <text:p>149.501</text:p>
          </table:table-cell>
          <table:table-cell office:value-type="percentage" office:value="0.98362392262648857" table:style-name="ce49">
            <text:p>98,4%</text:p>
          </table:table-cell>
          <table:table-cell office:value-type="float" office:value="155010" table:style-name="ce48">
            <text:p>155.010</text:p>
          </table:table-cell>
          <table:table-cell office:value-type="percentage" office:value="0.95636186398326783" table:style-name="ce49">
            <text:p>95,6%</text:p>
          </table:table-cell>
          <table:table-cell office:value-type="float" office:value="152422" table:style-name="ce48">
            <text:p>152.422</text:p>
          </table:table-cell>
          <table:table-cell office:value-type="percentage" office:value="0.91864754098360657" table:style-name="ce49">
            <text:p>91,9%</text:p>
          </table:table-cell>
          <table:table-cell office:value-type="float" office:value="91965" table:style-name="ce48">
            <text:p>91.965</text:p>
          </table:table-cell>
          <table:table-cell office:value-type="percentage" office:value="0.84689338895488575" table:style-name="ce49">
            <text:p>84,7%</text:p>
          </table:table-cell>
          <table:table-cell office:value-type="float" office:value="67525" table:style-name="ce48">
            <text:p>67.525</text:p>
          </table:table-cell>
          <table:table-cell office:value-type="percentage" office:value="0.85213649327376895" table:style-name="ce49">
            <text:p>85,2%</text:p>
          </table:table-cell>
          <table:table-cell office:value-type="float" office:value="66309" table:style-name="ce48">
            <text:p>66.309</text:p>
          </table:table-cell>
          <table:table-cell office:value-type="percentage" office:value="1.0161364472232439" table:style-name="ce49">
            <text:p>101,6%</text:p>
          </table:table-cell>
          <table:table-cell office:value-type="float" office:value="885960" table:style-name="ce48">
            <text:p>885.960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218749697725935" table:style-name="ce49">
            <text:p>95,2%</text:p>
          </table:table-cell>
          <table:table-cell office:value-type="percentage" office:value="0.87468616995544424" table:style-name="ce49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417" table:style-name="ce48">
            <text:p>51.417</text:p>
          </table:table-cell>
          <table:table-cell office:value-type="percentage" office:value="0.9586821546435963" table:style-name="ce49">
            <text:p>95,9%</text:p>
          </table:table-cell>
          <table:table-cell office:value-type="float" office:value="79844" table:style-name="ce48">
            <text:p>79.844</text:p>
          </table:table-cell>
          <table:table-cell office:value-type="percentage" office:value="0.91528532452942657" table:style-name="ce49">
            <text:p>91,5%</text:p>
          </table:table-cell>
          <table:table-cell office:value-type="float" office:value="112135" table:style-name="ce48">
            <text:p>112.135</text:p>
          </table:table-cell>
          <table:table-cell office:value-type="percentage" office:value="0.88022889797712589" table:style-name="ce49">
            <text:p>88,0%</text:p>
          </table:table-cell>
          <table:table-cell office:value-type="float" office:value="153035" table:style-name="ce48">
            <text:p>153.035</text:p>
          </table:table-cell>
          <table:table-cell office:value-type="percentage" office:value="0.86213015751402755" table:style-name="ce49">
            <text:p>86,2%</text:p>
          </table:table-cell>
          <table:table-cell office:value-type="float" office:value="172740" table:style-name="ce48">
            <text:p>172.740</text:p>
          </table:table-cell>
          <table:table-cell office:value-type="percentage" office:value="0.79742224971494258" table:style-name="ce49">
            <text:p>79,7%</text:p>
          </table:table-cell>
          <table:table-cell office:value-type="float" office:value="133386" table:style-name="ce48">
            <text:p>133.386</text:p>
          </table:table-cell>
          <table:table-cell office:value-type="percentage" office:value="0.72473878954832194" table:style-name="ce49">
            <text:p>72,5%</text:p>
          </table:table-cell>
          <table:table-cell office:value-type="float" office:value="102727" table:style-name="ce48">
            <text:p>102.727</text:p>
          </table:table-cell>
          <table:table-cell office:value-type="percentage" office:value="0.74866812911313063" table:style-name="ce49">
            <text:p>74,9%</text:p>
          </table:table-cell>
          <table:table-cell office:value-type="float" office:value="84938" table:style-name="ce48">
            <text:p>84.938</text:p>
          </table:table-cell>
          <table:table-cell office:value-type="percentage" office:value="0.85333949525799713" table:style-name="ce49">
            <text:p>85,3%</text:p>
          </table:table-cell>
          <table:table-cell office:value-type="float" office:value="890222" table:style-name="ce48">
            <text:p>890.222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185439817870787" table:style-name="ce49">
            <text:p>82,2%</text:p>
          </table:table-cell>
          <table:table-cell office:value-type="percentage" office:value="0.7298247627636244" table:style-name="ce49">
            <text:p>73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783" table:style-name="ce48">
            <text:p>92.783</text:p>
          </table:table-cell>
          <table:table-cell office:value-type="percentage" office:value="0.92448337019987648" table:style-name="ce49">
            <text:p>92,4%</text:p>
          </table:table-cell>
          <table:table-cell office:value-type="float" office:value="151950" table:style-name="ce48">
            <text:p>151.950</text:p>
          </table:table-cell>
          <table:table-cell office:value-type="percentage" office:value="0.90745673231967316" table:style-name="ce49">
            <text:p>90,7%</text:p>
          </table:table-cell>
          <table:table-cell office:value-type="float" office:value="225316" table:style-name="ce48">
            <text:p>225.316</text:p>
          </table:table-cell>
          <table:table-cell office:value-type="percentage" office:value="0.8956927908409692" table:style-name="ce49">
            <text:p>89,6%</text:p>
          </table:table-cell>
          <table:table-cell office:value-type="float" office:value="324102" table:style-name="ce48">
            <text:p>324.102</text:p>
          </table:table-cell>
          <table:table-cell office:value-type="percentage" office:value="0.88012122298348661" table:style-name="ce49">
            <text:p>88,0%</text:p>
          </table:table-cell>
          <table:table-cell office:value-type="float" office:value="321670" table:style-name="ce48">
            <text:p>321.670</text:p>
          </table:table-cell>
          <table:table-cell office:value-type="percentage" office:value="0.81620380355489019" table:style-name="ce49">
            <text:p>81,6%</text:p>
          </table:table-cell>
          <table:table-cell office:value-type="float" office:value="233088" table:style-name="ce48">
            <text:p>233.088</text:p>
          </table:table-cell>
          <table:table-cell office:value-type="percentage" office:value="0.74501857048794673" table:style-name="ce49">
            <text:p>74,5%</text:p>
          </table:table-cell>
          <table:table-cell office:value-type="float" office:value="191059" table:style-name="ce48">
            <text:p>191.059</text:p>
          </table:table-cell>
          <table:table-cell office:value-type="percentage" office:value="0.75021890988765894" table:style-name="ce49">
            <text:p>75,0%</text:p>
          </table:table-cell>
          <table:table-cell office:value-type="float" office:value="168333" table:style-name="ce48">
            <text:p>168.333</text:p>
          </table:table-cell>
          <table:table-cell office:value-type="percentage" office:value="0.91353756817626786" table:style-name="ce49">
            <text:p>91,4%</text:p>
          </table:table-cell>
          <table:table-cell office:value-type="float" office:value="1708301" table:style-name="ce48">
            <text:p>1.708.301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4007380331475634" table:style-name="ce49">
            <text:p>84,0%</text:p>
          </table:table-cell>
          <table:table-cell office:value-type="percentage" office:value="0.76114979310443154" table:style-name="ce49">
            <text:p>76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77" table:style-name="ce48">
            <text:p>42.277</text:p>
          </table:table-cell>
          <table:table-cell office:value-type="percentage" office:value="1" table:style-name="ce49">
            <text:p>100,0%</text:p>
          </table:table-cell>
          <table:table-cell office:value-type="float" office:value="56096" table:style-name="ce48">
            <text:p>56.096</text:p>
          </table:table-cell>
          <table:table-cell office:value-type="percentage" office:value="1" table:style-name="ce49">
            <text:p>100,0%</text:p>
          </table:table-cell>
          <table:table-cell office:value-type="float" office:value="77149" table:style-name="ce48">
            <text:p>77.149</text:p>
          </table:table-cell>
          <table:table-cell office:value-type="percentage" office:value="0.97340298017840698" table:style-name="ce49">
            <text:p>97,3%</text:p>
          </table:table-cell>
          <table:table-cell office:value-type="float" office:value="85074" table:style-name="ce48">
            <text:p>85.074</text:p>
          </table:table-cell>
          <table:table-cell office:value-type="percentage" office:value="0.93518742442563485" table:style-name="ce49">
            <text:p>93,5%</text:p>
          </table:table-cell>
          <table:table-cell office:value-type="float" office:value="89259" table:style-name="ce48">
            <text:p>89.259</text:p>
          </table:table-cell>
          <table:table-cell office:value-type="percentage" office:value="0.91654857987801119" table:style-name="ce49">
            <text:p>91,7%</text:p>
          </table:table-cell>
          <table:table-cell office:value-type="float" office:value="56630" table:style-name="ce48">
            <text:p>56.630</text:p>
          </table:table-cell>
          <table:table-cell office:value-type="percentage" office:value="0.84323535543047734" table:style-name="ce49">
            <text:p>84,3%</text:p>
          </table:table-cell>
          <table:table-cell office:value-type="float" office:value="43250" table:style-name="ce48">
            <text:p>43.250</text:p>
          </table:table-cell>
          <table:table-cell office:value-type="percentage" office:value="0.8501562714996167" table:style-name="ce49">
            <text:p>85,0%</text:p>
          </table:table-cell>
          <table:table-cell office:value-type="float" office:value="45311" table:style-name="ce48">
            <text:p>45.311</text:p>
          </table:table-cell>
          <table:table-cell office:value-type="percentage" office:value="1.0006183335909724" table:style-name="ce49">
            <text:p>100,1%</text:p>
          </table:table-cell>
          <table:table-cell office:value-type="float" office:value="495046" table:style-name="ce48">
            <text:p>495.046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925572323559658" table:style-name="ce49">
            <text:p>93,9%</text:p>
          </table:table-cell>
          <table:table-cell office:value-type="percentage" office:value="0.84818257360940963" table:style-name="ce49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169" table:style-name="ce48">
            <text:p>228.169</text:p>
          </table:table-cell>
          <table:table-cell office:value-type="percentage" office:value="1" table:style-name="ce49">
            <text:p>100,0%</text:p>
          </table:table-cell>
          <table:table-cell office:value-type="float" office:value="250696" table:style-name="ce48">
            <text:p>250.696</text:p>
          </table:table-cell>
          <table:table-cell office:value-type="percentage" office:value="1" table:style-name="ce49">
            <text:p>100,0%</text:p>
          </table:table-cell>
          <table:table-cell office:value-type="float" office:value="323786" table:style-name="ce48">
            <text:p>323.786</text:p>
          </table:table-cell>
          <table:table-cell office:value-type="percentage" office:value="0.98943598487973772" table:style-name="ce49">
            <text:p>98,9%</text:p>
          </table:table-cell>
          <table:table-cell office:value-type="float" office:value="355296" table:style-name="ce48">
            <text:p>355.296</text:p>
          </table:table-cell>
          <table:table-cell office:value-type="percentage" office:value="0.93203883495145634" table:style-name="ce49">
            <text:p>93,2%</text:p>
          </table:table-cell>
          <table:table-cell office:value-type="float" office:value="323644" table:style-name="ce48">
            <text:p>323.644</text:p>
          </table:table-cell>
          <table:table-cell office:value-type="percentage" office:value="0.89850694887868476" table:style-name="ce49">
            <text:p>89,9%</text:p>
          </table:table-cell>
          <table:table-cell office:value-type="float" office:value="215862" table:style-name="ce48">
            <text:p>215.862</text:p>
          </table:table-cell>
          <table:table-cell office:value-type="percentage" office:value="0.83375949200855926" table:style-name="ce49">
            <text:p>83,4%</text:p>
          </table:table-cell>
          <table:table-cell office:value-type="float" office:value="177809" table:style-name="ce48">
            <text:p>177.809</text:p>
          </table:table-cell>
          <table:table-cell office:value-type="percentage" office:value="0.83959693831777471" table:style-name="ce49">
            <text:p>84,0%</text:p>
          </table:table-cell>
          <table:table-cell office:value-type="float" office:value="161181" table:style-name="ce48">
            <text:p>161.181</text:p>
          </table:table-cell>
          <table:table-cell office:value-type="percentage" office:value="0.95828131131166838" table:style-name="ce49">
            <text:p>95,8%</text:p>
          </table:table-cell>
          <table:table-cell office:value-type="float" office:value="2036443" table:style-name="ce48">
            <text:p>2.036.443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3752454366620341" table:style-name="ce49">
            <text:p>93,8%</text:p>
          </table:table-cell>
          <table:table-cell office:value-type="percentage" office:value="0.85326455628791664" table:style-name="ce49">
            <text:p>85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6964" table:style-name="ce48">
            <text:p>136.964</text:p>
          </table:table-cell>
          <table:table-cell office:value-type="percentage" office:value="1" table:style-name="ce49">
            <text:p>100,0%</text:p>
          </table:table-cell>
          <table:table-cell office:value-type="float" office:value="158064" table:style-name="ce48">
            <text:p>158.064</text:p>
          </table:table-cell>
          <table:table-cell office:value-type="percentage" office:value="1" table:style-name="ce49">
            <text:p>100,0%</text:p>
          </table:table-cell>
          <table:table-cell office:value-type="float" office:value="222777" table:style-name="ce48">
            <text:p>222.777</text:p>
          </table:table-cell>
          <table:table-cell office:value-type="percentage" office:value="0.97697212623011209" table:style-name="ce49">
            <text:p>97,7%</text:p>
          </table:table-cell>
          <table:table-cell office:value-type="float" office:value="286722" table:style-name="ce48">
            <text:p>286.722</text:p>
          </table:table-cell>
          <table:table-cell office:value-type="percentage" office:value="0.92073074786372822" table:style-name="ce49">
            <text:p>92,1%</text:p>
          </table:table-cell>
          <table:table-cell office:value-type="float" office:value="287154" table:style-name="ce48">
            <text:p>287.154</text:p>
          </table:table-cell>
          <table:table-cell office:value-type="percentage" office:value="0.86837163308445298" table:style-name="ce49">
            <text:p>86,8%</text:p>
          </table:table-cell>
          <table:table-cell office:value-type="float" office:value="206449" table:style-name="ce48">
            <text:p>206.449</text:p>
          </table:table-cell>
          <table:table-cell office:value-type="percentage" office:value="0.80096294485763386" table:style-name="ce49">
            <text:p>80,1%</text:p>
          </table:table-cell>
          <table:table-cell office:value-type="float" office:value="173769" table:style-name="ce48">
            <text:p>173.769</text:p>
          </table:table-cell>
          <table:table-cell office:value-type="percentage" office:value="0.79349473953386429" table:style-name="ce49">
            <text:p>79,3%</text:p>
          </table:table-cell>
          <table:table-cell office:value-type="float" office:value="165483" table:style-name="ce48">
            <text:p>165.483</text:p>
          </table:table-cell>
          <table:table-cell office:value-type="percentage" office:value="0.93064178701579159" table:style-name="ce49">
            <text:p>93,1%</text:p>
          </table:table-cell>
          <table:table-cell office:value-type="float" office:value="1637382" table:style-name="ce48">
            <text:p>1.637.382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0160135940998254" table:style-name="ce49">
            <text:p>90,2%</text:p>
          </table:table-cell>
          <table:table-cell office:value-type="percentage" office:value="0.79924692090814664" table:style-name="ce49">
            <text:p>79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555" table:style-name="ce48">
            <text:p>455.555</text:p>
          </table:table-cell>
          <table:table-cell office:value-type="percentage" office:value="1" table:style-name="ce49">
            <text:p>100,0%</text:p>
          </table:table-cell>
          <table:table-cell office:value-type="float" office:value="618391" table:style-name="ce48">
            <text:p>618.391</text:p>
          </table:table-cell>
          <table:table-cell office:value-type="percentage" office:value="0.97271666226232267" table:style-name="ce49">
            <text:p>97,3%</text:p>
          </table:table-cell>
          <table:table-cell office:value-type="float" office:value="801992" table:style-name="ce48">
            <text:p>801.992</text:p>
          </table:table-cell>
          <table:table-cell office:value-type="percentage" office:value="0.9407707358730486" table:style-name="ce49">
            <text:p>94,1%</text:p>
          </table:table-cell>
          <table:table-cell office:value-type="float" office:value="1039316" table:style-name="ce48">
            <text:p>1.039.316</text:p>
          </table:table-cell>
          <table:table-cell office:value-type="percentage" office:value="0.94707039632732248" table:style-name="ce49">
            <text:p>94,7%</text:p>
          </table:table-cell>
          <table:table-cell office:value-type="float" office:value="1155156" table:style-name="ce48">
            <text:p>1.155.156</text:p>
          </table:table-cell>
          <table:table-cell office:value-type="percentage" office:value="0.90562824864958091" table:style-name="ce49">
            <text:p>90,6%</text:p>
          </table:table-cell>
          <table:table-cell office:value-type="float" office:value="817438" table:style-name="ce48">
            <text:p>817.438</text:p>
          </table:table-cell>
          <table:table-cell office:value-type="percentage" office:value="0.84565934361512396" table:style-name="ce49">
            <text:p>84,6%</text:p>
          </table:table-cell>
          <table:table-cell office:value-type="float" office:value="682062" table:style-name="ce48">
            <text:p>682.062</text:p>
          </table:table-cell>
          <table:table-cell office:value-type="percentage" office:value="0.82270408624821934" table:style-name="ce49">
            <text:p>82,3%</text:p>
          </table:table-cell>
          <table:table-cell office:value-type="float" office:value="603311" table:style-name="ce48">
            <text:p>603.311</text:p>
          </table:table-cell>
          <table:table-cell office:value-type="percentage" office:value="0.89863605828739446" table:style-name="ce49">
            <text:p>89,9%</text:p>
          </table:table-cell>
          <table:table-cell office:value-type="float" office:value="6173221" table:style-name="ce48">
            <text:p>6.173.221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1018050505321557" table:style-name="ce49">
            <text:p>91,0%</text:p>
          </table:table-cell>
          <table:table-cell office:value-type="percentage" office:value="0.804721340829197" table:style-name="ce49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5417" table:style-name="ce48">
            <text:p>295.417</text:p>
          </table:table-cell>
          <table:table-cell office:value-type="percentage" office:value="1" table:style-name="ce49">
            <text:p>100,0%</text:p>
          </table:table-cell>
          <table:table-cell office:value-type="float" office:value="435536" table:style-name="ce48">
            <text:p>435.536</text:p>
          </table:table-cell>
          <table:table-cell office:value-type="percentage" office:value="0.99035872807974967" table:style-name="ce49">
            <text:p>99,0%</text:p>
          </table:table-cell>
          <table:table-cell office:value-type="float" office:value="579432" table:style-name="ce48">
            <text:p>579.432</text:p>
          </table:table-cell>
          <table:table-cell office:value-type="percentage" office:value="0.9703453126569983" table:style-name="ce49">
            <text:p>97,0%</text:p>
          </table:table-cell>
          <table:table-cell office:value-type="float" office:value="733346" table:style-name="ce48">
            <text:p>733.346</text:p>
          </table:table-cell>
          <table:table-cell office:value-type="percentage" office:value="0.96202262638135316" table:style-name="ce49">
            <text:p>96,2%</text:p>
          </table:table-cell>
          <table:table-cell office:value-type="float" office:value="769458" table:style-name="ce48">
            <text:p>769.458</text:p>
          </table:table-cell>
          <table:table-cell office:value-type="percentage" office:value="0.91523367387355881" table:style-name="ce49">
            <text:p>91,5%</text:p>
          </table:table-cell>
          <table:table-cell office:value-type="float" office:value="529957" table:style-name="ce48">
            <text:p>529.957</text:p>
          </table:table-cell>
          <table:table-cell office:value-type="percentage" office:value="0.86323321730320346" table:style-name="ce49">
            <text:p>86,3%</text:p>
          </table:table-cell>
          <table:table-cell office:value-type="float" office:value="447045" table:style-name="ce48">
            <text:p>447.045</text:p>
          </table:table-cell>
          <table:table-cell office:value-type="percentage" office:value="0.87181852398624737" table:style-name="ce49">
            <text:p>87,2%</text:p>
          </table:table-cell>
          <table:table-cell office:value-type="float" office:value="423608" table:style-name="ce48">
            <text:p>423.608</text:p>
          </table:table-cell>
          <table:table-cell office:value-type="percentage" office:value="0.97883166308122804" table:style-name="ce49">
            <text:p>97,9%</text:p>
          </table:table-cell>
          <table:table-cell office:value-type="float" office:value="4213799" table:style-name="ce48">
            <text:p>4.213.799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806202368374536" table:style-name="ce49">
            <text:p>93,8%</text:p>
          </table:table-cell>
          <table:table-cell office:value-type="percentage" office:value="0.83490418650913556" table:style-name="ce49">
            <text:p>83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76" table:style-name="ce48">
            <text:p>77.676</text:p>
          </table:table-cell>
          <table:table-cell office:value-type="percentage" office:value="1" table:style-name="ce49">
            <text:p>100,0%</text:p>
          </table:table-cell>
          <table:table-cell office:value-type="float" office:value="95750" table:style-name="ce48">
            <text:p>95.750</text:p>
          </table:table-cell>
          <table:table-cell office:value-type="percentage" office:value="1" table:style-name="ce49">
            <text:p>100,0%</text:p>
          </table:table-cell>
          <table:table-cell office:value-type="float" office:value="132844" table:style-name="ce48">
            <text:p>132.844</text:p>
          </table:table-cell>
          <table:table-cell office:value-type="percentage" office:value="1.0165206412365613" table:style-name="ce49">
            <text:p>101,7%</text:p>
          </table:table-cell>
          <table:table-cell office:value-type="float" office:value="161545" table:style-name="ce48">
            <text:p>161.545</text:p>
          </table:table-cell>
          <table:table-cell office:value-type="percentage" office:value="0.9618464689526236" table:style-name="ce49">
            <text:p>96,2%</text:p>
          </table:table-cell>
          <table:table-cell office:value-type="float" office:value="146134" table:style-name="ce48">
            <text:p>146.134</text:p>
          </table:table-cell>
          <table:table-cell office:value-type="percentage" office:value="0.92762289254519603" table:style-name="ce49">
            <text:p>92,8%</text:p>
          </table:table-cell>
          <table:table-cell office:value-type="float" office:value="113200" table:style-name="ce48">
            <text:p>113.200</text:p>
          </table:table-cell>
          <table:table-cell office:value-type="percentage" office:value="0.87182883812633816" table:style-name="ce49">
            <text:p>87,2%</text:p>
          </table:table-cell>
          <table:table-cell office:value-type="float" office:value="93386" table:style-name="ce48">
            <text:p>93.386</text:p>
          </table:table-cell>
          <table:table-cell office:value-type="percentage" office:value="0.83005350825733737" table:style-name="ce49">
            <text:p>83,0%</text:p>
          </table:table-cell>
          <table:table-cell office:value-type="float" office:value="85417" table:style-name="ce48">
            <text:p>85.417</text:p>
          </table:table-cell>
          <table:table-cell office:value-type="percentage" office:value="0.99659312324259997" table:style-name="ce49">
            <text:p>99,7%</text:p>
          </table:table-cell>
          <table:table-cell office:value-type="float" office:value="905952" table:style-name="ce48">
            <text:p>905.952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374411773994883" table:style-name="ce49">
            <text:p>95,4%</text:p>
          </table:table-cell>
          <table:table-cell office:value-type="percentage" office:value="0.85628814393964459" table:style-name="ce49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706" table:style-name="ce48">
            <text:p>241.706</text:p>
          </table:table-cell>
          <table:table-cell office:value-type="percentage" office:value="1" table:style-name="ce49">
            <text:p>100,0%</text:p>
          </table:table-cell>
          <table:table-cell office:value-type="float" office:value="291474" table:style-name="ce48">
            <text:p>291.474</text:p>
          </table:table-cell>
          <table:table-cell office:value-type="percentage" office:value="0.99823623492665825" table:style-name="ce49">
            <text:p>99,8%</text:p>
          </table:table-cell>
          <table:table-cell office:value-type="float" office:value="348051" table:style-name="ce48">
            <text:p>348.051</text:p>
          </table:table-cell>
          <table:table-cell office:value-type="percentage" office:value="0.98440178071420892" table:style-name="ce49">
            <text:p>98,4%</text:p>
          </table:table-cell>
          <table:table-cell office:value-type="float" office:value="392844" table:style-name="ce48">
            <text:p>392.844</text:p>
          </table:table-cell>
          <table:table-cell office:value-type="percentage" office:value="0.96002932551319653" table:style-name="ce49">
            <text:p>96,0%</text:p>
          </table:table-cell>
          <table:table-cell office:value-type="float" office:value="411152" table:style-name="ce48">
            <text:p>411.152</text:p>
          </table:table-cell>
          <table:table-cell office:value-type="percentage" office:value="0.92844997143418462" table:style-name="ce49">
            <text:p>92,8%</text:p>
          </table:table-cell>
          <table:table-cell office:value-type="float" office:value="267052" table:style-name="ce48">
            <text:p>267.052</text:p>
          </table:table-cell>
          <table:table-cell office:value-type="percentage" office:value="0.86537177817095379" table:style-name="ce49">
            <text:p>86,5%</text:p>
          </table:table-cell>
          <table:table-cell office:value-type="float" office:value="202194" table:style-name="ce48">
            <text:p>202.194</text:p>
          </table:table-cell>
          <table:table-cell office:value-type="percentage" office:value="0.87772288832359502" table:style-name="ce49">
            <text:p>87,8%</text:p>
          </table:table-cell>
          <table:table-cell office:value-type="float" office:value="189627" table:style-name="ce48">
            <text:p>189.627</text:p>
          </table:table-cell>
          <table:table-cell office:value-type="percentage" office:value="1.0342689152631119" table:style-name="ce49">
            <text:p>103,4%</text:p>
          </table:table-cell>
          <table:table-cell office:value-type="float" office:value="2344100" table:style-name="ce48">
            <text:p>2.344.100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4388759213184" table:style-name="ce49">
            <text:p>95,4%</text:p>
          </table:table-cell>
          <table:table-cell office:value-type="percentage" office:value="0.86919087121543592" table:style-name="ce49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580" table:style-name="ce48">
            <text:p>23.580</text:p>
          </table:table-cell>
          <table:table-cell office:value-type="percentage" office:value="1" table:style-name="ce49">
            <text:p>100,0%</text:p>
          </table:table-cell>
          <table:table-cell office:value-type="float" office:value="28969" table:style-name="ce48">
            <text:p>28.969</text:p>
          </table:table-cell>
          <table:table-cell office:value-type="percentage" office:value="1" table:style-name="ce49">
            <text:p>100,0%</text:p>
          </table:table-cell>
          <table:table-cell office:value-type="float" office:value="40285" table:style-name="ce48">
            <text:p>40.285</text:p>
          </table:table-cell>
          <table:table-cell office:value-type="percentage" office:value="1.0432744600403998" table:style-name="ce49">
            <text:p>104,3%</text:p>
          </table:table-cell>
          <table:table-cell office:value-type="float" office:value="50596" table:style-name="ce48">
            <text:p>50.596</text:p>
          </table:table-cell>
          <table:table-cell office:value-type="percentage" office:value="1.065178947368421" table:style-name="ce49">
            <text:p>106,5%</text:p>
          </table:table-cell>
          <table:table-cell office:value-type="float" office:value="52953" table:style-name="ce48">
            <text:p>52.953</text:p>
          </table:table-cell>
          <table:table-cell office:value-type="percentage" office:value="1.0237607300286133" table:style-name="ce49">
            <text:p>102,4%</text:p>
          </table:table-cell>
          <table:table-cell office:value-type="float" office:value="31713" table:style-name="ce48">
            <text:p>31.713</text:p>
          </table:table-cell>
          <table:table-cell office:value-type="percentage" office:value="0.85627497569931954" table:style-name="ce49">
            <text:p>85,6%</text:p>
          </table:table-cell>
          <table:table-cell office:value-type="float" office:value="24560" table:style-name="ce48">
            <text:p>24.560</text:p>
          </table:table-cell>
          <table:table-cell office:value-type="percentage" office:value="0.81416163893124704" table:style-name="ce49">
            <text:p>81,4%</text:p>
          </table:table-cell>
          <table:table-cell office:value-type="float" office:value="24568" table:style-name="ce48">
            <text:p>24.568</text:p>
          </table:table-cell>
          <table:table-cell office:value-type="percentage" office:value="0.94546853954204346" table:style-name="ce49">
            <text:p>94,5%</text:p>
          </table:table-cell>
          <table:table-cell office:value-type="float" office:value="277224" table:style-name="ce48">
            <text:p>277.224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8488341936698653" table:style-name="ce49">
            <text:p>98,5%</text:p>
          </table:table-cell>
          <table:table-cell office:value-type="percentage" office:value="0.87680279338090172" table:style-name="ce49">
            <text:p>87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1812" table:style-name="ce48">
            <text:p>371.812</text:p>
          </table:table-cell>
          <table:table-cell office:value-type="percentage" office:value="1" table:style-name="ce49">
            <text:p>100,0%</text:p>
          </table:table-cell>
          <table:table-cell office:value-type="float" office:value="510920" table:style-name="ce48">
            <text:p>510.920</text:p>
          </table:table-cell>
          <table:table-cell office:value-type="percentage" office:value="0.96939569300825346" table:style-name="ce49">
            <text:p>96,9%</text:p>
          </table:table-cell>
          <table:table-cell office:value-type="float" office:value="690265" table:style-name="ce48">
            <text:p>690.265</text:p>
          </table:table-cell>
          <table:table-cell office:value-type="percentage" office:value="0.95809193596295694" table:style-name="ce49">
            <text:p>95,8%</text:p>
          </table:table-cell>
          <table:table-cell office:value-type="float" office:value="959849" table:style-name="ce48">
            <text:p>959.849</text:p>
          </table:table-cell>
          <table:table-cell office:value-type="percentage" office:value="0.96978052232917311" table:style-name="ce49">
            <text:p>97,0%</text:p>
          </table:table-cell>
          <table:table-cell office:value-type="float" office:value="1049929" table:style-name="ce48">
            <text:p>1.049.929</text:p>
          </table:table-cell>
          <table:table-cell office:value-type="percentage" office:value="0.90821715297054673" table:style-name="ce49">
            <text:p>90,8%</text:p>
          </table:table-cell>
          <table:table-cell office:value-type="float" office:value="769214" table:style-name="ce48">
            <text:p>769.214</text:p>
          </table:table-cell>
          <table:table-cell office:value-type="percentage" office:value="0.85388147115371804" table:style-name="ce49">
            <text:p>85,4%</text:p>
          </table:table-cell>
          <table:table-cell office:value-type="float" office:value="624116" table:style-name="ce48">
            <text:p>624.116</text:p>
          </table:table-cell>
          <table:table-cell office:value-type="percentage" office:value="0.84849440627986683" table:style-name="ce49">
            <text:p>84,8%</text:p>
          </table:table-cell>
          <table:table-cell office:value-type="float" office:value="522359" table:style-name="ce48">
            <text:p>522.359</text:p>
          </table:table-cell>
          <table:table-cell office:value-type="percentage" office:value="0.91523110347969305" table:style-name="ce49">
            <text:p>91,5%</text:p>
          </table:table-cell>
          <table:table-cell office:value-type="float" office:value="5498464" table:style-name="ce48">
            <text:p>5.498.464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087568590907787" table:style-name="ce49">
            <text:p>92,1%</text:p>
          </table:table-cell>
          <table:table-cell office:value-type="percentage" office:value="0.81388454531406074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5896" table:style-name="ce48">
            <text:p>75.896</text:p>
          </table:table-cell>
          <table:table-cell office:value-type="percentage" office:value="1" table:style-name="ce49">
            <text:p>100,0%</text:p>
          </table:table-cell>
          <table:table-cell office:value-type="float" office:value="108122" table:style-name="ce48">
            <text:p>108.122</text:p>
          </table:table-cell>
          <table:table-cell office:value-type="percentage" office:value="1" table:style-name="ce49">
            <text:p>100,0%</text:p>
          </table:table-cell>
          <table:table-cell office:value-type="float" office:value="153637" table:style-name="ce48">
            <text:p>153.637</text:p>
          </table:table-cell>
          <table:table-cell office:value-type="percentage" office:value="1.0006252401638651" table:style-name="ce49">
            <text:p>100,1%</text:p>
          </table:table-cell>
          <table:table-cell office:value-type="float" office:value="211542" table:style-name="ce48">
            <text:p>211.542</text:p>
          </table:table-cell>
          <table:table-cell office:value-type="percentage" office:value="0.96991788283517422" table:style-name="ce49">
            <text:p>97,0%</text:p>
          </table:table-cell>
          <table:table-cell office:value-type="float" office:value="235119" table:style-name="ce48">
            <text:p>235.119</text:p>
          </table:table-cell>
          <table:table-cell office:value-type="percentage" office:value="0.93128238034127098" table:style-name="ce49">
            <text:p>93,1%</text:p>
          </table:table-cell>
          <table:table-cell office:value-type="float" office:value="170893" table:style-name="ce48">
            <text:p>170.893</text:p>
          </table:table-cell>
          <table:table-cell office:value-type="percentage" office:value="0.85843957523333037" table:style-name="ce49">
            <text:p>85,8%</text:p>
          </table:table-cell>
          <table:table-cell office:value-type="float" office:value="144683" table:style-name="ce48">
            <text:p>144.683</text:p>
          </table:table-cell>
          <table:table-cell office:value-type="percentage" office:value="0.83180310338681951" table:style-name="ce49">
            <text:p>83,2%</text:p>
          </table:table-cell>
          <table:table-cell office:value-type="float" office:value="131942" table:style-name="ce48">
            <text:p>131.942</text:p>
          </table:table-cell>
          <table:table-cell office:value-type="percentage" office:value="0.91236101122973945" table:style-name="ce49">
            <text:p>91,2%</text:p>
          </table:table-cell>
          <table:table-cell office:value-type="float" office:value="1231834" table:style-name="ce48">
            <text:p>1.231.834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489747376697574" table:style-name="ce49">
            <text:p>93,5%</text:p>
          </table:table-cell>
          <table:table-cell office:value-type="percentage" office:value="0.81412566189669255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312" table:style-name="ce48">
            <text:p>42.312</text:p>
          </table:table-cell>
          <table:table-cell office:value-type="percentage" office:value="1" table:style-name="ce49">
            <text:p>100,0%</text:p>
          </table:table-cell>
          <table:table-cell office:value-type="float" office:value="55898" table:style-name="ce48">
            <text:p>55.898</text:p>
          </table:table-cell>
          <table:table-cell office:value-type="percentage" office:value="0.98689971751412431" table:style-name="ce49">
            <text:p>98,7%</text:p>
          </table:table-cell>
          <table:table-cell office:value-type="float" office:value="72570" table:style-name="ce48">
            <text:p>72.570</text:p>
          </table:table-cell>
          <table:table-cell office:value-type="percentage" office:value="0.95903264173384428" table:style-name="ce49">
            <text:p>95,9%</text:p>
          </table:table-cell>
          <table:table-cell office:value-type="float" office:value="92502" table:style-name="ce48">
            <text:p>92.502</text:p>
          </table:table-cell>
          <table:table-cell office:value-type="percentage" office:value="0.94681569735306759" table:style-name="ce49">
            <text:p>94,7%</text:p>
          </table:table-cell>
          <table:table-cell office:value-type="float" office:value="96325" table:style-name="ce48">
            <text:p>96.325</text:p>
          </table:table-cell>
          <table:table-cell office:value-type="percentage" office:value="0.9111073276392081" table:style-name="ce49">
            <text:p>91,1%</text:p>
          </table:table-cell>
          <table:table-cell office:value-type="float" office:value="65555" table:style-name="ce48">
            <text:p>65.555</text:p>
          </table:table-cell>
          <table:table-cell office:value-type="percentage" office:value="0.85437057696568441" table:style-name="ce49">
            <text:p>85,4%</text:p>
          </table:table-cell>
          <table:table-cell office:value-type="float" office:value="59145" table:style-name="ce48">
            <text:p>59.145</text:p>
          </table:table-cell>
          <table:table-cell office:value-type="percentage" office:value="0.85964070811894999" table:style-name="ce49">
            <text:p>86,0%</text:p>
          </table:table-cell>
          <table:table-cell office:value-type="float" office:value="55428" table:style-name="ce48">
            <text:p>55.428</text:p>
          </table:table-cell>
          <table:table-cell office:value-type="percentage" office:value="0.96361328905964783" table:style-name="ce49">
            <text:p>96,4%</text:p>
          </table:table-cell>
          <table:table-cell office:value-type="float" office:value="539735" table:style-name="ce48">
            <text:p>539.735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029849665789921" table:style-name="ce49">
            <text:p>93,0%</text:p>
          </table:table-cell>
          <table:table-cell office:value-type="percentage" office:value="0.82069750963272481" table:style-name="ce49">
            <text:p>82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3066" table:style-name="ce48">
            <text:p>163.066</text:p>
          </table:table-cell>
          <table:table-cell office:value-type="percentage" office:value="1.0221907400674499" table:style-name="ce49">
            <text:p>102,2%</text:p>
          </table:table-cell>
          <table:table-cell office:value-type="float" office:value="213682" table:style-name="ce48">
            <text:p>213.682</text:p>
          </table:table-cell>
          <table:table-cell office:value-type="percentage" office:value="0.98759509349897856" table:style-name="ce49">
            <text:p>98,8%</text:p>
          </table:table-cell>
          <table:table-cell office:value-type="float" office:value="276831" table:style-name="ce48">
            <text:p>276.831</text:p>
          </table:table-cell>
          <table:table-cell office:value-type="percentage" office:value="0.97419790753898294" table:style-name="ce49">
            <text:p>97,4%</text:p>
          </table:table-cell>
          <table:table-cell office:value-type="float" office:value="325705" table:style-name="ce48">
            <text:p>325.705</text:p>
          </table:table-cell>
          <table:table-cell office:value-type="percentage" office:value="0.96514622170464071" table:style-name="ce49">
            <text:p>96,5%</text:p>
          </table:table-cell>
          <table:table-cell office:value-type="float" office:value="324060" table:style-name="ce48">
            <text:p>324.060</text:p>
          </table:table-cell>
          <table:table-cell office:value-type="percentage" office:value="0.93103567160062517" table:style-name="ce49">
            <text:p>93,1%</text:p>
          </table:table-cell>
          <table:table-cell office:value-type="float" office:value="208840" table:style-name="ce48">
            <text:p>208.840</text:p>
          </table:table-cell>
          <table:table-cell office:value-type="percentage" office:value="0.87882677215056704" table:style-name="ce49">
            <text:p>87,9%</text:p>
          </table:table-cell>
          <table:table-cell office:value-type="float" office:value="172508" table:style-name="ce48">
            <text:p>172.508</text:p>
          </table:table-cell>
          <table:table-cell office:value-type="percentage" office:value="0.86593880982857718" table:style-name="ce49">
            <text:p>86,6%</text:p>
          </table:table-cell>
          <table:table-cell office:value-type="float" office:value="164564" table:style-name="ce48">
            <text:p>164.564</text:p>
          </table:table-cell>
          <table:table-cell office:value-type="percentage" office:value="0.95224428152322982" table:style-name="ce49">
            <text:p>95,2%</text:p>
          </table:table-cell>
          <table:table-cell office:value-type="float" office:value="1849256" table:style-name="ce48">
            <text:p>1.849.256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4578860127052611" table:style-name="ce49">
            <text:p>94,6%</text:p>
          </table:table-cell>
          <table:table-cell office:value-type="percentage" office:value="0.84598985867657739" table:style-name="ce49">
            <text:p>84,6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391" table:style-name="ce48">
            <text:p>2.391</text:p>
          </table:table-cell>
          <table:table-cell office:value-type="percentage" office:value="0.84279168135354243" table:style-name="ce49">
            <text:p>84,3%</text:p>
          </table:table-cell>
          <table:table-cell office:value-type="float" office:value="3887" table:style-name="ce48">
            <text:p>3.887</text:p>
          </table:table-cell>
          <table:table-cell office:value-type="percentage" office:value="0.88260672116257943" table:style-name="ce49">
            <text:p>88,3%</text:p>
          </table:table-cell>
          <table:table-cell office:value-type="float" office:value="7617" table:style-name="ce48">
            <text:p>7.617</text:p>
          </table:table-cell>
          <table:table-cell office:value-type="percentage" office:value="0.91451554808500424" table:style-name="ce49">
            <text:p>91,5%</text:p>
          </table:table-cell>
          <table:table-cell office:value-type="float" office:value="10564" table:style-name="ce48">
            <text:p>10.564</text:p>
          </table:table-cell>
          <table:table-cell office:value-type="percentage" office:value="0.91407804793631564" table:style-name="ce49">
            <text:p>91,4%</text:p>
          </table:table-cell>
          <table:table-cell office:value-type="float" office:value="11105" table:style-name="ce48">
            <text:p>11.105</text:p>
          </table:table-cell>
          <table:table-cell office:value-type="percentage" office:value="0.89868090960589142" table:style-name="ce49">
            <text:p>89,9%</text:p>
          </table:table-cell>
          <table:table-cell office:value-type="float" office:value="9153" table:style-name="ce48">
            <text:p>9.153</text:p>
          </table:table-cell>
          <table:table-cell office:value-type="percentage" office:value="0.80296517238354237" table:style-name="ce49">
            <text:p>80,3%</text:p>
          </table:table-cell>
          <table:table-cell office:value-type="float" office:value="8906" table:style-name="ce48">
            <text:p>8.906</text:p>
          </table:table-cell>
          <table:table-cell office:value-type="percentage" office:value="0.81969627243442245" table:style-name="ce49">
            <text:p>82,0%</text:p>
          </table:table-cell>
          <table:table-cell office:value-type="float" office:value="8721" table:style-name="ce48">
            <text:p>8.721</text:p>
          </table:table-cell>
          <table:table-cell office:value-type="percentage" office:value="0.93966167438853576" table:style-name="ce49">
            <text:p>94,0%</text:p>
          </table:table-cell>
          <table:table-cell office:value-type="float" office:value="62344" table:style-name="ce48">
            <text:p>62.344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7772599923974715" table:style-name="ce49">
            <text:p>87,8%</text:p>
          </table:table-cell>
          <table:table-cell office:value-type="percentage" office:value="0.74648275201455994" table:style-name="ce49">
            <text:p>74,6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2" table:style-name="ce48">
            <text:p>2.052</text:p>
          </table:table-cell>
          <table:table-cell office:value-type="percentage" office:value="0.81720430107526887" table:style-name="ce49">
            <text:p>81,7%</text:p>
          </table:table-cell>
          <table:table-cell office:value-type="float" office:value="3363" table:style-name="ce48">
            <text:p>3.363</text:p>
          </table:table-cell>
          <table:table-cell office:value-type="percentage" office:value="0.88430186694714696" table:style-name="ce49">
            <text:p>88,4%</text:p>
          </table:table-cell>
          <table:table-cell office:value-type="float" office:value="7395" table:style-name="ce48">
            <text:p>7.395</text:p>
          </table:table-cell>
          <table:table-cell office:value-type="percentage" office:value="0.92379762648344788" table:style-name="ce49">
            <text:p>92,4%</text:p>
          </table:table-cell>
          <table:table-cell office:value-type="float" office:value="10031" table:style-name="ce48">
            <text:p>10.031</text:p>
          </table:table-cell>
          <table:table-cell office:value-type="percentage" office:value="0.92871030460142578" table:style-name="ce49">
            <text:p>92,9%</text:p>
          </table:table-cell>
          <table:table-cell office:value-type="float" office:value="10488" table:style-name="ce48">
            <text:p>10.488</text:p>
          </table:table-cell>
          <table:table-cell office:value-type="percentage" office:value="0.96017577588574565" table:style-name="ce49">
            <text:p>96,0%</text:p>
          </table:table-cell>
          <table:table-cell office:value-type="float" office:value="8990" table:style-name="ce48">
            <text:p>8.990</text:p>
          </table:table-cell>
          <table:table-cell office:value-type="percentage" office:value="0.82085463842220596" table:style-name="ce49">
            <text:p>82,1%</text:p>
          </table:table-cell>
          <table:table-cell office:value-type="float" office:value="9046" table:style-name="ce48">
            <text:p>9.046</text:p>
          </table:table-cell>
          <table:table-cell office:value-type="percentage" office:value="0.77375759130955435" table:style-name="ce49">
            <text:p>77,4%</text:p>
          </table:table-cell>
          <table:table-cell office:value-type="float" office:value="8469" table:style-name="ce48">
            <text:p>8.469</text:p>
          </table:table-cell>
          <table:table-cell office:value-type="percentage" office:value="0.88402922755741131" table:style-name="ce49">
            <text:p>88,4%</text:p>
          </table:table-cell>
          <table:table-cell office:value-type="float" office:value="59834" table:style-name="ce48">
            <text:p>59.834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7648316878094512" table:style-name="ce49">
            <text:p>87,6%</text:p>
          </table:table-cell>
          <table:table-cell office:value-type="percentage" office:value="0.71212301540072842" table:style-name="ce49">
            <text:p>71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3" table:style-name="ce48">
            <text:p>23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788" table:style-name="ce48">
            <text:p>3.788</text:p>
          </table:table-cell>
          <table:table-cell office:value-type="string" table:style-name="ce49">
            <text:p>-</text:p>
          </table:table-cell>
          <table:table-cell office:value-type="float" office:value="10049" table:style-name="ce48">
            <text:p>10.049</text:p>
          </table:table-cell>
          <table:table-cell office:value-type="string" table:style-name="ce49">
            <text:p>-</text:p>
          </table:table-cell>
          <table:table-cell office:value-type="float" office:value="23262" table:style-name="ce48">
            <text:p>23.262</text:p>
          </table:table-cell>
          <table:table-cell office:value-type="string" table:style-name="ce49">
            <text:p>-</text:p>
          </table:table-cell>
          <table:table-cell office:value-type="float" office:value="33037" table:style-name="ce48">
            <text:p>33.037</text:p>
          </table:table-cell>
          <table:table-cell office:value-type="string" table:style-name="ce49">
            <text:p>-</text:p>
          </table:table-cell>
          <table:table-cell office:value-type="float" office:value="24892" table:style-name="ce48">
            <text:p>24.892</text:p>
          </table:table-cell>
          <table:table-cell office:value-type="string" table:style-name="ce49">
            <text:p>-</text:p>
          </table:table-cell>
          <table:table-cell office:value-type="float" office:value="1350" table:style-name="ce48">
            <text:p>1.350</text:p>
          </table:table-cell>
          <table:table-cell office:value-type="string" table:style-name="ce49">
            <text:p>-</text:p>
          </table:table-cell>
          <table:table-cell office:value-type="float" office:value="96420" table:style-name="ce48">
            <text:p>96.420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2" table:style-name="ce51">
            <text:p>32</text:p>
          </table:table-cell>
          <table:table-cell office:value-type="string" table:style-name="ce52">
            <text:p>-</text:p>
          </table:table-cell>
          <table:table-cell office:value-type="float" office:value="49" table:style-name="ce51">
            <text:p>49</text:p>
          </table:table-cell>
          <table:table-cell office:value-type="string" table:style-name="ce52">
            <text:p>-</text:p>
          </table:table-cell>
          <table:table-cell office:value-type="float" office:value="309" table:style-name="ce51">
            <text:p>309</text:p>
          </table:table-cell>
          <table:table-cell office:value-type="string" table:style-name="ce52">
            <text:p>-</text:p>
          </table:table-cell>
          <table:table-cell office:value-type="float" office:value="941" table:style-name="ce51">
            <text:p>941</text:p>
          </table:table-cell>
          <table:table-cell office:value-type="string" table:style-name="ce52">
            <text:p>-</text:p>
          </table:table-cell>
          <table:table-cell office:value-type="float" office:value="1958" table:style-name="ce51">
            <text:p>1.958</text:p>
          </table:table-cell>
          <table:table-cell office:value-type="string" table:style-name="ce52">
            <text:p>-</text:p>
          </table:table-cell>
          <table:table-cell office:value-type="float" office:value="2442" table:style-name="ce51">
            <text:p>2.442</text:p>
          </table:table-cell>
          <table:table-cell office:value-type="string" table:style-name="ce52">
            <text:p>-</text:p>
          </table:table-cell>
          <table:table-cell office:value-type="float" office:value="2172" table:style-name="ce51">
            <text:p>2.172</text:p>
          </table:table-cell>
          <table:table-cell office:value-type="string" table:style-name="ce52">
            <text:p>-</text:p>
          </table:table-cell>
          <table:table-cell office:value-type="float" office:value="258" table:style-name="ce51">
            <text:p>258</text:p>
          </table:table-cell>
          <table:table-cell office:value-type="string" table:style-name="ce52">
            <text:p>-</text:p>
          </table:table-cell>
          <table:table-cell office:value-type="float" office:value="8161" table:style-name="ce51">
            <text:p>8.161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22989" table:style-name="ce55">
            <text:p>2.922.989</text:p>
          </table:table-cell>
          <table:table-cell office:value-type="percentage" office:value="1" table:style-name="ce56">
            <text:p>100,0%</text:p>
          </table:table-cell>
          <table:table-cell office:value-type="float" office:value="3949544" table:style-name="ce55">
            <text:p>3.949.544</text:p>
          </table:table-cell>
          <table:table-cell office:value-type="percentage" office:value="0.98816937126907356" table:style-name="ce56">
            <text:p>98,8%</text:p>
          </table:table-cell>
          <table:table-cell office:value-type="float" office:value="5314874" table:style-name="ce55">
            <text:p>5.314.874</text:p>
          </table:table-cell>
          <table:table-cell office:value-type="percentage" office:value="0.96499674998093565" table:style-name="ce56">
            <text:p>96,5%</text:p>
          </table:table-cell>
          <table:table-cell office:value-type="float" office:value="6768836" table:style-name="ce55">
            <text:p>6.768.836</text:p>
          </table:table-cell>
          <table:table-cell office:value-type="percentage" office:value="0.94938394443311469" table:style-name="ce56">
            <text:p>94,9%</text:p>
          </table:table-cell>
          <table:table-cell office:value-type="float" office:value="7091895" table:style-name="ce55">
            <text:p>7.091.895</text:p>
          </table:table-cell>
          <table:table-cell office:value-type="percentage" office:value="0.90726227380792779" table:style-name="ce56">
            <text:p>90,7%</text:p>
          </table:table-cell>
          <table:table-cell office:value-type="float" office:value="5046749" table:style-name="ce55">
            <text:p>5.046.749</text:p>
          </table:table-cell>
          <table:table-cell office:value-type="percentage" office:value="0.8493322136243231" table:style-name="ce56">
            <text:p>84,9%</text:p>
          </table:table-cell>
          <table:table-cell office:value-type="float" office:value="4151563" table:style-name="ce55">
            <text:p>4.151.563</text:p>
          </table:table-cell>
          <table:table-cell office:value-type="percentage" office:value="0.843024567452618" table:style-name="ce56">
            <text:p>84,3%</text:p>
          </table:table-cell>
          <table:table-cell office:value-type="float" office:value="3758370" table:style-name="ce55">
            <text:p>3.758.370</text:p>
          </table:table-cell>
          <table:table-cell office:value-type="percentage" office:value="0.94337496190977721" table:style-name="ce56">
            <text:p>94,3%</text:p>
          </table:table-cell>
          <table:table-cell office:value-type="float" office:value="39004820" table:style-name="ce55">
            <text:p>39.004.820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461276491119493" table:style-name="ce56">
            <text:p>92,5%</text:p>
          </table:table-cell>
          <table:table-cell office:value-type="percentage" office:value="0.82290911921059773" table:style-name="ce56">
            <text:p>82,3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16374" table:default-cell-style-name="ce1"/>
        <table:table-row table:style-name="ro10">
          <table:table-cell table:number-columns-spanned="1" table:number-rows-spanned="2" table:style-name="ce69"/>
          <table:table-cell office:value-type="string" table:number-columns-spanned="2" table:number-rows-spanned="1" table:style-name="ce70">
            <text:p><text:s/>Mayores de 70 años</text:p>
          </table:table-cell>
          <table:covered-table-cell/>
          <table:table-cell office:value-type="string" table:number-columns-spanned="2" table:number-rows-spanned="1" table:style-name="ce70">
            <text:p>60-69 años</text:p>
          </table:table-cell>
          <table:covered-table-cell/>
          <table:table-cell office:value-type="string" table:number-columns-spanned="2" table:number-rows-spanned="1" table:style-name="ce70">
            <text:p>50-59 años</text:p>
          </table:table-cell>
          <table:covered-table-cell/>
          <table:table-cell office:value-type="string" table:number-columns-spanned="2" table:number-rows-spanned="1" table:style-name="ce70">
            <text:p>40-49 años</text:p>
          </table:table-cell>
          <table:covered-table-cell/>
          <table:table-cell office:value-type="string" table:number-columns-spanned="2" table:number-rows-spanned="1" table:style-name="ce70">
            <text:p>30-39 años</text:p>
          </table:table-cell>
          <table:covered-table-cell/>
          <table:table-cell office:value-type="string" table:number-columns-spanned="2" table:number-rows-spanned="1" table:style-name="ce70">
            <text:p>20-29 años</text:p>
          </table:table-cell>
          <table:covered-table-cell/>
          <table:table-cell office:value-type="string" table:number-columns-spanned="2" table:number-rows-spanned="1" table:style-name="ce71">
            <text:p>18-19 años</text:p>
          </table:table-cell>
          <table:covered-table-cell/>
          <table:table-cell table:number-columns-repeated="16369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18-19 años con <text:s/>dosis de recuerdo</text:p>
          </table:table-cell>
          <table:table-cell office:value-type="string" table:style-name="ce59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60">
            <text:p>Andalucía</text:p>
          </table:table-cell>
          <table:table-cell office:value-type="float" office:value="996870" table:style-name="ce61">
            <text:p>996.870</text:p>
          </table:table-cell>
          <table:table-cell office:value-type="percentage" office:value="0.91988653560803479" table:style-name="ce62">
            <text:p>92,0%</text:p>
          </table:table-cell>
          <table:table-cell office:value-type="float" office:value="867485" table:style-name="ce61">
            <text:p>867.485</text:p>
          </table:table-cell>
          <table:table-cell office:value-type="percentage" office:value="0.92908321730748633" table:style-name="ce62">
            <text:p>92,9%</text:p>
          </table:table-cell>
          <table:table-cell office:value-type="float" office:value="873831" table:style-name="ce61">
            <text:p>873.831</text:p>
          </table:table-cell>
          <table:table-cell office:value-type="percentage" office:value="0.71486620254096556" table:style-name="ce62">
            <text:p>71,5%</text:p>
          </table:table-cell>
          <table:table-cell office:value-type="float" office:value="698101" table:style-name="ce61">
            <text:p>698.101</text:p>
          </table:table-cell>
          <table:table-cell office:value-type="percentage" office:value="0.55104086663504037" table:style-name="ce62">
            <text:p>55,1%</text:p>
          </table:table-cell>
          <table:table-cell office:value-type="float" office:value="380056" table:style-name="ce61">
            <text:p>380.056</text:p>
          </table:table-cell>
          <table:table-cell office:value-type="percentage" office:value="0.39922897134903751" table:style-name="ce62">
            <text:p>39,9%</text:p>
          </table:table-cell>
          <table:table-cell office:value-type="float" office:value="263456" table:style-name="ce61">
            <text:p>263.456</text:p>
          </table:table-cell>
          <table:table-cell office:value-type="percentage" office:value="0.33244036840796931" table:style-name="ce62">
            <text:p>33,2%</text:p>
          </table:table-cell>
          <table:table-cell office:value-type="float" office:value="27982" table:style-name="ce61">
            <text:p>27.982</text:p>
          </table:table-cell>
          <table:table-cell office:value-type="percentage" office:value="0.16772863231212798" table:style-name="ce46">
            <text:p>16,8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ragón</text:p>
          </table:table-cell>
          <table:table-cell office:value-type="float" office:value="200600" table:style-name="ce7">
            <text:p>200.600</text:p>
          </table:table-cell>
          <table:table-cell office:value-type="percentage" office:value="0.91273506567961449" table:style-name="ce49">
            <text:p>91,3%</text:p>
          </table:table-cell>
          <table:table-cell office:value-type="float" office:value="142580" table:style-name="ce7">
            <text:p>142.580</text:p>
          </table:table-cell>
          <table:table-cell office:value-type="percentage" office:value="0.9169485639317273" table:style-name="ce49">
            <text:p>91,7%</text:p>
          </table:table-cell>
          <table:table-cell office:value-type="float" office:value="134563" table:style-name="ce7">
            <text:p>134.563</text:p>
          </table:table-cell>
          <table:table-cell office:value-type="percentage" office:value="0.71425235009050037" table:style-name="ce49">
            <text:p>71,4%</text:p>
          </table:table-cell>
          <table:table-cell office:value-type="float" office:value="103440" table:style-name="ce7">
            <text:p>103.440</text:p>
          </table:table-cell>
          <table:table-cell office:value-type="percentage" office:value="0.54148563052923626" table:style-name="ce49">
            <text:p>54,1%</text:p>
          </table:table-cell>
          <table:table-cell office:value-type="float" office:value="50274" table:style-name="ce7">
            <text:p>50.274</text:p>
          </table:table-cell>
          <table:table-cell office:value-type="percentage" office:value="0.38699099376491419" table:style-name="ce49">
            <text:p>38,7%</text:p>
          </table:table-cell>
          <table:table-cell office:value-type="float" office:value="37211" table:style-name="ce7">
            <text:p>37.211</text:p>
          </table:table-cell>
          <table:table-cell office:value-type="percentage" office:value="0.3438522242140864" table:style-name="ce49">
            <text:p>34,4%</text:p>
          </table:table-cell>
          <table:table-cell office:value-type="float" office:value="8287" table:style-name="ce7">
            <text:p>8.287</text:p>
          </table:table-cell>
          <table:table-cell office:value-type="percentage" office:value="0.36747816061372002" table:style-name="ce49">
            <text:p>36,7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sturias<text:s/></text:p>
          </table:table-cell>
          <table:table-cell office:value-type="float" office:value="191660" table:style-name="ce7">
            <text:p>191.660</text:p>
          </table:table-cell>
          <table:table-cell office:value-type="percentage" office:value="0.94307870962662621" table:style-name="ce49">
            <text:p>94,3%</text:p>
          </table:table-cell>
          <table:table-cell office:value-type="float" office:value="141735" table:style-name="ce7">
            <text:p>141.735</text:p>
          </table:table-cell>
          <table:table-cell office:value-type="percentage" office:value="0.94805385917151053" table:style-name="ce49">
            <text:p>94,8%</text:p>
          </table:table-cell>
          <table:table-cell office:value-type="float" office:value="143297" table:style-name="ce7">
            <text:p>143.297</text:p>
          </table:table-cell>
          <table:table-cell office:value-type="percentage" office:value="0.92443713308818787" table:style-name="ce49">
            <text:p>92,4%</text:p>
          </table:table-cell>
          <table:table-cell office:value-type="float" office:value="124611" table:style-name="ce7">
            <text:p>124.611</text:p>
          </table:table-cell>
          <table:table-cell office:value-type="percentage" office:value="0.81753946280720635" table:style-name="ce49">
            <text:p>81,8%</text:p>
          </table:table-cell>
          <table:table-cell office:value-type="float" office:value="59273" table:style-name="ce7">
            <text:p>59.273</text:p>
          </table:table-cell>
          <table:table-cell office:value-type="percentage" office:value="0.64451693579078995" table:style-name="ce49">
            <text:p>64,5%</text:p>
          </table:table-cell>
          <table:table-cell office:value-type="float" office:value="41035" table:style-name="ce7">
            <text:p>41.035</text:p>
          </table:table-cell>
          <table:table-cell office:value-type="percentage" office:value="0.60770085153646802" table:style-name="ce49">
            <text:p>60,8%</text:p>
          </table:table-cell>
          <table:table-cell office:value-type="float" office:value="9105" table:style-name="ce7">
            <text:p>9.105</text:p>
          </table:table-cell>
          <table:table-cell office:value-type="percentage" office:value="0.63088968957871394" table:style-name="ce49">
            <text:p>63,1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Baleares</text:p>
          </table:table-cell>
          <table:table-cell office:value-type="float" office:value="119971" table:style-name="ce7">
            <text:p>119.971</text:p>
          </table:table-cell>
          <table:table-cell office:value-type="percentage" office:value="0.91398816099222158" table:style-name="ce49">
            <text:p>91,4%</text:p>
          </table:table-cell>
          <table:table-cell office:value-type="float" office:value="98279" table:style-name="ce7">
            <text:p>98.279</text:p>
          </table:table-cell>
          <table:table-cell office:value-type="percentage" office:value="0.87643465465733272" table:style-name="ce49">
            <text:p>87,6%</text:p>
          </table:table-cell>
          <table:table-cell office:value-type="float" office:value="107805" table:style-name="ce7">
            <text:p>107.805</text:p>
          </table:table-cell>
          <table:table-cell office:value-type="percentage" office:value="0.70444669520044434" table:style-name="ce49">
            <text:p>70,4%</text:p>
          </table:table-cell>
          <table:table-cell office:value-type="float" office:value="80053" table:style-name="ce7">
            <text:p>80.053</text:p>
          </table:table-cell>
          <table:table-cell office:value-type="percentage" office:value="0.46343058932499709" table:style-name="ce49">
            <text:p>46,3%</text:p>
          </table:table-cell>
          <table:table-cell office:value-type="float" office:value="35862" table:style-name="ce7">
            <text:p>35.862</text:p>
          </table:table-cell>
          <table:table-cell office:value-type="percentage" office:value="0.2688588007736944" table:style-name="ce49">
            <text:p>26,9%</text:p>
          </table:table-cell>
          <table:table-cell office:value-type="float" office:value="23903" table:style-name="ce7">
            <text:p>23.903</text:p>
          </table:table-cell>
          <table:table-cell office:value-type="percentage" office:value="0.23268468854342092" table:style-name="ce49">
            <text:p>23,3%</text:p>
          </table:table-cell>
          <table:table-cell office:value-type="float" office:value="2499" table:style-name="ce7">
            <text:p>2.499</text:p>
          </table:table-cell>
          <table:table-cell office:value-type="percentage" office:value="0.12585616438356165" table:style-name="ce49">
            <text:p>12,6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arias</text:p>
          </table:table-cell>
          <table:table-cell office:value-type="float" office:value="222777" table:style-name="ce7">
            <text:p>222.777</text:p>
          </table:table-cell>
          <table:table-cell office:value-type="percentage" office:value="0.91028590341310733" table:style-name="ce49">
            <text:p>91,0%</text:p>
          </table:table-cell>
          <table:table-cell office:value-type="float" office:value="196902" table:style-name="ce7">
            <text:p>196.902</text:p>
          </table:table-cell>
          <table:table-cell office:value-type="percentage" office:value="0.87389266629977458" table:style-name="ce49">
            <text:p>87,4%</text:p>
          </table:table-cell>
          <table:table-cell office:value-type="float" office:value="239556" table:style-name="ce7">
            <text:p>239.556</text:p>
          </table:table-cell>
          <table:table-cell office:value-type="percentage" office:value="0.7391376788788715" table:style-name="ce49">
            <text:p>73,9%</text:p>
          </table:table-cell>
          <table:table-cell office:value-type="float" office:value="182801" table:style-name="ce7">
            <text:p>182.801</text:p>
          </table:table-cell>
          <table:table-cell office:value-type="percentage" office:value="0.56828737526035999" table:style-name="ce49">
            <text:p>56,8%</text:p>
          </table:table-cell>
          <table:table-cell office:value-type="float" office:value="74936" table:style-name="ce7">
            <text:p>74.936</text:p>
          </table:table-cell>
          <table:table-cell office:value-type="percentage" office:value="0.32149231191652938" table:style-name="ce49">
            <text:p>32,1%</text:p>
          </table:table-cell>
          <table:table-cell office:value-type="float" office:value="44073" table:style-name="ce7">
            <text:p>44.073</text:p>
          </table:table-cell>
          <table:table-cell office:value-type="percentage" office:value="0.23067743471911817" table:style-name="ce49">
            <text:p>23,1%</text:p>
          </table:table-cell>
          <table:table-cell office:value-type="float" office:value="4236" table:style-name="ce7">
            <text:p>4.236</text:p>
          </table:table-cell>
          <table:table-cell office:value-type="percentage" office:value="0.1040019641541861" table:style-name="ce49">
            <text:p>10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tabria</text:p>
          </table:table-cell>
          <table:table-cell office:value-type="float" office:value="91995" table:style-name="ce7">
            <text:p>91.995</text:p>
          </table:table-cell>
          <table:table-cell office:value-type="percentage" office:value="0.93516513677533475" table:style-name="ce49">
            <text:p>93,5%</text:p>
          </table:table-cell>
          <table:table-cell office:value-type="float" office:value="75391" table:style-name="ce7">
            <text:p>75.391</text:p>
          </table:table-cell>
          <table:table-cell office:value-type="percentage" office:value="0.97721292563740292" table:style-name="ce49">
            <text:p>97,7%</text:p>
          </table:table-cell>
          <table:table-cell office:value-type="float" office:value="71043" table:style-name="ce7">
            <text:p>71.043</text:p>
          </table:table-cell>
          <table:table-cell office:value-type="percentage" office:value="0.83507299527470202" table:style-name="ce49">
            <text:p>83,5%</text:p>
          </table:table-cell>
          <table:table-cell office:value-type="float" office:value="60629" table:style-name="ce7">
            <text:p>60.629</text:p>
          </table:table-cell>
          <table:table-cell office:value-type="percentage" office:value="0.67924803101087849" table:style-name="ce49">
            <text:p>67,9%</text:p>
          </table:table-cell>
          <table:table-cell office:value-type="float" office:value="30019" table:style-name="ce7">
            <text:p>30.019</text:p>
          </table:table-cell>
          <table:table-cell office:value-type="percentage" office:value="0.53009005827300015" table:style-name="ce49">
            <text:p>53,0%</text:p>
          </table:table-cell>
          <table:table-cell office:value-type="float" office:value="17970" table:style-name="ce7">
            <text:p>17.970</text:p>
          </table:table-cell>
          <table:table-cell office:value-type="percentage" office:value="0.4154913294797688" table:style-name="ce49">
            <text:p>41,5%</text:p>
          </table:table-cell>
          <table:table-cell office:value-type="float" office:value="2215" table:style-name="ce7">
            <text:p>2.215</text:p>
          </table:table-cell>
          <table:table-cell office:value-type="percentage" office:value="0.22357928737256486" table:style-name="ce49">
            <text:p>22,4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y León<text:s/></text:p>
          </table:table-cell>
          <table:table-cell office:value-type="float" office:value="444270" table:style-name="ce7">
            <text:p>444.270</text:p>
          </table:table-cell>
          <table:table-cell office:value-type="percentage" office:value="0.92775625698265696" table:style-name="ce49">
            <text:p>92,8%</text:p>
          </table:table-cell>
          <table:table-cell office:value-type="float" office:value="293840" table:style-name="ce7">
            <text:p>293.840</text:p>
          </table:table-cell>
          <table:table-cell office:value-type="percentage" office:value="0.90751298697287719" table:style-name="ce49">
            <text:p>90,8%</text:p>
          </table:table-cell>
          <table:table-cell office:value-type="float" office:value="297407" table:style-name="ce7">
            <text:p>297.407</text:p>
          </table:table-cell>
          <table:table-cell office:value-type="percentage" office:value="0.83706824732054397" table:style-name="ce49">
            <text:p>83,7%</text:p>
          </table:table-cell>
          <table:table-cell office:value-type="float" office:value="222723" table:style-name="ce7">
            <text:p>222.723</text:p>
          </table:table-cell>
          <table:table-cell office:value-type="percentage" office:value="0.68817280715848272" table:style-name="ce49">
            <text:p>68,8%</text:p>
          </table:table-cell>
          <table:table-cell office:value-type="float" office:value="116688" table:style-name="ce7">
            <text:p>116.688</text:p>
          </table:table-cell>
          <table:table-cell office:value-type="percentage" office:value="0.54056758484587375" table:style-name="ce49">
            <text:p>54,1%</text:p>
          </table:table-cell>
          <table:table-cell office:value-type="float" office:value="86182" table:style-name="ce7">
            <text:p>86.182</text:p>
          </table:table-cell>
          <table:table-cell office:value-type="percentage" office:value="0.48468862655996042" table:style-name="ce49">
            <text:p>48,5%</text:p>
          </table:table-cell>
          <table:table-cell office:value-type="float" office:value="9927" table:style-name="ce7">
            <text:p>9.927</text:p>
          </table:table-cell>
          <table:table-cell office:value-type="percentage" office:value="0.26748760508730329" table:style-name="ce49">
            <text:p>26,7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- La Mancha</text:p>
          </table:table-cell>
          <table:table-cell office:value-type="float" office:value="273617" table:style-name="ce7">
            <text:p>273.617</text:p>
          </table:table-cell>
          <table:table-cell office:value-type="percentage" office:value="0.9274272272462275" table:style-name="ce49">
            <text:p>92,7%</text:p>
          </table:table-cell>
          <table:table-cell office:value-type="float" office:value="208225" table:style-name="ce7">
            <text:p>208.225</text:p>
          </table:table-cell>
          <table:table-cell office:value-type="percentage" office:value="0.93467907369252656" table:style-name="ce49">
            <text:p>93,5%</text:p>
          </table:table-cell>
          <table:table-cell office:value-type="float" office:value="224463" table:style-name="ce7">
            <text:p>224.463</text:p>
          </table:table-cell>
          <table:table-cell office:value-type="percentage" office:value="0.78285935505472204" table:style-name="ce49">
            <text:p>78,3%</text:p>
          </table:table-cell>
          <table:table-cell office:value-type="float" office:value="177945" table:style-name="ce7">
            <text:p>177.945</text:p>
          </table:table-cell>
          <table:table-cell office:value-type="percentage" office:value="0.61968490774984852" table:style-name="ce49">
            <text:p>62,0%</text:p>
          </table:table-cell>
          <table:table-cell office:value-type="float" office:value="91520" table:style-name="ce7">
            <text:p>91.520</text:p>
          </table:table-cell>
          <table:table-cell office:value-type="percentage" office:value="0.44330561058663398" table:style-name="ce49">
            <text:p>44,3%</text:p>
          </table:table-cell>
          <table:table-cell office:value-type="float" office:value="63621" table:style-name="ce7">
            <text:p>63.621</text:p>
          </table:table-cell>
          <table:table-cell office:value-type="percentage" office:value="0.3661239921965368" table:style-name="ce49">
            <text:p>36,6%</text:p>
          </table:table-cell>
          <table:table-cell office:value-type="float" office:value="8134" table:style-name="ce7">
            <text:p>8.134</text:p>
          </table:table-cell>
          <table:table-cell office:value-type="percentage" office:value="0.22157450286025607" table:style-name="ce49">
            <text:p>22,2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taluña</text:p>
          </table:table-cell>
          <table:table-cell office:value-type="float" office:value="973421" table:style-name="ce7">
            <text:p>973.421</text:p>
          </table:table-cell>
          <table:table-cell office:value-type="percentage" office:value="0.9063965972218343" table:style-name="ce49">
            <text:p>90,6%</text:p>
          </table:table-cell>
          <table:table-cell office:value-type="float" office:value="722480" table:style-name="ce7">
            <text:p>722.480</text:p>
          </table:table-cell>
          <table:table-cell office:value-type="percentage" office:value="0.90085686640265739" table:style-name="ce49">
            <text:p>90,1%</text:p>
          </table:table-cell>
          <table:table-cell office:value-type="float" office:value="761310" table:style-name="ce7">
            <text:p>761.310</text:p>
          </table:table-cell>
          <table:table-cell office:value-type="percentage" office:value="0.7325106127491543" table:style-name="ce49">
            <text:p>73,3%</text:p>
          </table:table-cell>
          <table:table-cell office:value-type="float" office:value="643393" table:style-name="ce7">
            <text:p>643.393</text:p>
          </table:table-cell>
          <table:table-cell office:value-type="percentage" office:value="0.55697498865954032" table:style-name="ce49">
            <text:p>55,7%</text:p>
          </table:table-cell>
          <table:table-cell office:value-type="float" office:value="313454" table:style-name="ce7">
            <text:p>313.454</text:p>
          </table:table-cell>
          <table:table-cell office:value-type="percentage" office:value="0.38345905132866348" table:style-name="ce49">
            <text:p>38,3%</text:p>
          </table:table-cell>
          <table:table-cell office:value-type="float" office:value="200345" table:style-name="ce7">
            <text:p>200.345</text:p>
          </table:table-cell>
          <table:table-cell office:value-type="percentage" office:value="0.29373429394981687" table:style-name="ce49">
            <text:p>29,4%</text:p>
          </table:table-cell>
          <table:table-cell office:value-type="float" office:value="22815" table:style-name="ce7">
            <text:p>22.815</text:p>
          </table:table-cell>
          <table:table-cell office:value-type="percentage" office:value="0.16116499367772652" table:style-name="ce49">
            <text:p>16,1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. Valenciana</text:p>
          </table:table-cell>
          <table:table-cell office:value-type="float" office:value="691531" table:style-name="ce7">
            <text:p>691.531</text:p>
          </table:table-cell>
          <table:table-cell office:value-type="percentage" office:value="0.94606766782542795" table:style-name="ce49">
            <text:p>94,6%</text:p>
          </table:table-cell>
          <table:table-cell office:value-type="float" office:value="556591" table:style-name="ce7">
            <text:p>556.591</text:p>
          </table:table-cell>
          <table:table-cell office:value-type="percentage" office:value="0.96058036145742731" table:style-name="ce49">
            <text:p>96,1%</text:p>
          </table:table-cell>
          <table:table-cell office:value-type="float" office:value="595798" table:style-name="ce7">
            <text:p>595.798</text:p>
          </table:table-cell>
          <table:table-cell office:value-type="percentage" office:value="0.812437785165529" table:style-name="ce49">
            <text:p>81,2%</text:p>
          </table:table-cell>
          <table:table-cell office:value-type="float" office:value="507297" table:style-name="ce7">
            <text:p>507.297</text:p>
          </table:table-cell>
          <table:table-cell office:value-type="percentage" office:value="0.65929134533658762" table:style-name="ce49">
            <text:p>65,9%</text:p>
          </table:table-cell>
          <table:table-cell office:value-type="float" office:value="271705" table:style-name="ce7">
            <text:p>271.705</text:p>
          </table:table-cell>
          <table:table-cell office:value-type="percentage" office:value="0.5126925392060111" table:style-name="ce49">
            <text:p>51,3%</text:p>
          </table:table-cell>
          <table:table-cell office:value-type="float" office:value="204280" table:style-name="ce7">
            <text:p>204.280</text:p>
          </table:table-cell>
          <table:table-cell office:value-type="percentage" office:value="0.45695623483094544" table:style-name="ce49">
            <text:p>45,7%</text:p>
          </table:table-cell>
          <table:table-cell office:value-type="float" office:value="41033" table:style-name="ce7">
            <text:p>41.033</text:p>
          </table:table-cell>
          <table:table-cell office:value-type="percentage" office:value="0.43013333892406391" table:style-name="ce49">
            <text:p>43,0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Extremadura</text:p>
          </table:table-cell>
          <table:table-cell office:value-type="float" office:value="154693" table:style-name="ce7">
            <text:p>154.693</text:p>
          </table:table-cell>
          <table:table-cell office:value-type="percentage" office:value="0.8919827476848915" table:style-name="ce49">
            <text:p>89,2%</text:p>
          </table:table-cell>
          <table:table-cell office:value-type="float" office:value="126442" table:style-name="ce7">
            <text:p>126.442</text:p>
          </table:table-cell>
          <table:table-cell office:value-type="percentage" office:value="0.95180813585860102" table:style-name="ce49">
            <text:p>95,2%</text:p>
          </table:table-cell>
          <table:table-cell office:value-type="float" office:value="132041" table:style-name="ce7">
            <text:p>132.041</text:p>
          </table:table-cell>
          <table:table-cell office:value-type="percentage" office:value="0.81736358290259681" table:style-name="ce49">
            <text:p>81,7%</text:p>
          </table:table-cell>
          <table:table-cell office:value-type="float" office:value="101132" table:style-name="ce7">
            <text:p>101.132</text:p>
          </table:table-cell>
          <table:table-cell office:value-type="percentage" office:value="0.6920497625467037" table:style-name="ce49">
            <text:p>69,2%</text:p>
          </table:table-cell>
          <table:table-cell office:value-type="float" office:value="65997" table:style-name="ce7">
            <text:p>65.997</text:p>
          </table:table-cell>
          <table:table-cell office:value-type="percentage" office:value="0.58301236749116603" table:style-name="ce49">
            <text:p>58,3%</text:p>
          </table:table-cell>
          <table:table-cell office:value-type="float" office:value="42972" table:style-name="ce7">
            <text:p>42.972</text:p>
          </table:table-cell>
          <table:table-cell office:value-type="percentage" office:value="0.46015462703188914" table:style-name="ce49">
            <text:p>46,0%</text:p>
          </table:table-cell>
          <table:table-cell office:value-type="float" office:value="4157" table:style-name="ce7">
            <text:p>4.157</text:p>
          </table:table-cell>
          <table:table-cell office:value-type="percentage" office:value="0.21648786584730756" table:style-name="ce49">
            <text:p>21,6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Galicia</text:p>
          </table:table-cell>
          <table:table-cell office:value-type="float" office:value="506726" table:style-name="ce7">
            <text:p>506.726</text:p>
          </table:table-cell>
          <table:table-cell office:value-type="percentage" office:value="0.95038448553959265" table:style-name="ce49">
            <text:p>95,0%</text:p>
          </table:table-cell>
          <table:table-cell office:value-type="float" office:value="336398" table:style-name="ce7">
            <text:p>336.398</text:p>
          </table:table-cell>
          <table:table-cell office:value-type="percentage" office:value="0.96651927447414321" table:style-name="ce49">
            <text:p>96,7%</text:p>
          </table:table-cell>
          <table:table-cell office:value-type="float" office:value="374647" table:style-name="ce7">
            <text:p>374.647</text:p>
          </table:table-cell>
          <table:table-cell office:value-type="percentage" office:value="0.95367881398214049" table:style-name="ce49">
            <text:p>95,4%</text:p>
          </table:table-cell>
          <table:table-cell office:value-type="float" office:value="378003" table:style-name="ce7">
            <text:p>378.003</text:p>
          </table:table-cell>
          <table:table-cell office:value-type="percentage" office:value="0.91937531618476864" table:style-name="ce49">
            <text:p>91,9%</text:p>
          </table:table-cell>
          <table:table-cell office:value-type="float" office:value="188537" table:style-name="ce7">
            <text:p>188.537</text:p>
          </table:table-cell>
          <table:table-cell office:value-type="percentage" office:value="0.70599358926351419" table:style-name="ce49">
            <text:p>70,6%</text:p>
          </table:table-cell>
          <table:table-cell office:value-type="float" office:value="131715" table:style-name="ce7">
            <text:p>131.715</text:p>
          </table:table-cell>
          <table:table-cell office:value-type="percentage" office:value="0.65142882578118044" table:style-name="ce49">
            <text:p>65,1%</text:p>
          </table:table-cell>
          <table:table-cell office:value-type="float" office:value="16207" table:style-name="ce7">
            <text:p>16.207</text:p>
          </table:table-cell>
          <table:table-cell office:value-type="percentage" office:value="0.38909562336446352" table:style-name="ce49">
            <text:p>38,9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La Rioja</text:p>
          </table:table-cell>
          <table:table-cell office:value-type="float" office:value="47549" table:style-name="ce7">
            <text:p>47.549</text:p>
          </table:table-cell>
          <table:table-cell office:value-type="percentage" office:value="0.90485071076519064" table:style-name="ce49">
            <text:p>90,5%</text:p>
          </table:table-cell>
          <table:table-cell office:value-type="float" office:value="34622" table:style-name="ce7">
            <text:p>34.622</text:p>
          </table:table-cell>
          <table:table-cell office:value-type="percentage" office:value="0.85942658557775842" table:style-name="ce49">
            <text:p>85,9%</text:p>
          </table:table-cell>
          <table:table-cell office:value-type="float" office:value="29290" table:style-name="ce7">
            <text:p>29.290</text:p>
          </table:table-cell>
          <table:table-cell office:value-type="percentage" office:value="0.57889951774843862" table:style-name="ce49">
            <text:p>57,9%</text:p>
          </table:table-cell>
          <table:table-cell office:value-type="float" office:value="23945" table:style-name="ce7">
            <text:p>23.945</text:p>
          </table:table-cell>
          <table:table-cell office:value-type="percentage" office:value="0.45219345457292315" table:style-name="ce49">
            <text:p>45,2%</text:p>
          </table:table-cell>
          <table:table-cell office:value-type="float" office:value="13528" table:style-name="ce7">
            <text:p>13.528</text:p>
          </table:table-cell>
          <table:table-cell office:value-type="percentage" office:value="0.42657585217418725" table:style-name="ce49">
            <text:p>42,7%</text:p>
          </table:table-cell>
          <table:table-cell office:value-type="float" office:value="7749" table:style-name="ce7">
            <text:p>7.749</text:p>
          </table:table-cell>
          <table:table-cell office:value-type="percentage" office:value="0.31551302931596092" table:style-name="ce49">
            <text:p>31,6%</text:p>
          </table:table-cell>
          <table:table-cell office:value-type="float" office:value="921" table:style-name="ce7">
            <text:p>921</text:p>
          </table:table-cell>
          <table:table-cell office:value-type="percentage" office:value="0.17347899792804672" table:style-name="ce49">
            <text:p>17,3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adrid</text:p>
          </table:table-cell>
          <table:table-cell office:value-type="float" office:value="827321" table:style-name="ce7">
            <text:p>827.321</text:p>
          </table:table-cell>
          <table:table-cell office:value-type="percentage" office:value="0.93722783358935668" table:style-name="ce49">
            <text:p>93,7%</text:p>
          </table:table-cell>
          <table:table-cell office:value-type="float" office:value="609274" table:style-name="ce7">
            <text:p>609.274</text:p>
          </table:table-cell>
          <table:table-cell office:value-type="percentage" office:value="0.88266680188043722" table:style-name="ce49">
            <text:p>88,3%</text:p>
          </table:table-cell>
          <table:table-cell office:value-type="float" office:value="672843" table:style-name="ce7">
            <text:p>672.843</text:p>
          </table:table-cell>
          <table:table-cell office:value-type="percentage" office:value="0.70098838463133262" table:style-name="ce49">
            <text:p>70,1%</text:p>
          </table:table-cell>
          <table:table-cell office:value-type="float" office:value="555765" table:style-name="ce7">
            <text:p>555.765</text:p>
          </table:table-cell>
          <table:table-cell office:value-type="percentage" office:value="0.52933579318220569" table:style-name="ce49">
            <text:p>52,9%</text:p>
          </table:table-cell>
          <table:table-cell office:value-type="float" office:value="296867" table:style-name="ce7">
            <text:p>296.867</text:p>
          </table:table-cell>
          <table:table-cell office:value-type="percentage" office:value="0.38593551339419202" table:style-name="ce49">
            <text:p>38,6%</text:p>
          </table:table-cell>
          <table:table-cell office:value-type="float" office:value="200463" table:style-name="ce7">
            <text:p>200.463</text:p>
          </table:table-cell>
          <table:table-cell office:value-type="percentage" office:value="0.32119509834710214" table:style-name="ce49">
            <text:p>32,1%</text:p>
          </table:table-cell>
          <table:table-cell office:value-type="float" office:value="19343" table:style-name="ce7">
            <text:p>19.343</text:p>
          </table:table-cell>
          <table:table-cell office:value-type="percentage" office:value="0.15930129134273291" table:style-name="ce49">
            <text:p>15,9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urcia<text:s/></text:p>
          </table:table-cell>
          <table:table-cell office:value-type="float" office:value="160763" table:style-name="ce7">
            <text:p>160.763</text:p>
          </table:table-cell>
          <table:table-cell office:value-type="percentage" office:value="0.87362649306046147" table:style-name="ce49">
            <text:p>87,4%</text:p>
          </table:table-cell>
          <table:table-cell office:value-type="float" office:value="131989" table:style-name="ce7">
            <text:p>131.989</text:p>
          </table:table-cell>
          <table:table-cell office:value-type="percentage" office:value="0.85909644161237197" table:style-name="ce49">
            <text:p>85,9%</text:p>
          </table:table-cell>
          <table:table-cell office:value-type="float" office:value="148547" table:style-name="ce7">
            <text:p>148.547</text:p>
          </table:table-cell>
          <table:table-cell office:value-type="percentage" office:value="0.70221043575271103" table:style-name="ce49">
            <text:p>70,2%</text:p>
          </table:table-cell>
          <table:table-cell office:value-type="float" office:value="125318" table:style-name="ce7">
            <text:p>125.318</text:p>
          </table:table-cell>
          <table:table-cell office:value-type="percentage" office:value="0.5329981838983664" table:style-name="ce49">
            <text:p>53,3%</text:p>
          </table:table-cell>
          <table:table-cell office:value-type="float" office:value="58668" table:style-name="ce7">
            <text:p>58.668</text:p>
          </table:table-cell>
          <table:table-cell office:value-type="percentage" office:value="0.34330253433434954" table:style-name="ce49">
            <text:p>34,3%</text:p>
          </table:table-cell>
          <table:table-cell office:value-type="float" office:value="42999" table:style-name="ce7">
            <text:p>42.999</text:p>
          </table:table-cell>
          <table:table-cell office:value-type="percentage" office:value="0.2971945563749715" table:style-name="ce49">
            <text:p>29,7%</text:p>
          </table:table-cell>
          <table:table-cell office:value-type="float" office:value="4436" table:style-name="ce7">
            <text:p>4.436</text:p>
          </table:table-cell>
          <table:table-cell office:value-type="percentage" office:value="0.14565274494352509" table:style-name="ce49">
            <text:p>14,6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Navarra</text:p>
          </table:table-cell>
          <table:table-cell office:value-type="float" office:value="93014" table:style-name="ce7">
            <text:p>93.014</text:p>
          </table:table-cell>
          <table:table-cell office:value-type="percentage" office:value="0.94709296405661336" table:style-name="ce49">
            <text:p>94,7%</text:p>
          </table:table-cell>
          <table:table-cell office:value-type="float" office:value="70743" table:style-name="ce7">
            <text:p>70.743</text:p>
          </table:table-cell>
          <table:table-cell office:value-type="percentage" office:value="0.97482430756510952" table:style-name="ce49">
            <text:p>97,5%</text:p>
          </table:table-cell>
          <table:table-cell office:value-type="float" office:value="72586" table:style-name="ce7">
            <text:p>72.586</text:p>
          </table:table-cell>
          <table:table-cell office:value-type="percentage" office:value="0.78469654710168424" table:style-name="ce49">
            <text:p>78,5%</text:p>
          </table:table-cell>
          <table:table-cell office:value-type="float" office:value="58992" table:style-name="ce7">
            <text:p>58.992</text:p>
          </table:table-cell>
          <table:table-cell office:value-type="percentage" office:value="0.61242668050869453" table:style-name="ce49">
            <text:p>61,2%</text:p>
          </table:table-cell>
          <table:table-cell office:value-type="float" office:value="28530" table:style-name="ce7">
            <text:p>28.530</text:p>
          </table:table-cell>
          <table:table-cell office:value-type="percentage" office:value="0.43520707802608499" table:style-name="ce49">
            <text:p>43,5%</text:p>
          </table:table-cell>
          <table:table-cell office:value-type="float" office:value="20217" table:style-name="ce7">
            <text:p>20.217</text:p>
          </table:table-cell>
          <table:table-cell office:value-type="percentage" office:value="0.34182094851635808" table:style-name="ce49">
            <text:p>34,2%</text:p>
          </table:table-cell>
          <table:table-cell office:value-type="float" office:value="2259" table:style-name="ce7">
            <text:p>2.259</text:p>
          </table:table-cell>
          <table:table-cell office:value-type="percentage" office:value="0.16981132075471697" table:style-name="ce49">
            <text:p>17,0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País Vasco</text:p>
          </table:table-cell>
          <table:table-cell office:value-type="float" office:value="342584" table:style-name="ce7">
            <text:p>342.584</text:p>
          </table:table-cell>
          <table:table-cell office:value-type="percentage" office:value="0.90931869578604263" table:style-name="ce49">
            <text:p>90,9%</text:p>
          </table:table-cell>
          <table:table-cell office:value-type="float" office:value="250816" table:style-name="ce7">
            <text:p>250.816</text:p>
          </table:table-cell>
          <table:table-cell office:value-type="percentage" office:value="0.90602569798902577" table:style-name="ce49">
            <text:p>90,6%</text:p>
          </table:table-cell>
          <table:table-cell office:value-type="float" office:value="253655" table:style-name="ce7">
            <text:p>253.655</text:p>
          </table:table-cell>
          <table:table-cell office:value-type="percentage" office:value="0.77878755315392767" table:style-name="ce49">
            <text:p>77,9%</text:p>
          </table:table-cell>
          <table:table-cell office:value-type="float" office:value="180081" table:style-name="ce7">
            <text:p>180.081</text:p>
          </table:table-cell>
          <table:table-cell office:value-type="percentage" office:value="0.55570264765784116" table:style-name="ce49">
            <text:p>55,6%</text:p>
          </table:table-cell>
          <table:table-cell office:value-type="float" office:value="74260" table:style-name="ce7">
            <text:p>74.260</text:p>
          </table:table-cell>
          <table:table-cell office:value-type="percentage" office:value="0.35558322160505651" table:style-name="ce49">
            <text:p>35,6%</text:p>
          </table:table-cell>
          <table:table-cell office:value-type="float" office:value="46505" table:style-name="ce7">
            <text:p>46.505</text:p>
          </table:table-cell>
          <table:table-cell office:value-type="percentage" office:value="0.26958170055881464" table:style-name="ce49">
            <text:p>27,0%</text:p>
          </table:table-cell>
          <table:table-cell office:value-type="float" office:value="6895" table:style-name="ce7">
            <text:p>6.895</text:p>
          </table:table-cell>
          <table:table-cell office:value-type="percentage" office:value="0.18026143790849672" table:style-name="ce49">
            <text:p>18,0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euta</text:p>
          </table:table-cell>
          <table:table-cell office:value-type="float" office:value="5495" table:style-name="ce7">
            <text:p>5.495</text:p>
          </table:table-cell>
          <table:table-cell office:value-type="percentage" office:value="0.87527875119464793" table:style-name="ce49">
            <text:p>87,5%</text:p>
          </table:table-cell>
          <table:table-cell office:value-type="float" office:value="6821" table:style-name="ce7">
            <text:p>6.821</text:p>
          </table:table-cell>
          <table:table-cell office:value-type="percentage" office:value="0.89549691479585136" table:style-name="ce49">
            <text:p>89,5%</text:p>
          </table:table-cell>
          <table:table-cell office:value-type="float" office:value="7903" table:style-name="ce7">
            <text:p>7.903</text:p>
          </table:table-cell>
          <table:table-cell office:value-type="percentage" office:value="0.74810677773570622" table:style-name="ce49">
            <text:p>74,8%</text:p>
          </table:table-cell>
          <table:table-cell office:value-type="float" office:value="6865" table:style-name="ce7">
            <text:p>6.865</text:p>
          </table:table-cell>
          <table:table-cell office:value-type="percentage" office:value="0.61819000450247641" table:style-name="ce49">
            <text:p>61,8%</text:p>
          </table:table-cell>
          <table:table-cell office:value-type="float" office:value="4024" table:style-name="ce7">
            <text:p>4.024</text:p>
          </table:table-cell>
          <table:table-cell office:value-type="percentage" office:value="0.43963727739538949" table:style-name="ce49">
            <text:p>44,0%</text:p>
          </table:table-cell>
          <table:table-cell office:value-type="float" office:value="2709" table:style-name="ce7">
            <text:p>2.709</text:p>
          </table:table-cell>
          <table:table-cell office:value-type="percentage" office:value="0.30417695935324501" table:style-name="ce49">
            <text:p>30,4%</text:p>
          </table:table-cell>
          <table:table-cell office:value-type="float" office:value="360" table:style-name="ce7">
            <text:p>360</text:p>
          </table:table-cell>
          <table:table-cell office:value-type="percentage" office:value="0.15985790408525755" table:style-name="ce49">
            <text:p>16,0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elilla</text:p>
          </table:table-cell>
          <table:table-cell office:value-type="float" office:value="4211" table:style-name="ce7">
            <text:p>4.211</text:p>
          </table:table-cell>
          <table:table-cell office:value-type="percentage" office:value="0.7776546629732225" table:style-name="ce49">
            <text:p>77,8%</text:p>
          </table:table-cell>
          <table:table-cell office:value-type="float" office:value="5152" table:style-name="ce7">
            <text:p>5.152</text:p>
          </table:table-cell>
          <table:table-cell office:value-type="percentage" office:value="0.69668695064232589" table:style-name="ce49">
            <text:p>69,7%</text:p>
          </table:table-cell>
          <table:table-cell office:value-type="float" office:value="6344" table:style-name="ce7">
            <text:p>6.344</text:p>
          </table:table-cell>
          <table:table-cell office:value-type="percentage" office:value="0.63243943774299671" table:style-name="ce49">
            <text:p>63,2%</text:p>
          </table:table-cell>
          <table:table-cell office:value-type="float" office:value="5457" table:style-name="ce7">
            <text:p>5.457</text:p>
          </table:table-cell>
          <table:table-cell office:value-type="percentage" office:value="0.52030892448512589" table:style-name="ce49">
            <text:p>52,0%</text:p>
          </table:table-cell>
          <table:table-cell office:value-type="float" office:value="2794" table:style-name="ce7">
            <text:p>2.794</text:p>
          </table:table-cell>
          <table:table-cell office:value-type="percentage" office:value="0.31078976640711903" table:style-name="ce49">
            <text:p>31,1%</text:p>
          </table:table-cell>
          <table:table-cell office:value-type="float" office:value="2116" table:style-name="ce7">
            <text:p>2.116</text:p>
          </table:table-cell>
          <table:table-cell office:value-type="percentage" office:value="0.23391554278133983" table:style-name="ce49">
            <text:p>23,4%</text:p>
          </table:table-cell>
          <table:table-cell office:value-type="float" office:value="416" table:style-name="ce7">
            <text:p>416</text:p>
          </table:table-cell>
          <table:table-cell office:value-type="percentage" office:value="0.1863799283154122" table:style-name="ce49">
            <text:p>18,6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Fuerzas Armadas</text:p>
          </table:table-cell>
          <table:table-cell office:value-type="float" office:value="7" table:style-name="ce7">
            <text:p>7</text:p>
          </table:table-cell>
          <table:table-cell office:value-type="percentage" office:value="0.16666666666666666" table:style-name="ce49">
            <text:p>16,7%</text:p>
          </table:table-cell>
          <table:table-cell office:value-type="float" office:value="2349" table:style-name="ce7">
            <text:p>2.349</text:p>
          </table:table-cell>
          <table:table-cell office:value-type="percentage" office:value="0.62011615628299899" table:style-name="ce49">
            <text:p>62,0%</text:p>
          </table:table-cell>
          <table:table-cell office:value-type="float" office:value="7093" table:style-name="ce7">
            <text:p>7.093</text:p>
          </table:table-cell>
          <table:table-cell office:value-type="percentage" office:value="0.70584137725146778" table:style-name="ce49">
            <text:p>70,6%</text:p>
          </table:table-cell>
          <table:table-cell office:value-type="float" office:value="14453" table:style-name="ce7">
            <text:p>14.453</text:p>
          </table:table-cell>
          <table:table-cell office:value-type="percentage" office:value="0.62131373054767436" table:style-name="ce49">
            <text:p>62,1%</text:p>
          </table:table-cell>
          <table:table-cell office:value-type="float" office:value="13789" table:style-name="ce7">
            <text:p>13.789</text:p>
          </table:table-cell>
          <table:table-cell office:value-type="percentage" office:value="0.41738051275842236" table:style-name="ce49">
            <text:p>41,7%</text:p>
          </table:table-cell>
          <table:table-cell office:value-type="float" office:value="9355" table:style-name="ce7">
            <text:p>9.355</text:p>
          </table:table-cell>
          <table:table-cell office:value-type="percentage" office:value="0.3758235577695645" table:style-name="ce49">
            <text:p>37,6%</text:p>
          </table:table-cell>
          <table:table-cell office:value-type="float" office:value="148" table:style-name="ce7">
            <text:p>148</text:p>
          </table:table-cell>
          <table:table-cell office:value-type="percentage" office:value="0.11229135053110774" table:style-name="ce49">
            <text:p>11,2%</text:p>
          </table:table-cell>
          <table:table-cell table:number-columns-repeated="16369"/>
        </table:table-row>
        <table:table-row table:style-name="ro12">
          <table:table-cell office:value-type="string" table:style-name="ce64">
            <text:p>Sanidad Exterior</text:p>
          </table:table-cell>
          <table:table-cell office:value-type="float" office:value="66" table:style-name="ce7">
            <text:p>66</text:p>
          </table:table-cell>
          <table:table-cell office:value-type="percentage" office:value="0.81481481481481477" table:style-name="ce52">
            <text:p>81,5%</text:p>
          </table:table-cell>
          <table:table-cell office:value-type="float" office:value="276" table:style-name="ce7">
            <text:p>276</text:p>
          </table:table-cell>
          <table:table-cell office:value-type="percentage" office:value="0.89320388349514568" table:style-name="ce52">
            <text:p>89,3%</text:p>
          </table:table-cell>
          <table:table-cell office:value-type="float" office:value="621" table:style-name="ce7">
            <text:p>621</text:p>
          </table:table-cell>
          <table:table-cell office:value-type="percentage" office:value="0.65993623804463342" table:style-name="ce52">
            <text:p>66,0%</text:p>
          </table:table-cell>
          <table:table-cell office:value-type="float" office:value="799" table:style-name="ce7">
            <text:p>799</text:p>
          </table:table-cell>
          <table:table-cell office:value-type="percentage" office:value="0.40806945863125638" table:style-name="ce52">
            <text:p>40,8%</text:p>
          </table:table-cell>
          <table:table-cell office:value-type="float" office:value="921" table:style-name="ce7">
            <text:p>921</text:p>
          </table:table-cell>
          <table:table-cell office:value-type="percentage" office:value="0.37714987714987713" table:style-name="ce52">
            <text:p>37,7%</text:p>
          </table:table-cell>
          <table:table-cell office:value-type="float" office:value="755" table:style-name="ce7">
            <text:p>755</text:p>
          </table:table-cell>
          <table:table-cell office:value-type="percentage" office:value="0.34760589318600366" table:style-name="ce52">
            <text:p>34,8%</text:p>
          </table:table-cell>
          <table:table-cell office:value-type="float" office:value="18" table:style-name="ce7">
            <text:p>18</text:p>
          </table:table-cell>
          <table:table-cell office:value-type="percentage" office:value="0.10404624277456648" table:style-name="ce52">
            <text:p>10,4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Totales</text:p>
          </table:table-cell>
          <table:table-cell office:value-type="float" office:value="6349141" table:style-name="ce66">
            <text:p>6.349.141</text:p>
          </table:table-cell>
          <table:table-cell office:value-type="percentage" office:value="0.92384292661817702" table:style-name="ce67">
            <text:p>92,38%</text:p>
          </table:table-cell>
          <table:table-cell office:value-type="float" office:value="4878390" table:style-name="ce66">
            <text:p>4.878.390</text:p>
          </table:table-cell>
          <table:table-cell office:value-type="percentage" office:value="0.91787500512712061" table:style-name="ce67">
            <text:p>91,79%</text:p>
          </table:table-cell>
          <table:table-cell office:value-type="float" office:value="5154643" table:style-name="ce66">
            <text:p>5.154.643</text:p>
          </table:table-cell>
          <table:table-cell office:value-type="percentage" office:value="0.76152576307063724" table:style-name="ce67">
            <text:p>76,15%</text:p>
          </table:table-cell>
          <table:table-cell office:value-type="float" office:value="4251803" table:style-name="ce66">
            <text:p>4.251.803</text:p>
          </table:table-cell>
          <table:table-cell office:value-type="percentage" office:value="0.59952988587676492" table:style-name="ce67">
            <text:p>59,95%</text:p>
          </table:table-cell>
          <table:table-cell office:value-type="float" office:value="2171702" table:style-name="ce66">
            <text:p>2.171.702</text:p>
          </table:table-cell>
          <table:table-cell office:value-type="percentage" office:value="0.43031702190855936" table:style-name="ce67">
            <text:p>43,03%</text:p>
          </table:table-cell>
          <table:table-cell office:value-type="float" office:value="1489631" table:style-name="ce66">
            <text:p>1.489.631</text:p>
          </table:table-cell>
          <table:table-cell office:value-type="percentage" office:value="0.35881209077159615" table:style-name="ce67">
            <text:p>35,88%</text:p>
          </table:table-cell>
          <table:table-cell office:value-type="float" office:value="191393" table:style-name="ce66">
            <text:p>191.393</text:p>
          </table:table-cell>
          <table:table-cell office:value-type="percentage" office:value="0.22237985355390874" table:style-name="ce67">
            <text:p>22,24%</text:p>
          </table:table-cell>
          <table:table-cell table:number-columns-repeated="16369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8"/>
          <table:table-cell table:style-name="ce1"/>
          <table:table-cell table:style-name="ce68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Pediatrica" table:style-name="ta2">
        <table:table-column table:style-name="co5" table:number-columns-repeated="16384" table:default-cell-style-name="ce1"/>
        <table:table-row table:style-name="ro13">
          <table:table-cell table:style-name="ce72"/>
          <table:table-cell office:value-type="string" table:style-name="ce73">
            <text:p>Población a vacunar de 5 a 11 años</text:p>
          </table:table-cell>
          <table:table-cell office:value-type="string" table:style-name="ce73">
            <text:p>Nº Personas con 1 dosis</text:p>
          </table:table-cell>
          <table:table-cell office:value-type="string" table:style-name="ce73">
            <text:p>% 1ª dosis</text:p>
          </table:table-cell>
          <table:table-cell office:value-type="string" table:style-name="ce73">
            <text:p>Nº Personas con pauta completa</text:p>
          </table:table-cell>
          <table:table-cell office:value-type="string" table:style-name="ce74">
            <text:p><text:s/>% PC</text:p>
          </table:table-cell>
          <table:table-cell office:value-type="string" table:style-name="ce75">
            <text:p>Fecha de la última</text:p>
            <text:p><text:s/>vacuna registrada<text:s/><text:span text:style-name="T2">(2)</text:span></text:p>
          </table:table-cell>
          <table:table-cell table:number-columns-repeated="16377"/>
        </table:table-row>
        <table:table-row table:style-name="ro14">
          <table:table-cell office:value-type="string" table:style-name="ce76">
            <text:p>Andalucía</text:p>
          </table:table-cell>
          <table:table-cell office:value-type="float" office:value="728275" table:style-name="ce8">
            <text:p>728.275</text:p>
          </table:table-cell>
          <table:table-cell office:value-type="float" office:value="437851" table:style-name="ce8">
            <text:p>437.851</text:p>
          </table:table-cell>
          <table:table-cell office:value-type="percentage" office:value="0.60121657340976964" table:style-name="ce77">
            <text:p>60,1%</text:p>
          </table:table-cell>
          <table:table-cell office:value-type="float" office:value="315586" table:style-name="ce8">
            <text:p>315.586</text:p>
          </table:table-cell>
          <table:table-cell office:value-type="percentage" office:value="0.43333356218461433" table:style-name="ce77">
            <text:p>43,3%</text:p>
          </table:table-cell>
          <table:table-cell office:value-type="date" office:date-value="2022-03-30T00:00:00" table:style-name="ce11">
            <text:p>3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103760" table:style-name="ce8">
            <text:p>103.760</text:p>
          </table:table-cell>
          <table:table-cell office:value-type="float" office:value="53318" table:style-name="ce8">
            <text:p>53.318</text:p>
          </table:table-cell>
          <table:table-cell office:value-type="percentage" office:value="0.51385890516576715" table:style-name="ce77">
            <text:p>51,4%</text:p>
          </table:table-cell>
          <table:table-cell office:value-type="float" office:value="38366" table:style-name="ce8">
            <text:p>38.366</text:p>
          </table:table-cell>
          <table:table-cell office:value-type="percentage" office:value="0.36975713184271397" table:style-name="ce77">
            <text:p>37,0%</text:p>
          </table:table-cell>
          <table:table-cell office:value-type="date" office:date-value="2022-03-30T00:00:00" table:style-name="ce11">
            <text:p>3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62179" table:style-name="ce8">
            <text:p>62.179</text:p>
          </table:table-cell>
          <table:table-cell office:value-type="float" office:value="42085" table:style-name="ce8">
            <text:p>42.085</text:p>
          </table:table-cell>
          <table:table-cell office:value-type="percentage" office:value="0.676836230881809" table:style-name="ce77">
            <text:p>67,7%</text:p>
          </table:table-cell>
          <table:table-cell office:value-type="float" office:value="31492" table:style-name="ce8">
            <text:p>31.492</text:p>
          </table:table-cell>
          <table:table-cell office:value-type="percentage" office:value="0.50647324659450943" table:style-name="ce77">
            <text:p>50,6%</text:p>
          </table:table-cell>
          <table:table-cell office:value-type="date" office:date-value="2022-03-30T00:00:00" table:style-name="ce11">
            <text:p>3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97822" table:style-name="ce8">
            <text:p>97.822</text:p>
          </table:table-cell>
          <table:table-cell office:value-type="float" office:value="33117" table:style-name="ce8">
            <text:p>33.117</text:p>
          </table:table-cell>
          <table:table-cell office:value-type="percentage" office:value="0.33854347692748055" table:style-name="ce77">
            <text:p>33,9%</text:p>
          </table:table-cell>
          <table:table-cell office:value-type="float" office:value="23389" table:style-name="ce8">
            <text:p>23.389</text:p>
          </table:table-cell>
          <table:table-cell office:value-type="percentage" office:value="0.23909754451963772" table:style-name="ce77">
            <text:p>23,9%</text:p>
          </table:table-cell>
          <table:table-cell office:value-type="date" office:date-value="2022-03-30T00:00:00" table:style-name="ce11">
            <text:p>3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56104" table:style-name="ce8">
            <text:p>156.104</text:p>
          </table:table-cell>
          <table:table-cell office:value-type="float" office:value="78630" table:style-name="ce8">
            <text:p>78.630</text:p>
          </table:table-cell>
          <table:table-cell office:value-type="percentage" office:value="0.50370265976528472" table:style-name="ce77">
            <text:p>50,4%</text:p>
          </table:table-cell>
          <table:table-cell office:value-type="float" office:value="52998" table:style-name="ce8">
            <text:p>52.998</text:p>
          </table:table-cell>
          <table:table-cell office:value-type="percentage" office:value="0.33950443294214111" table:style-name="ce77">
            <text:p>34,0%</text:p>
          </table:table-cell>
          <table:table-cell office:value-type="date" office:date-value="2022-03-29T00:00:00" table:style-name="ce11">
            <text:p>29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42931" table:style-name="ce8">
            <text:p>42.931</text:p>
          </table:table-cell>
          <table:table-cell office:value-type="float" office:value="25434" table:style-name="ce8">
            <text:p>25.434</text:p>
          </table:table-cell>
          <table:table-cell office:value-type="percentage" office:value="0.59243903007151011" table:style-name="ce77">
            <text:p>59,2%</text:p>
          </table:table-cell>
          <table:table-cell office:value-type="float" office:value="19520" table:style-name="ce8">
            <text:p>19.520</text:p>
          </table:table-cell>
          <table:table-cell office:value-type="percentage" office:value="0.45468309613100089" table:style-name="ce77">
            <text:p>45,5%</text:p>
          </table:table-cell>
          <table:table-cell office:value-type="date" office:date-value="2022-03-30T00:00:00" table:style-name="ce11">
            <text:p>3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y Leon<text:s/></text:p>
          </table:table-cell>
          <table:table-cell office:value-type="float" office:value="158747" table:style-name="ce8">
            <text:p>158.747</text:p>
          </table:table-cell>
          <table:table-cell office:value-type="float" office:value="102113" table:style-name="ce8">
            <text:p>102.113</text:p>
          </table:table-cell>
          <table:table-cell office:value-type="percentage" office:value="0.64324365184853882" table:style-name="ce77">
            <text:p>64,3%</text:p>
          </table:table-cell>
          <table:table-cell office:value-type="float" office:value="84326" table:style-name="ce8">
            <text:p>84.326</text:p>
          </table:table-cell>
          <table:table-cell office:value-type="percentage" office:value="0.53119743995162116" table:style-name="ce77">
            <text:p>53,1%</text:p>
          </table:table-cell>
          <table:table-cell office:value-type="date" office:date-value="2022-03-30T00:00:00" table:style-name="ce11">
            <text:p>3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- La Mancha</text:p>
          </table:table-cell>
          <table:table-cell office:value-type="float" office:value="171326" table:style-name="ce8">
            <text:p>171.326</text:p>
          </table:table-cell>
          <table:table-cell office:value-type="float" office:value="101881" table:style-name="ce8">
            <text:p>101.881</text:p>
          </table:table-cell>
          <table:table-cell office:value-type="percentage" office:value="0.59466163921412973" table:style-name="ce77">
            <text:p>59,5%</text:p>
          </table:table-cell>
          <table:table-cell office:value-type="float" office:value="76446" table:style-name="ce8">
            <text:p>76.446</text:p>
          </table:table-cell>
          <table:table-cell office:value-type="percentage" office:value="0.44620197751654739" table:style-name="ce77">
            <text:p>44,6%</text:p>
          </table:table-cell>
          <table:table-cell office:value-type="date" office:date-value="2022-03-30T00:00:00" table:style-name="ce11">
            <text:p>3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648162" table:style-name="ce8">
            <text:p>648.162</text:p>
          </table:table-cell>
          <table:table-cell office:value-type="float" office:value="253366" table:style-name="ce8">
            <text:p>253.366</text:p>
          </table:table-cell>
          <table:table-cell office:value-type="percentage" office:value="0.39089918878305113" table:style-name="ce77">
            <text:p>39,1%</text:p>
          </table:table-cell>
          <table:table-cell office:value-type="float" office:value="172621" table:style-name="ce8">
            <text:p>172.621</text:p>
          </table:table-cell>
          <table:table-cell office:value-type="percentage" office:value="0.26632385113598145" table:style-name="ce77">
            <text:p>26,6%</text:p>
          </table:table-cell>
          <table:table-cell office:value-type="date" office:date-value="2022-03-30T00:00:00" table:style-name="ce11">
            <text:p>3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410244" table:style-name="ce8">
            <text:p>410.244</text:p>
          </table:table-cell>
          <table:table-cell office:value-type="float" office:value="254888" table:style-name="ce8">
            <text:p>254.888</text:p>
          </table:table-cell>
          <table:table-cell office:value-type="percentage" office:value="0.62130829457591097" table:style-name="ce77">
            <text:p>62,1%</text:p>
          </table:table-cell>
          <table:table-cell office:value-type="float" office:value="167694" table:style-name="ce8">
            <text:p>167.694</text:p>
          </table:table-cell>
          <table:table-cell office:value-type="percentage" office:value="0.40876649018632816" table:style-name="ce77">
            <text:p>40,9%</text:p>
          </table:table-cell>
          <table:table-cell office:value-type="date" office:date-value="2022-03-30T00:00:00" table:style-name="ce11">
            <text:p>3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78583" table:style-name="ce8">
            <text:p>78.583</text:p>
          </table:table-cell>
          <table:table-cell office:value-type="float" office:value="57542" table:style-name="ce8">
            <text:p>57.542</text:p>
          </table:table-cell>
          <table:table-cell office:value-type="percentage" office:value="0.73224488757110318" table:style-name="ce77">
            <text:p>73,2%</text:p>
          </table:table-cell>
          <table:table-cell office:value-type="float" office:value="41387" table:style-name="ce8">
            <text:p>41.387</text:p>
          </table:table-cell>
          <table:table-cell office:value-type="percentage" office:value="0.52666607281473088" table:style-name="ce77">
            <text:p>52,7%</text:p>
          </table:table-cell>
          <table:table-cell office:value-type="date" office:date-value="2022-03-30T00:00:00" table:style-name="ce11">
            <text:p>3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Galicia</text:p>
          </table:table-cell>
          <table:table-cell office:value-type="float" office:value="177577" table:style-name="ce8">
            <text:p>177.577</text:p>
          </table:table-cell>
          <table:table-cell office:value-type="float" office:value="133333" table:style-name="ce8">
            <text:p>133.333</text:p>
          </table:table-cell>
          <table:table-cell office:value-type="percentage" office:value="0.75084611182754524" table:style-name="ce77">
            <text:p>75,1%</text:p>
          </table:table-cell>
          <table:table-cell office:value-type="float" office:value="97868" table:style-name="ce8">
            <text:p>97.868</text:p>
          </table:table-cell>
          <table:table-cell office:value-type="percentage" office:value="0.5511299323673674" table:style-name="ce77">
            <text:p>55,1%</text:p>
          </table:table-cell>
          <table:table-cell office:value-type="date" office:date-value="2022-03-30T00:00:00" table:style-name="ce11">
            <text:p>3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5397" table:style-name="ce8">
            <text:p>25.397</text:p>
          </table:table-cell>
          <table:table-cell office:value-type="float" office:value="16521" table:style-name="ce8">
            <text:p>16.521</text:p>
          </table:table-cell>
          <table:table-cell office:value-type="percentage" office:value="0.65050990274441867" table:style-name="ce77">
            <text:p>65,1%</text:p>
          </table:table-cell>
          <table:table-cell office:value-type="float" office:value="12252" table:style-name="ce8">
            <text:p>12.252</text:p>
          </table:table-cell>
          <table:table-cell office:value-type="percentage" office:value="0.48241918336811435" table:style-name="ce77">
            <text:p>48,2%</text:p>
          </table:table-cell>
          <table:table-cell office:value-type="date" office:date-value="2022-03-30T00:00:00" table:style-name="ce11">
            <text:p>3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567425" table:style-name="ce8">
            <text:p>567.425</text:p>
          </table:table-cell>
          <table:table-cell office:value-type="float" office:value="255518" table:style-name="ce8">
            <text:p>255.518</text:p>
          </table:table-cell>
          <table:table-cell office:value-type="percentage" office:value="0.45031149491122174" table:style-name="ce77">
            <text:p>45,0%</text:p>
          </table:table-cell>
          <table:table-cell office:value-type="float" office:value="191370" table:style-name="ce8">
            <text:p>191.370</text:p>
          </table:table-cell>
          <table:table-cell office:value-type="percentage" office:value="0.33726043089395075" table:style-name="ce77">
            <text:p>33,7%</text:p>
          </table:table-cell>
          <table:table-cell office:value-type="date" office:date-value="2022-03-30T00:00:00" table:style-name="ce11">
            <text:p>3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urcia<text:s/></text:p>
          </table:table-cell>
          <table:table-cell office:value-type="float" office:value="139748" table:style-name="ce8">
            <text:p>139.748</text:p>
          </table:table-cell>
          <table:table-cell office:value-type="float" office:value="70258" table:style-name="ce8">
            <text:p>70.258</text:p>
          </table:table-cell>
          <table:table-cell office:value-type="percentage" office:value="0.50274780318859658" table:style-name="ce77">
            <text:p>50,3%</text:p>
          </table:table-cell>
          <table:table-cell office:value-type="float" office:value="45344" table:style-name="ce8">
            <text:p>45.344</text:p>
          </table:table-cell>
          <table:table-cell office:value-type="percentage" office:value="0.3244697598534505" table:style-name="ce77">
            <text:p>32,4%</text:p>
          </table:table-cell>
          <table:table-cell office:value-type="date" office:date-value="2022-03-30T00:00:00" table:style-name="ce11">
            <text:p>3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Navarra</text:p>
          </table:table-cell>
          <table:table-cell office:value-type="float" office:value="56431" table:style-name="ce8">
            <text:p>56.431</text:p>
          </table:table-cell>
          <table:table-cell office:value-type="float" office:value="28818" table:style-name="ce8">
            <text:p>28.818</text:p>
          </table:table-cell>
          <table:table-cell office:value-type="percentage" office:value="0.51067675568393256" table:style-name="ce77">
            <text:p>51,1%</text:p>
          </table:table-cell>
          <table:table-cell office:value-type="float" office:value="22919" table:style-name="ce8">
            <text:p>22.919</text:p>
          </table:table-cell>
          <table:table-cell office:value-type="percentage" office:value="0.40614201414116352" table:style-name="ce77">
            <text:p>40,6%</text:p>
          </table:table-cell>
          <table:table-cell office:value-type="date" office:date-value="2022-03-30T00:00:00" table:style-name="ce11">
            <text:p>3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70178" table:style-name="ce8">
            <text:p>170.178</text:p>
          </table:table-cell>
          <table:table-cell office:value-type="float" office:value="84283" table:style-name="ce8">
            <text:p>84.283</text:p>
          </table:table-cell>
          <table:table-cell office:value-type="percentage" office:value="0.49526378262760168" table:style-name="ce77">
            <text:p>49,5%</text:p>
          </table:table-cell>
          <table:table-cell office:value-type="float" office:value="59861" table:style-name="ce8">
            <text:p>59.861</text:p>
          </table:table-cell>
          <table:table-cell office:value-type="percentage" office:value="0.35175522100389006" table:style-name="ce77">
            <text:p>35,2%</text:p>
          </table:table-cell>
          <table:table-cell office:value-type="date" office:date-value="2022-03-30T00:00:00" table:style-name="ce11">
            <text:p>3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9201" table:style-name="ce8">
            <text:p>9.201</text:p>
          </table:table-cell>
          <table:table-cell office:value-type="float" office:value="3106" table:style-name="ce8">
            <text:p>3.106</text:p>
          </table:table-cell>
          <table:table-cell office:value-type="percentage" office:value="0.33757200304314749" table:style-name="ce77">
            <text:p>33,8%</text:p>
          </table:table-cell>
          <table:table-cell office:value-type="float" office:value="2004" table:style-name="ce8">
            <text:p>2.004</text:p>
          </table:table-cell>
          <table:table-cell office:value-type="percentage" office:value="0.21780241278121942" table:style-name="ce77">
            <text:p>21,8%</text:p>
          </table:table-cell>
          <table:table-cell office:value-type="date" office:date-value="2022-03-30T00:00:00" table:style-name="ce11">
            <text:p>3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11074" table:style-name="ce8">
            <text:p>11.074</text:p>
          </table:table-cell>
          <table:table-cell office:value-type="float" office:value="3547" table:style-name="ce8">
            <text:p>3.547</text:p>
          </table:table-cell>
          <table:table-cell office:value-type="percentage" office:value="0.3202998013364638" table:style-name="ce77">
            <text:p>32,0%</text:p>
          </table:table-cell>
          <table:table-cell office:value-type="float" office:value="1743" table:style-name="ce8">
            <text:p>1.743</text:p>
          </table:table-cell>
          <table:table-cell office:value-type="percentage" office:value="0.15739570164348926" table:style-name="ce77">
            <text:p>15,7%</text:p>
          </table:table-cell>
          <table:table-cell office:value-type="date" office:date-value="2022-03-30T00:00:00" table:style-name="ce11">
            <text:p>30/03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Min. Defensa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3-30T00:00:00" table:style-name="ce11">
            <text:p>30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Sanidad Exterior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3-29T00:00:00" table:style-name="ce11">
            <text:p>29/03/2022</text:p>
          </table:table-cell>
          <table:table-cell table:number-columns-repeated="16377"/>
        </table:table-row>
        <table:table-row table:style-name="ro5">
          <table:table-cell office:value-type="string" table:style-name="ce81">
            <text:p>Totales</text:p>
          </table:table-cell>
          <table:table-cell office:value-type="float" office:value="3815164" table:style-name="ce82">
            <text:p>3.815.164</text:p>
          </table:table-cell>
          <table:table-cell office:value-type="float" office:value="2035609" table:style-name="ce82">
            <text:p>2.035.609</text:p>
          </table:table-cell>
          <table:table-cell office:value-type="percentage" office:value="0.53355740408538144" table:style-name="ce83">
            <text:p>53,4%</text:p>
          </table:table-cell>
          <table:table-cell office:value-type="float" office:value="1457186" table:style-name="ce82">
            <text:p>1.457.186</text:p>
          </table:table-cell>
          <table:table-cell office:value-type="percentage" office:value="0.38194583509385177" table:style-name="ce83">
            <text:p>38,2%</text:p>
          </table:table-cell>
          <table:table-cell table:style-name="ce82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3-31T14:05:55Z</dc:date>
  </office:meta>
</office:document-meta>
</file>